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D3_20_5kHz">
      <style:table-properties table:display="true" style:writing-mode="lr-tb"/>
    </style:style>
    <style:style style:name="ta2" style:family="table" style:master-page-name="PageStyle_5f_D3_20_10kHz">
      <style:table-properties table:display="true" style:writing-mode="lr-tb"/>
    </style:style>
    <style:style style:name="ta3" style:family="table" style:master-page-name="PageStyle_5f_D3_20_30kHz">
      <style:table-properties table:display="true" style:writing-mode="lr-tb"/>
    </style:style>
    <style:style style:name="ta4" style:family="table" style:master-page-name="PageStyle_5f_D3_20_60kHz">
      <style:table-properties table:display="true" style:writing-mode="lr-tb"/>
    </style:style>
    <style:style style:name="ta5" style:family="table" style:master-page-name="PageStyle_5f_D3_20_100_20_kHz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3">
      <style:table-cell-properties style:rotation-align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3 5kHz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Diode 3</text:p>
          </table:table-cell>
          <table:table-cell/>
          <table:table-cell table:style-name="ce1" office:value-type="string" calcext:value-type="string">
            <text:p>Freq:</text:p>
          </table:table-cell>
          <table:table-cell table:style-name="ce2" office:value-type="string" calcext:value-type="string">
            <text:p>5 kHz</text:p>
          </table:table-cell>
          <table:table-cell table:style-name="ce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Voltage (-V)</text:p>
          </table:table-cell>
          <table:table-cell table:style-name="ce1" office:value-type="string" calcext:value-type="string">
            <text:p>C (pF)</text:p>
          </table:table-cell>
          <table:table-cell table:style-name="ce1" table:number-columns-repeated="2"/>
          <table:table-cell table:style-name="ce1" office:value-type="string" calcext:value-type="string">
            <text:p>C Av. (pF)</text:p>
          </table:table-cell>
          <table:table-cell table:style-name="ce1" office:value-type="string" calcext:value-type="string">
            <text:p>ln(V)</text:p>
          </table:table-cell>
          <table:table-cell table:style-name="ce1" office:value-type="string" calcext:value-type="string">
            <text:p>ln( C )</text:p>
          </table:table-cell>
          <table:table-cell table:style-name="ce1" office:value-type="string" calcext:value-type="string">
            <text:p>Err C (pF)</text:p>
          </table:table-cell>
          <table:table-cell table:style-name="ce4" office:value-type="string" calcext:value-type="string">
            <text:p>eln(V)</text:p>
          </table:table-cell>
          <table:table-cell table:style-name="ce4" office:value-type="string" calcext:value-type="string">
            <text:p>eln( C )</text:p>
          </table:table-cell>
          <table:table-cell table:number-columns-repeated="101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7.122" calcext:value-type="float">
            <text:p>57.122</text:p>
          </table:table-cell>
          <table:table-cell table:style-name="ce2" office:value-type="float" office:value="57.1" calcext:value-type="float">
            <text:p>57.1</text:p>
          </table:table-cell>
          <table:table-cell table:style-name="ce2" office:value-type="float" office:value="57.108" calcext:value-type="float">
            <text:p>57.108</text:p>
          </table:table-cell>
          <table:table-cell table:style-name="ce2" table:formula="of:=AVERAGE([.B4:.D4])" office:value-type="float" office:value="57.11" calcext:value-type="float">
            <text:p>57.11</text:p>
          </table:table-cell>
          <table:table-cell table:formula="of:=LN([.A4])" office:value-type="float" office:value="0" calcext:value-type="float">
            <text:p>0</text:p>
          </table:table-cell>
          <table:table-cell table:formula="of:=LN([.E4])" office:value-type="float" office:value="4.04497923267677" calcext:value-type="float">
            <text:p>4.04497923267677</text:p>
          </table:table-cell>
          <table:table-cell table:formula="of:=SQRT(((MAX([.B4:.D4])-MIN([.B4:.D4]))/2)^2+0.00005^2)+0.051" office:value-type="float" office:value="0.0620001136357759" calcext:value-type="float">
            <text:p>0.062000113635776</text:p>
          </table:table-cell>
          <table:table-cell table:formula="of:=0.05/[.A4]" office:value-type="float" office:value="0.05" calcext:value-type="float">
            <text:p>0.05</text:p>
          </table:table-cell>
          <table:table-cell table:formula="of:=[.H4]/[.E4]" office:value-type="float" office:value="0.00108562622370471" calcext:value-type="float">
            <text:p>0.001085626223705</text:p>
          </table:table-cell>
          <table:table-cell table:number-columns-repeated="101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22.368" calcext:value-type="float">
            <text:p>22.368</text:p>
          </table:table-cell>
          <table:table-cell table:style-name="ce2" office:value-type="float" office:value="22.377" calcext:value-type="float">
            <text:p>22.377</text:p>
          </table:table-cell>
          <table:table-cell table:style-name="ce2" office:value-type="float" office:value="22.381" calcext:value-type="float">
            <text:p>22.381</text:p>
          </table:table-cell>
          <table:table-cell table:style-name="ce2" table:formula="of:=AVERAGE([.B5:.D5])" office:value-type="float" office:value="22.3753333333333" calcext:value-type="float">
            <text:p>22.3753333333333</text:p>
          </table:table-cell>
          <table:table-cell table:formula="of:=LN([.A5])" office:value-type="float" office:value="1.6094379124341" calcext:value-type="float">
            <text:p>1.6094379124341</text:p>
          </table:table-cell>
          <table:table-cell table:formula="of:=LN([.E5])" office:value-type="float" office:value="3.10795916162909" calcext:value-type="float">
            <text:p>3.10795916162909</text:p>
          </table:table-cell>
          <table:table-cell table:formula="of:=SQRT(((MAX([.B5:.D5])-MIN([.B5:.D5]))/2)^2+0.00005^2)+0.051" office:value-type="float" office:value="0.0575001923048484" calcext:value-type="float">
            <text:p>0.057500192304849</text:p>
          </table:table-cell>
          <table:table-cell table:formula="of:=0.05/[.A5]" office:value-type="float" office:value="0.01" calcext:value-type="float">
            <text:p>0.01</text:p>
          </table:table-cell>
          <table:table-cell table:formula="of:=[.H5]/[.E5]" office:value-type="float" office:value="0.00256980271302543" calcext:value-type="float">
            <text:p>0.002569802713025</text:p>
          </table:table-cell>
          <table:table-cell table:number-columns-repeated="1014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.7665" calcext:value-type="float">
            <text:p>17.7665</text:p>
          </table:table-cell>
          <table:table-cell table:style-name="ce2" office:value-type="float" office:value="17.777" calcext:value-type="float">
            <text:p>17.777</text:p>
          </table:table-cell>
          <table:table-cell table:style-name="ce2" office:value-type="float" office:value="17.7865" calcext:value-type="float">
            <text:p>17.7865</text:p>
          </table:table-cell>
          <table:table-cell table:style-name="ce2" table:formula="of:=AVERAGE([.B6:.D6])" office:value-type="float" office:value="17.7766666666667" calcext:value-type="float">
            <text:p>17.7766666666667</text:p>
          </table:table-cell>
          <table:table-cell table:formula="of:=LN([.A6])" office:value-type="float" office:value="2.30258509299405" calcext:value-type="float">
            <text:p>2.30258509299405</text:p>
          </table:table-cell>
          <table:table-cell table:formula="of:=LN([.E6])" office:value-type="float" office:value="2.8778867359444" calcext:value-type="float">
            <text:p>2.8778867359444</text:p>
          </table:table-cell>
          <table:table-cell table:formula="of:=SQRT(((MAX([.B6:.D6])-MIN([.B6:.D6]))/2)^2+0.00005^2)+0.051" office:value-type="float" office:value="0.0610001249992185" calcext:value-type="float">
            <text:p>0.061000124999219</text:p>
          </table:table-cell>
          <table:table-cell table:formula="of:=0.05/[.A6]" office:value-type="float" office:value="0.005" calcext:value-type="float">
            <text:p>0.005</text:p>
          </table:table-cell>
          <table:table-cell table:formula="of:=[.H6]/[.E6]" office:value-type="float" office:value="0.00343147149817468" calcext:value-type="float">
            <text:p>0.003431471498175</text:p>
          </table:table-cell>
          <table:table-cell table:number-columns-repeated="1014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5.2995" calcext:value-type="float">
            <text:p>15.2995</text:p>
          </table:table-cell>
          <table:table-cell table:style-name="ce2" office:value-type="float" office:value="15.3165" calcext:value-type="float">
            <text:p>15.3165</text:p>
          </table:table-cell>
          <table:table-cell table:style-name="ce2" office:value-type="float" office:value="15.324" calcext:value-type="float">
            <text:p>15.324</text:p>
          </table:table-cell>
          <table:table-cell table:style-name="ce2" table:formula="of:=AVERAGE([.B7:.D7])" office:value-type="float" office:value="15.3133333333333" calcext:value-type="float">
            <text:p>15.3133333333333</text:p>
          </table:table-cell>
          <table:table-cell table:formula="of:=LN([.A7])" office:value-type="float" office:value="2.70805020110221" calcext:value-type="float">
            <text:p>2.70805020110221</text:p>
          </table:table-cell>
          <table:table-cell table:formula="of:=LN([.E7])" office:value-type="float" office:value="2.72872390859284" calcext:value-type="float">
            <text:p>2.72872390859284</text:p>
          </table:table-cell>
          <table:table-cell table:formula="of:=SQRT(((MAX([.B7:.D7])-MIN([.B7:.D7]))/2)^2+0.00005^2)+0.051" office:value-type="float" office:value="0.0632501020403912" calcext:value-type="float">
            <text:p>0.063250102040391</text:p>
          </table:table-cell>
          <table:table-cell table:formula="of:=0.05/[.A7]" office:value-type="float" office:value="0.00333333333333333" calcext:value-type="float">
            <text:p>0.003333333333333</text:p>
          </table:table-cell>
          <table:table-cell table:formula="of:=[.H7]/[.E7]" office:value-type="float" office:value="0.00413039412540648" calcext:value-type="float">
            <text:p>0.004130394125406</text:p>
          </table:table-cell>
          <table:table-cell table:number-columns-repeated="1014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.2905" calcext:value-type="float">
            <text:p>14.2905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14.2265" calcext:value-type="float">
            <text:p>14.2265</text:p>
          </table:table-cell>
          <table:table-cell table:style-name="ce2" table:formula="of:=AVERAGE([.B8:.D8])" office:value-type="float" office:value="14.239" calcext:value-type="float">
            <text:p>14.239</text:p>
          </table:table-cell>
          <table:table-cell table:formula="of:=LN([.A8])" office:value-type="float" office:value="2.99573227355399" calcext:value-type="float">
            <text:p>2.99573227355399</text:p>
          </table:table-cell>
          <table:table-cell table:formula="of:=LN([.E8])" office:value-type="float" office:value="2.65598467879886" calcext:value-type="float">
            <text:p>2.65598467879886</text:p>
          </table:table-cell>
          <table:table-cell table:formula="of:=SQRT(((MAX([.B8:.D8])-MIN([.B8:.D8]))/2)^2+0.00005^2)+0.051" office:value-type="float" office:value="0.0962500276243012" calcext:value-type="float">
            <text:p>0.096250027624301</text:p>
          </table:table-cell>
          <table:table-cell table:formula="of:=0.05/[.A8]" office:value-type="float" office:value="0.0025" calcext:value-type="float">
            <text:p>0.0025</text:p>
          </table:table-cell>
          <table:table-cell table:formula="of:=[.H8]/[.E8]" office:value-type="float" office:value="0.00675960584481362" calcext:value-type="float">
            <text:p>0.006759605844814</text:p>
          </table:table-cell>
          <table:table-cell table:number-columns-repeated="3"/>
          <table:table-cell>
            <draw:frame table:end-cell-address="'D3 5kHz'.AB38" table:end-x="41.47pt" table:end-y="4.51pt" draw:z-index="0" draw:name="Chart 1" draw:style-name="gr1" draw:text-style-name="P1" svg:width="671.07pt" svg:height="440.99pt" svg:x="45.18pt" svg:y="19.53pt">
              <loext:p draw:notify-on-update-of-ranges="'D3 5kHz'.F4:'D3 5kHz'.F26 'D3 5kHz'.G1:'D3 5kHz'.G2 'D3 5kHz'.G4:'D3 5kHz'.G26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2.2775" calcext:value-type="float">
            <text:p>12.2775</text:p>
          </table:table-cell>
          <table:table-cell office:value-type="float" office:value="12.274" calcext:value-type="float">
            <text:p>12.274</text:p>
          </table:table-cell>
          <table:table-cell office:value-type="float" office:value="12.2795" calcext:value-type="float">
            <text:p>12.2795</text:p>
          </table:table-cell>
          <table:table-cell table:formula="of:=AVERAGE([.B9:.D9])" office:value-type="float" office:value="12.277" calcext:value-type="float">
            <text:p>12.277</text:p>
          </table:table-cell>
          <table:table-cell table:formula="of:=LN([.A9])" office:value-type="float" office:value="3.40119738166216" calcext:value-type="float">
            <text:p>3.40119738166216</text:p>
          </table:table-cell>
          <table:table-cell table:formula="of:=LN([.E9])" office:value-type="float" office:value="2.5077275931987" calcext:value-type="float">
            <text:p>2.5077275931987</text:p>
          </table:table-cell>
          <table:table-cell table:formula="of:=SQRT(((MAX([.B9:.D9])-MIN([.B9:.D9]))/2)^2+0.00005^2)+0.051" office:value-type="float" office:value="0.0537504545078957" calcext:value-type="float">
            <text:p>0.053750454507896</text:p>
          </table:table-cell>
          <table:table-cell table:formula="of:=0.05/[.A9]" office:value-type="float" office:value="0.00166666666666667" calcext:value-type="float">
            <text:p>0.001666666666667</text:p>
          </table:table-cell>
          <table:table-cell table:formula="of:=[.H9]/[.E9]" office:value-type="float" office:value="0.00437814242142997" calcext:value-type="float">
            <text:p>0.00437814242143</text:p>
          </table:table-cell>
          <table:table-cell table:number-columns-repeated="101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1.1845" calcext:value-type="float">
            <text:p>11.1845</text:p>
          </table:table-cell>
          <table:table-cell office:value-type="float" office:value="11.1875" calcext:value-type="float">
            <text:p>11.1875</text:p>
          </table:table-cell>
          <table:table-cell office:value-type="float" office:value="11.192" calcext:value-type="float">
            <text:p>11.192</text:p>
          </table:table-cell>
          <table:table-cell table:formula="of:=AVERAGE([.B10:.D10])" office:value-type="float" office:value="11.188" calcext:value-type="float">
            <text:p>11.188</text:p>
          </table:table-cell>
          <table:table-cell table:formula="of:=LN([.A10])" office:value-type="float" office:value="3.68887945411394" calcext:value-type="float">
            <text:p>3.68887945411394</text:p>
          </table:table-cell>
          <table:table-cell table:formula="of:=LN([.E10])" office:value-type="float" office:value="2.41484177533971" calcext:value-type="float">
            <text:p>2.41484177533971</text:p>
          </table:table-cell>
          <table:table-cell table:formula="of:=SQRT(((MAX([.B10:.D10])-MIN([.B10:.D10]))/2)^2+0.00005^2)+0.051" office:value-type="float" office:value="0.05475033331852" calcext:value-type="float">
            <text:p>0.05475033331852</text:p>
          </table:table-cell>
          <table:table-cell table:formula="of:=0.05/[.A10]" office:value-type="float" office:value="0.00125" calcext:value-type="float">
            <text:p>0.00125</text:p>
          </table:table-cell>
          <table:table-cell table:formula="of:=[.H10]/[.E10]" office:value-type="float" office:value="0.00489366583111548" calcext:value-type="float">
            <text:p>0.004893665831115</text:p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3" office:value-type="float" office:value="10.644" calcext:value-type="float">
            <text:p>11</text:p>
          </table:table-cell>
          <table:table-cell office:value-type="float" office:value="10.6445" calcext:value-type="float">
            <text:p>10.6445</text:p>
          </table:table-cell>
          <table:table-cell office:value-type="float" office:value="10.645" calcext:value-type="float">
            <text:p>10.645</text:p>
          </table:table-cell>
          <table:table-cell table:formula="of:=AVERAGE([.B11:.D11])" office:value-type="float" office:value="10.6445" calcext:value-type="float">
            <text:p>10.6445</text:p>
          </table:table-cell>
          <table:table-cell table:formula="of:=LN([.A11])" office:value-type="float" office:value="3.91202300542815" calcext:value-type="float">
            <text:p>3.91202300542815</text:p>
          </table:table-cell>
          <table:table-cell table:formula="of:=LN([.E11])" office:value-type="float" office:value="2.36504332683366" calcext:value-type="float">
            <text:p>2.36504332683366</text:p>
          </table:table-cell>
          <table:table-cell table:formula="of:=SQRT(((MAX([.B11:.D11])-MIN([.B11:.D11]))/2)^2+0.00005^2)+0.051" office:value-type="float" office:value="0.0515024937810558" calcext:value-type="float">
            <text:p>0.051502493781056</text:p>
          </table:table-cell>
          <table:table-cell table:formula="of:=0.05/[.A11]" office:value-type="float" office:value="0.001" calcext:value-type="float">
            <text:p>0.001</text:p>
          </table:table-cell>
          <table:table-cell table:formula="of:=[.H11]/[.E11]" office:value-type="float" office:value="0.00483841362027862" calcext:value-type="float">
            <text:p>0.004838413620279</text:p>
          </table:table-cell>
          <table:table-cell table:number-columns-repeated="10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0.4005" calcext:value-type="float">
            <text:p>10.4005</text:p>
          </table:table-cell>
          <table:table-cell office:value-type="float" office:value="10.4" calcext:value-type="float">
            <text:p>10.4</text:p>
          </table:table-cell>
          <table:table-cell office:value-type="float" office:value="10.403" calcext:value-type="float">
            <text:p>10.403</text:p>
          </table:table-cell>
          <table:table-cell table:formula="of:=AVERAGE([.B12:.D12])" office:value-type="float" office:value="10.4011666666667" calcext:value-type="float">
            <text:p>10.4011666666667</text:p>
          </table:table-cell>
          <table:table-cell table:formula="of:=LN([.A12])" office:value-type="float" office:value="4.0943445622221" calcext:value-type="float">
            <text:p>4.0943445622221</text:p>
          </table:table-cell>
          <table:table-cell table:formula="of:=LN([.E12])" office:value-type="float" office:value="2.34191797934286" calcext:value-type="float">
            <text:p>2.34191797934286</text:p>
          </table:table-cell>
          <table:table-cell table:formula="of:=SQRT(((MAX([.B12:.D12])-MIN([.B12:.D12]))/2)^2+0.00005^2)+0.051" office:value-type="float" office:value="0.0525008331019804" calcext:value-type="float">
            <text:p>0.052500833101981</text:p>
          </table:table-cell>
          <table:table-cell table:formula="of:=0.05/[.A12]" office:value-type="float" office:value="0.000833333333333333" calcext:value-type="float">
            <text:p>0.000833333333333</text:p>
          </table:table-cell>
          <table:table-cell table:formula="of:=[.H12]/[.E12]" office:value-type="float" office:value="0.00504759079288994" calcext:value-type="float">
            <text:p>0.00504759079289</text:p>
          </table:table-cell>
          <table:table-cell table:number-columns-repeated="10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0.2985" calcext:value-type="float">
            <text:p>10.2985</text:p>
          </table:table-cell>
          <table:table-cell office:value-type="float" office:value="10.299" calcext:value-type="float">
            <text:p>10.299</text:p>
          </table:table-cell>
          <table:table-cell office:value-type="float" office:value="10.3" calcext:value-type="float">
            <text:p>10.3</text:p>
          </table:table-cell>
          <table:table-cell table:formula="of:=AVERAGE([.B13:.D13])" office:value-type="float" office:value="10.2991666666667" calcext:value-type="float">
            <text:p>10.2991666666667</text:p>
          </table:table-cell>
          <table:table-cell table:formula="of:=LN([.A13])" office:value-type="float" office:value="4.24849524204936" calcext:value-type="float">
            <text:p>4.24849524204936</text:p>
          </table:table-cell>
          <table:table-cell table:formula="of:=LN([.E13])" office:value-type="float" office:value="2.33206298581364" calcext:value-type="float">
            <text:p>2.33206298581364</text:p>
          </table:table-cell>
          <table:table-cell table:formula="of:=SQRT(((MAX([.B13:.D13])-MIN([.B13:.D13]))/2)^2+0.00005^2)+0.051" office:value-type="float" office:value="0.0517516648189187" calcext:value-type="float">
            <text:p>0.051751664818919</text:p>
          </table:table-cell>
          <table:table-cell table:formula="of:=0.05/[.A13]" office:value-type="float" office:value="0.000714285714285714" calcext:value-type="float">
            <text:p>0.000714285714286</text:p>
          </table:table-cell>
          <table:table-cell table:formula="of:=[.H13]/[.E13]" office:value-type="float" office:value="0.00502484001801945" calcext:value-type="float">
            <text:p>0.005024840018019</text:p>
          </table:table-cell>
          <table:table-cell table:number-columns-repeated="10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0.226" calcext:value-type="float">
            <text:p>10.226</text:p>
          </table:table-cell>
          <table:table-cell office:value-type="float" office:value="10.2265" calcext:value-type="float">
            <text:p>10.2265</text:p>
          </table:table-cell>
          <table:table-cell office:value-type="float" office:value="10.2255" calcext:value-type="float">
            <text:p>10.2255</text:p>
          </table:table-cell>
          <table:table-cell table:formula="of:=AVERAGE([.B14:.D14])" office:value-type="float" office:value="10.226" calcext:value-type="float">
            <text:p>10.226</text:p>
          </table:table-cell>
          <table:table-cell table:formula="of:=LN([.A14])" office:value-type="float" office:value="4.38202663467388" calcext:value-type="float">
            <text:p>4.38202663467388</text:p>
          </table:table-cell>
          <table:table-cell table:formula="of:=LN([.E14])" office:value-type="float" office:value="2.32493349665781" calcext:value-type="float">
            <text:p>2.32493349665781</text:p>
          </table:table-cell>
          <table:table-cell table:formula="of:=SQRT(((MAX([.B14:.D14])-MIN([.B14:.D14]))/2)^2+0.00005^2)+0.051" office:value-type="float" office:value="0.0515024937810558" calcext:value-type="float">
            <text:p>0.051502493781056</text:p>
          </table:table-cell>
          <table:table-cell table:formula="of:=0.05/[.A14]" office:value-type="float" office:value="0.000625" calcext:value-type="float">
            <text:p>0.000625</text:p>
          </table:table-cell>
          <table:table-cell table:formula="of:=[.H14]/[.E14]" office:value-type="float" office:value="0.00503642614717933" calcext:value-type="float">
            <text:p>0.005036426147179</text:p>
          </table:table-cell>
          <table:table-cell table:number-columns-repeated="101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0.1645" calcext:value-type="float">
            <text:p>10.1645</text:p>
          </table:table-cell>
          <table:table-cell office:value-type="float" office:value="10.1605" calcext:value-type="float">
            <text:p>10.1605</text:p>
          </table:table-cell>
          <table:table-cell office:value-type="float" office:value="10.1585" calcext:value-type="float">
            <text:p>10.1585</text:p>
          </table:table-cell>
          <table:table-cell table:formula="of:=AVERAGE([.B15:.D15])" office:value-type="float" office:value="10.1611666666667" calcext:value-type="float">
            <text:p>10.1611666666667</text:p>
          </table:table-cell>
          <table:table-cell table:formula="of:=LN([.A15])" office:value-type="float" office:value="4.44265125649032" calcext:value-type="float">
            <text:p>4.44265125649032</text:p>
          </table:table-cell>
          <table:table-cell table:formula="of:=LN([.E15])" office:value-type="float" office:value="2.31857326495427" calcext:value-type="float">
            <text:p>2.31857326495427</text:p>
          </table:table-cell>
          <table:table-cell table:formula="of:=SQRT(((MAX([.B15:.D15])-MIN([.B15:.D15]))/2)^2+0.00005^2)+0.051" office:value-type="float" office:value="0.0540004166377356" calcext:value-type="float">
            <text:p>0.054000416637736</text:p>
          </table:table-cell>
          <table:table-cell table:formula="of:=0.05/[.A15]" office:value-type="float" office:value="0.000588235294117647" calcext:value-type="float">
            <text:p>0.000588235294118</text:p>
          </table:table-cell>
          <table:table-cell table:formula="of:=[.H15]/[.E15]" office:value-type="float" office:value="0.00531439138921734" calcext:value-type="float">
            <text:p>0.005314391389217</text:p>
          </table:table-cell>
          <table:table-cell table:number-columns-repeated="101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0.134" calcext:value-type="float">
            <text:p>10.134</text:p>
          </table:table-cell>
          <table:table-cell office:value-type="float" office:value="10.13" calcext:value-type="float">
            <text:p>10.13</text:p>
          </table:table-cell>
          <table:table-cell office:value-type="float" office:value="10.1305" calcext:value-type="float">
            <text:p>10.1305</text:p>
          </table:table-cell>
          <table:table-cell table:formula="of:=AVERAGE([.B16:.D16])" office:value-type="float" office:value="10.1315" calcext:value-type="float">
            <text:p>10.1315</text:p>
          </table:table-cell>
          <table:table-cell table:formula="of:=LN([.A16])" office:value-type="float" office:value="4.49980967033027" calcext:value-type="float">
            <text:p>4.49980967033027</text:p>
          </table:table-cell>
          <table:table-cell table:formula="of:=LN([.E16])" office:value-type="float" office:value="2.31564938232325" calcext:value-type="float">
            <text:p>2.31564938232325</text:p>
          </table:table-cell>
          <table:table-cell table:formula="of:=SQRT(((MAX([.B16:.D16])-MIN([.B16:.D16]))/2)^2+0.00005^2)+0.051" office:value-type="float" office:value="0.053000624902374" calcext:value-type="float">
            <text:p>0.053000624902374</text:p>
          </table:table-cell>
          <table:table-cell table:formula="of:=0.05/[.A16]" office:value-type="float" office:value="0.000555555555555556" calcext:value-type="float">
            <text:p>0.000555555555556</text:p>
          </table:table-cell>
          <table:table-cell table:formula="of:=[.H16]/[.E16]" office:value-type="float" office:value="0.00523127127299749" calcext:value-type="float">
            <text:p>0.005231271272997</text:p>
          </table:table-cell>
          <table:table-cell table:number-columns-repeated="1014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0.103" calcext:value-type="float">
            <text:p>10.103</text:p>
          </table:table-cell>
          <table:table-cell office:value-type="float" office:value="10.1065" calcext:value-type="float">
            <text:p>10.1065</text:p>
          </table:table-cell>
          <table:table-cell office:value-type="float" office:value="10.1035" calcext:value-type="float">
            <text:p>10.1035</text:p>
          </table:table-cell>
          <table:table-cell table:formula="of:=AVERAGE([.B17:.D17])" office:value-type="float" office:value="10.1043333333333" calcext:value-type="float">
            <text:p>10.1043333333333</text:p>
          </table:table-cell>
          <table:table-cell table:formula="of:=LN([.A17])" office:value-type="float" office:value="4.55387689160054" calcext:value-type="float">
            <text:p>4.55387689160054</text:p>
          </table:table-cell>
          <table:table-cell table:formula="of:=LN([.E17])" office:value-type="float" office:value="2.31296437473891" calcext:value-type="float">
            <text:p>2.31296437473891</text:p>
          </table:table-cell>
          <table:table-cell table:formula="of:=SQRT(((MAX([.B17:.D17])-MIN([.B17:.D17]))/2)^2+0.00005^2)+0.051" office:value-type="float" office:value="0.0527507141400015" calcext:value-type="float">
            <text:p>0.052750714140002</text:p>
          </table:table-cell>
          <table:table-cell table:formula="of:=0.05/[.A17]" office:value-type="float" office:value="0.000526315789473684" calcext:value-type="float">
            <text:p>0.000526315789474</text:p>
          </table:table-cell>
          <table:table-cell table:formula="of:=[.H17]/[.E17]" office:value-type="float" office:value="0.0052206031214332" calcext:value-type="float">
            <text:p>0.005220603121433</text:p>
          </table:table-cell>
          <table:table-cell table:number-columns-repeated="101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0.085" calcext:value-type="float">
            <text:p>10.085</text:p>
          </table:table-cell>
          <table:table-cell office:value-type="float" office:value="10.0815" calcext:value-type="float">
            <text:p>10.0815</text:p>
          </table:table-cell>
          <table:table-cell office:value-type="float" office:value="10.0825" calcext:value-type="float">
            <text:p>10.0825</text:p>
          </table:table-cell>
          <table:table-cell table:formula="of:=AVERAGE([.B18:.D18])" office:value-type="float" office:value="10.083" calcext:value-type="float">
            <text:p>10.083</text:p>
          </table:table-cell>
          <table:table-cell table:formula="of:=LN([.A18])" office:value-type="float" office:value="4.60517018598809" calcext:value-type="float">
            <text:p>4.60517018598809</text:p>
          </table:table-cell>
          <table:table-cell table:formula="of:=LN([.E18])" office:value-type="float" office:value="2.31085083741108" calcext:value-type="float">
            <text:p>2.31085083741108</text:p>
          </table:table-cell>
          <table:table-cell table:formula="of:=SQRT(((MAX([.B18:.D18])-MIN([.B18:.D18]))/2)^2+0.00005^2)+0.051" office:value-type="float" office:value="0.0527507141400015" calcext:value-type="float">
            <text:p>0.052750714140002</text:p>
          </table:table-cell>
          <table:table-cell table:formula="of:=0.05/[.A18]" office:value-type="float" office:value="0.0005" calcext:value-type="float">
            <text:p>0.0005</text:p>
          </table:table-cell>
          <table:table-cell table:formula="of:=[.H18]/[.E18]" office:value-type="float" office:value="0.00523164872954493" calcext:value-type="float">
            <text:p>0.005231648729545</text:p>
          </table:table-cell>
          <table:table-cell table:number-columns-repeated="1014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0.0365" calcext:value-type="float">
            <text:p>10.0365</text:p>
          </table:table-cell>
          <table:table-cell office:value-type="float" office:value="10.034" calcext:value-type="float">
            <text:p>10.034</text:p>
          </table:table-cell>
          <table:table-cell office:value-type="float" office:value="10.0355" calcext:value-type="float">
            <text:p>10.0355</text:p>
          </table:table-cell>
          <table:table-cell table:formula="of:=AVERAGE([.B19:.D19])" office:value-type="float" office:value="10.0353333333333" calcext:value-type="float">
            <text:p>10.0353333333333</text:p>
          </table:table-cell>
          <table:table-cell table:formula="of:=LN([.A19])" office:value-type="float" office:value="4.70048036579242" calcext:value-type="float">
            <text:p>4.70048036579242</text:p>
          </table:table-cell>
          <table:table-cell table:formula="of:=LN([.E19])" office:value-type="float" office:value="2.3061121987702" calcext:value-type="float">
            <text:p>2.3061121987702</text:p>
          </table:table-cell>
          <table:table-cell table:formula="of:=SQRT(((MAX([.B19:.D19])-MIN([.B19:.D19]))/2)^2+0.00005^2)+0.051" office:value-type="float" office:value="0.0522509996003194" calcext:value-type="float">
            <text:p>0.05225099960032</text:p>
          </table:table-cell>
          <table:table-cell table:formula="of:=0.05/[.A19]" office:value-type="float" office:value="0.000454545454545455" calcext:value-type="float">
            <text:p>0.000454545454545</text:p>
          </table:table-cell>
          <table:table-cell table:formula="of:=[.H19]/[.E19]" office:value-type="float" office:value="0.00520670294296679" calcext:value-type="float">
            <text:p>0.005206702942967</text:p>
          </table:table-cell>
          <table:table-cell table:number-columns-repeated="1014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0.016" calcext:value-type="float">
            <text:p>10.016</text:p>
          </table:table-cell>
          <table:table-cell office:value-type="float" office:value="10.017" calcext:value-type="float">
            <text:p>10.017</text:p>
          </table:table-cell>
          <table:table-cell office:value-type="float" office:value="10.0175" calcext:value-type="float">
            <text:p>10.0175</text:p>
          </table:table-cell>
          <table:table-cell table:formula="of:=AVERAGE([.B20:.D20])" office:value-type="float" office:value="10.0168333333333" calcext:value-type="float">
            <text:p>10.0168333333333</text:p>
          </table:table-cell>
          <table:table-cell table:formula="of:=LN([.A20])" office:value-type="float" office:value="4.78749174278205" calcext:value-type="float">
            <text:p>4.78749174278205</text:p>
          </table:table-cell>
          <table:table-cell table:formula="of:=LN([.E20])" office:value-type="float" office:value="2.30426701110979" calcext:value-type="float">
            <text:p>2.30426701110979</text:p>
          </table:table-cell>
          <table:table-cell table:formula="of:=SQRT(((MAX([.B20:.D20])-MIN([.B20:.D20]))/2)^2+0.00005^2)+0.051" office:value-type="float" office:value="0.0517516648189187" calcext:value-type="float">
            <text:p>0.051751664818919</text:p>
          </table:table-cell>
          <table:table-cell table:formula="of:=0.05/[.A20]" office:value-type="float" office:value="0.000416666666666667" calcext:value-type="float">
            <text:p>0.000416666666667</text:p>
          </table:table-cell>
          <table:table-cell table:formula="of:=[.H20]/[.E20]" office:value-type="float" office:value="0.00516646959141299" calcext:value-type="float">
            <text:p>0.005166469591413</text:p>
          </table:table-cell>
          <table:table-cell table:number-columns-repeated="1014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10.0055" calcext:value-type="float">
            <text:p>10.0055</text:p>
          </table:table-cell>
          <table:table-cell office:value-type="float" office:value="10.003" calcext:value-type="float">
            <text:p>10.003</text:p>
          </table:table-cell>
          <table:table-cell office:value-type="float" office:value="10.004" calcext:value-type="float">
            <text:p>10.004</text:p>
          </table:table-cell>
          <table:table-cell table:formula="of:=AVERAGE([.B21:.D21])" office:value-type="float" office:value="10.0041666666667" calcext:value-type="float">
            <text:p>10.0041666666667</text:p>
          </table:table-cell>
          <table:table-cell table:formula="of:=LN([.A21])" office:value-type="float" office:value="4.86753445045558" calcext:value-type="float">
            <text:p>4.86753445045558</text:p>
          </table:table-cell>
          <table:table-cell table:formula="of:=LN([.E21])" office:value-type="float" office:value="2.30300167287926" calcext:value-type="float">
            <text:p>2.30300167287926</text:p>
          </table:table-cell>
          <table:table-cell table:formula="of:=SQRT(((MAX([.B21:.D21])-MIN([.B21:.D21]))/2)^2+0.00005^2)+0.051" office:value-type="float" office:value="0.0522509996003194" calcext:value-type="float">
            <text:p>0.05225099960032</text:p>
          </table:table-cell>
          <table:table-cell table:formula="of:=0.05/[.A21]" office:value-type="float" office:value="0.000384615384615385" calcext:value-type="float">
            <text:p>0.000384615384615</text:p>
          </table:table-cell>
          <table:table-cell table:formula="of:=[.H21]/[.E21]" office:value-type="float" office:value="0.00522292374180619" calcext:value-type="float">
            <text:p>0.005222923741806</text:p>
          </table:table-cell>
          <table:table-cell table:number-columns-repeated="1014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9.978" calcext:value-type="float">
            <text:p>9.978</text:p>
          </table:table-cell>
          <table:table-cell office:value-type="float" office:value="9.977" calcext:value-type="float">
            <text:p>9.977</text:p>
          </table:table-cell>
          <table:table-cell office:value-type="float" office:value="9.9765" calcext:value-type="float">
            <text:p>9.9765</text:p>
          </table:table-cell>
          <table:table-cell table:formula="of:=AVERAGE([.B22:.D22])" office:value-type="float" office:value="9.97716666666667" calcext:value-type="float">
            <text:p>9.97716666666667</text:p>
          </table:table-cell>
          <table:table-cell table:formula="of:=LN([.A22])" office:value-type="float" office:value="4.9416424226093" calcext:value-type="float">
            <text:p>4.9416424226093</text:p>
          </table:table-cell>
          <table:table-cell table:formula="of:=LN([.E22])" office:value-type="float" office:value="2.30029914888021" calcext:value-type="float">
            <text:p>2.30029914888021</text:p>
          </table:table-cell>
          <table:table-cell table:formula="of:=SQRT(((MAX([.B22:.D22])-MIN([.B22:.D22]))/2)^2+0.00005^2)+0.051" office:value-type="float" office:value="0.0517516648189187" calcext:value-type="float">
            <text:p>0.051751664818919</text:p>
          </table:table-cell>
          <table:table-cell table:formula="of:=0.05/[.A22]" office:value-type="float" office:value="0.000357142857142857" calcext:value-type="float">
            <text:p>0.000357142857143</text:p>
          </table:table-cell>
          <table:table-cell table:formula="of:=[.H22]/[.E22]" office:value-type="float" office:value="0.0051870101550793" calcext:value-type="float">
            <text:p>0.005187010155079</text:p>
          </table:table-cell>
          <table:table-cell table:number-columns-repeated="1014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9.9355" calcext:value-type="float">
            <text:p>9.9355</text:p>
          </table:table-cell>
          <table:table-cell office:value-type="float" office:value="9.9375" calcext:value-type="float">
            <text:p>9.9375</text:p>
          </table:table-cell>
          <table:table-cell office:value-type="float" office:value="9.931" calcext:value-type="float">
            <text:p>9.931</text:p>
          </table:table-cell>
          <table:table-cell table:formula="of:=AVERAGE([.B23:.D23])" office:value-type="float" office:value="9.93466666666667" calcext:value-type="float">
            <text:p>9.93466666666667</text:p>
          </table:table-cell>
          <table:table-cell table:formula="of:=LN([.A23])" office:value-type="float" office:value="5.01063529409626" calcext:value-type="float">
            <text:p>5.01063529409626</text:p>
          </table:table-cell>
          <table:table-cell table:formula="of:=LN([.E23])" office:value-type="float" office:value="2.29603032402337" calcext:value-type="float">
            <text:p>2.29603032402337</text:p>
          </table:table-cell>
          <table:table-cell table:formula="of:=SQRT(((MAX([.B23:.D23])-MIN([.B23:.D23]))/2)^2+0.00005^2)+0.051" office:value-type="float" office:value="0.0542503845926294" calcext:value-type="float">
            <text:p>0.05425038459263</text:p>
          </table:table-cell>
          <table:table-cell table:formula="of:=0.05/[.A23]" office:value-type="float" office:value="0.000333333333333333" calcext:value-type="float">
            <text:p>0.000333333333333</text:p>
          </table:table-cell>
          <table:table-cell table:formula="of:=[.H23]/[.E23]" office:value-type="float" office:value="0.00546071513145512" calcext:value-type="float">
            <text:p>0.005460715131455</text:p>
          </table:table-cell>
          <table:table-cell table:number-columns-repeated="1014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9.854" calcext:value-type="float">
            <text:p>9.854</text:p>
          </table:table-cell>
          <table:table-cell office:value-type="float" office:value="9.8545" calcext:value-type="float">
            <text:p>9.8545</text:p>
          </table:table-cell>
          <table:table-cell office:value-type="float" office:value="9.852" calcext:value-type="float">
            <text:p>9.852</text:p>
          </table:table-cell>
          <table:table-cell table:formula="of:=AVERAGE([.B24:.D24])" office:value-type="float" office:value="9.8535" calcext:value-type="float">
            <text:p>9.8535</text:p>
          </table:table-cell>
          <table:table-cell table:formula="of:=LN([.A24])" office:value-type="float" office:value="5.07517381523383" calcext:value-type="float">
            <text:p>5.07517381523383</text:p>
          </table:table-cell>
          <table:table-cell table:formula="of:=LN([.E24])" office:value-type="float" office:value="2.2878267220185" calcext:value-type="float">
            <text:p>2.2878267220185</text:p>
          </table:table-cell>
          <table:table-cell table:formula="of:=SQRT(((MAX([.B24:.D24])-MIN([.B24:.D24]))/2)^2+0.00005^2)+0.051" office:value-type="float" office:value="0.0522509996003194" calcext:value-type="float">
            <text:p>0.05225099960032</text:p>
          </table:table-cell>
          <table:table-cell table:formula="of:=0.05/[.A24]" office:value-type="float" office:value="0.0003125" calcext:value-type="float">
            <text:p>0.0003125</text:p>
          </table:table-cell>
          <table:table-cell table:formula="of:=[.H24]/[.E24]" office:value-type="float" office:value="0.00530278577158567" calcext:value-type="float">
            <text:p>0.005302785771586</text:p>
          </table:table-cell>
          <table:table-cell table:number-columns-repeated="1014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9.7635" calcext:value-type="float">
            <text:p>9.7635</text:p>
          </table:table-cell>
          <table:table-cell office:value-type="float" office:value="9.7625" calcext:value-type="float">
            <text:p>9.7625</text:p>
          </table:table-cell>
          <table:table-cell office:value-type="float" office:value="9.7635" calcext:value-type="float">
            <text:p>9.7635</text:p>
          </table:table-cell>
          <table:table-cell table:formula="of:=AVERAGE([.B25:.D25])" office:value-type="float" office:value="9.76316666666667" calcext:value-type="float">
            <text:p>9.76316666666667</text:p>
          </table:table-cell>
          <table:table-cell table:formula="of:=LN([.A25])" office:value-type="float" office:value="5.13579843705026" calcext:value-type="float">
            <text:p>5.13579843705026</text:p>
          </table:table-cell>
          <table:table-cell table:formula="of:=LN([.E25])" office:value-type="float" office:value="2.27861680135324" calcext:value-type="float">
            <text:p>2.27861680135324</text:p>
          </table:table-cell>
          <table:table-cell table:formula="of:=SQRT(((MAX([.B25:.D25])-MIN([.B25:.D25]))/2)^2+0.00005^2)+0.051" office:value-type="float" office:value="0.0515024937810567" calcext:value-type="float">
            <text:p>0.051502493781057</text:p>
          </table:table-cell>
          <table:table-cell table:formula="of:=0.05/[.A25]" office:value-type="float" office:value="0.000294117647058824" calcext:value-type="float">
            <text:p>0.000294117647059</text:p>
          </table:table-cell>
          <table:table-cell table:formula="of:=[.H25]/[.E25]" office:value-type="float" office:value="0.00527518330265692" calcext:value-type="float">
            <text:p>0.005275183302657</text:p>
          </table:table-cell>
          <table:table-cell table:number-columns-repeated="1014"/>
        </table:table-row>
        <table:table-row table:style-name="ro2">
          <table:table-cell office:value-type="float" office:value="180" calcext:value-type="float">
            <text:p>180</text:p>
          </table:table-cell>
          <table:table-cell table:number-columns-repeated="3" office:value-type="float" office:value="9.6715" calcext:value-type="float">
            <text:p>9.6715</text:p>
          </table:table-cell>
          <table:table-cell table:formula="of:=AVERAGE([.B26:.D26])" office:value-type="float" office:value="9.6715" calcext:value-type="float">
            <text:p>9.6715</text:p>
          </table:table-cell>
          <table:table-cell table:formula="of:=LN([.A26])" office:value-type="float" office:value="5.19295685089021" calcext:value-type="float">
            <text:p>5.19295685089021</text:p>
          </table:table-cell>
          <table:table-cell table:formula="of:=LN([.E26])" office:value-type="float" office:value="2.26918341636002" calcext:value-type="float">
            <text:p>2.26918341636002</text:p>
          </table:table-cell>
          <table:table-cell table:formula="of:=SQRT(((MAX([.B26:.D26])-MIN([.B26:.D26]))/2)^2+0.00005^2)+0.051" office:value-type="float" office:value="0.05105" calcext:value-type="float">
            <text:p>0.05105</text:p>
          </table:table-cell>
          <table:table-cell table:formula="of:=0.05/[.A26]" office:value-type="float" office:value="0.000277777777777778" calcext:value-type="float">
            <text:p>0.000277777777778</text:p>
          </table:table-cell>
          <table:table-cell table:formula="of:=[.H26]/[.E26]" office:value-type="float" office:value="0.00527839528511606" calcext:value-type="float">
            <text:p>0.00527839528511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oot</text:p>
          </table:table-cell>
          <table:table-cell table:number-columns-repeated="1023"/>
        </table:table-row>
        <table:table-row table:style-name="ro2">
          <table:table-cell table:formula="of:=LN([.A4])" office:value-type="float" office:value="0" calcext:value-type="float">
            <text:p>0</text:p>
          </table:table-cell>
          <table:table-cell table:formula="of:=LN([.E4])" office:value-type="float" office:value="4.04497923267677" calcext:value-type="float">
            <text:p>4.04497923267677</text:p>
          </table:table-cell>
          <table:table-cell table:formula="of:=0.05/[.A4]" office:value-type="float" office:value="0.05" calcext:value-type="float">
            <text:p>0.05</text:p>
          </table:table-cell>
          <table:table-cell table:formula="of:=[.H4]/[.E4]" office:value-type="float" office:value="0.00108562622370471" calcext:value-type="float">
            <text:p>0.001085626223705</text:p>
          </table:table-cell>
          <table:table-cell table:number-columns-repeated="1020"/>
        </table:table-row>
        <table:table-row table:style-name="ro2">
          <table:table-cell table:formula="of:=LN([.A5])" office:value-type="float" office:value="1.6094379124341" calcext:value-type="float">
            <text:p>1.6094379124341</text:p>
          </table:table-cell>
          <table:table-cell table:formula="of:=LN([.E5])" office:value-type="float" office:value="3.10795916162909" calcext:value-type="float">
            <text:p>3.10795916162909</text:p>
          </table:table-cell>
          <table:table-cell table:formula="of:=0.05/[.A5]" office:value-type="float" office:value="0.01" calcext:value-type="float">
            <text:p>0.01</text:p>
          </table:table-cell>
          <table:table-cell table:formula="of:=[.H5]/[.E5]" office:value-type="float" office:value="0.00256980271302543" calcext:value-type="float">
            <text:p>0.002569802713025</text:p>
          </table:table-cell>
          <table:table-cell table:number-columns-repeated="1020"/>
        </table:table-row>
        <table:table-row table:style-name="ro2">
          <table:table-cell table:formula="of:=LN([.A6])" office:value-type="float" office:value="2.30258509299405" calcext:value-type="float">
            <text:p>2.30258509299405</text:p>
          </table:table-cell>
          <table:table-cell table:formula="of:=LN([.E6])" office:value-type="float" office:value="2.8778867359444" calcext:value-type="float">
            <text:p>2.8778867359444</text:p>
          </table:table-cell>
          <table:table-cell table:formula="of:=0.05/[.A6]" office:value-type="float" office:value="0.005" calcext:value-type="float">
            <text:p>0.005</text:p>
          </table:table-cell>
          <table:table-cell table:formula="of:=[.H6]/[.E6]" office:value-type="float" office:value="0.00343147149817468" calcext:value-type="float">
            <text:p>0.003431471498175</text:p>
          </table:table-cell>
          <table:table-cell table:number-columns-repeated="1020"/>
        </table:table-row>
        <table:table-row table:style-name="ro2">
          <table:table-cell table:formula="of:=LN([.A7])" office:value-type="float" office:value="2.70805020110221" calcext:value-type="float">
            <text:p>2.70805020110221</text:p>
          </table:table-cell>
          <table:table-cell table:formula="of:=LN([.E7])" office:value-type="float" office:value="2.72872390859284" calcext:value-type="float">
            <text:p>2.72872390859284</text:p>
          </table:table-cell>
          <table:table-cell table:formula="of:=0.05/[.A7]" office:value-type="float" office:value="0.00333333333333333" calcext:value-type="float">
            <text:p>0.003333333333333</text:p>
          </table:table-cell>
          <table:table-cell table:formula="of:=[.H7]/[.E7]" office:value-type="float" office:value="0.00413039412540648" calcext:value-type="float">
            <text:p>0.004130394125406</text:p>
          </table:table-cell>
          <table:table-cell table:number-columns-repeated="1020"/>
        </table:table-row>
        <table:table-row table:style-name="ro2">
          <table:table-cell table:formula="of:=LN([.A8])" office:value-type="float" office:value="2.99573227355399" calcext:value-type="float">
            <text:p>2.99573227355399</text:p>
          </table:table-cell>
          <table:table-cell table:formula="of:=LN([.E8])" office:value-type="float" office:value="2.65598467879886" calcext:value-type="float">
            <text:p>2.65598467879886</text:p>
          </table:table-cell>
          <table:table-cell table:formula="of:=0.05/[.A8]" office:value-type="float" office:value="0.0025" calcext:value-type="float">
            <text:p>0.0025</text:p>
          </table:table-cell>
          <table:table-cell table:formula="of:=[.H8]/[.E8]" office:value-type="float" office:value="0.00675960584481362" calcext:value-type="float">
            <text:p>0.006759605844814</text:p>
          </table:table-cell>
          <table:table-cell table:number-columns-repeated="1020"/>
        </table:table-row>
        <table:table-row table:style-name="ro2">
          <table:table-cell table:formula="of:=LN([.A9])" office:value-type="float" office:value="3.40119738166216" calcext:value-type="float">
            <text:p>3.40119738166216</text:p>
          </table:table-cell>
          <table:table-cell table:formula="of:=LN([.E9])" office:value-type="float" office:value="2.5077275931987" calcext:value-type="float">
            <text:p>2.5077275931987</text:p>
          </table:table-cell>
          <table:table-cell table:formula="of:=0.05/[.A9]" office:value-type="float" office:value="0.00166666666666667" calcext:value-type="float">
            <text:p>0.001666666666667</text:p>
          </table:table-cell>
          <table:table-cell table:formula="of:=[.H9]/[.E9]" office:value-type="float" office:value="0.00437814242142997" calcext:value-type="float">
            <text:p>0.00437814242143</text:p>
          </table:table-cell>
          <table:table-cell table:number-columns-repeated="1020"/>
        </table:table-row>
        <table:table-row table:style-name="ro2">
          <table:table-cell table:formula="of:=LN([.A10])" office:value-type="float" office:value="3.68887945411394" calcext:value-type="float">
            <text:p>3.68887945411394</text:p>
          </table:table-cell>
          <table:table-cell table:formula="of:=LN([.E10])" office:value-type="float" office:value="2.41484177533971" calcext:value-type="float">
            <text:p>2.41484177533971</text:p>
          </table:table-cell>
          <table:table-cell table:formula="of:=0.05/[.A10]" office:value-type="float" office:value="0.00125" calcext:value-type="float">
            <text:p>0.00125</text:p>
          </table:table-cell>
          <table:table-cell table:formula="of:=[.H10]/[.E10]" office:value-type="float" office:value="0.00489366583111548" calcext:value-type="float">
            <text:p>0.004893665831115</text:p>
          </table:table-cell>
          <table:table-cell table:number-columns-repeated="1020"/>
        </table:table-row>
        <table:table-row table:style-name="ro2">
          <table:table-cell table:formula="of:=LN([.A11])" office:value-type="float" office:value="3.91202300542815" calcext:value-type="float">
            <text:p>3.91202300542815</text:p>
          </table:table-cell>
          <table:table-cell table:formula="of:=LN([.E11])" office:value-type="float" office:value="2.36504332683366" calcext:value-type="float">
            <text:p>2.36504332683366</text:p>
          </table:table-cell>
          <table:table-cell table:formula="of:=0.05/[.A11]" office:value-type="float" office:value="0.001" calcext:value-type="float">
            <text:p>0.001</text:p>
          </table:table-cell>
          <table:table-cell table:formula="of:=[.H11]/[.E11]" office:value-type="float" office:value="0.00483841362027862" calcext:value-type="float">
            <text:p>0.004838413620279</text:p>
          </table:table-cell>
          <table:table-cell table:number-columns-repeated="1020"/>
        </table:table-row>
        <table:table-row table:style-name="ro2">
          <table:table-cell table:formula="of:=LN([.A12])" office:value-type="float" office:value="4.0943445622221" calcext:value-type="float">
            <text:p>4.0943445622221</text:p>
          </table:table-cell>
          <table:table-cell table:formula="of:=LN([.E12])" office:value-type="float" office:value="2.34191797934286" calcext:value-type="float">
            <text:p>2.34191797934286</text:p>
          </table:table-cell>
          <table:table-cell table:formula="of:=0.05/[.A12]" office:value-type="float" office:value="0.000833333333333333" calcext:value-type="float">
            <text:p>0.000833333333333</text:p>
          </table:table-cell>
          <table:table-cell table:formula="of:=[.H12]/[.E12]" office:value-type="float" office:value="0.00504759079288994" calcext:value-type="float">
            <text:p>0.00504759079289</text:p>
          </table:table-cell>
          <table:table-cell table:number-columns-repeated="1020"/>
        </table:table-row>
        <table:table-row table:style-name="ro2">
          <table:table-cell table:formula="of:=LN([.A13])" office:value-type="float" office:value="4.24849524204936" calcext:value-type="float">
            <text:p>4.24849524204936</text:p>
          </table:table-cell>
          <table:table-cell table:formula="of:=LN([.E13])" office:value-type="float" office:value="2.33206298581364" calcext:value-type="float">
            <text:p>2.33206298581364</text:p>
          </table:table-cell>
          <table:table-cell table:formula="of:=0.05/[.A13]" office:value-type="float" office:value="0.000714285714285714" calcext:value-type="float">
            <text:p>0.000714285714286</text:p>
          </table:table-cell>
          <table:table-cell table:formula="of:=[.H13]/[.E13]" office:value-type="float" office:value="0.00502484001801945" calcext:value-type="float">
            <text:p>0.005024840018019</text:p>
          </table:table-cell>
          <table:table-cell table:number-columns-repeated="1020"/>
        </table:table-row>
        <table:table-row table:style-name="ro2">
          <table:table-cell table:formula="of:=LN([.A14])" office:value-type="float" office:value="4.38202663467388" calcext:value-type="float">
            <text:p>4.38202663467388</text:p>
          </table:table-cell>
          <table:table-cell table:formula="of:=LN([.E14])" office:value-type="float" office:value="2.32493349665781" calcext:value-type="float">
            <text:p>2.32493349665781</text:p>
          </table:table-cell>
          <table:table-cell table:formula="of:=0.05/[.A14]" office:value-type="float" office:value="0.000625" calcext:value-type="float">
            <text:p>0.000625</text:p>
          </table:table-cell>
          <table:table-cell table:formula="of:=[.H14]/[.E14]" office:value-type="float" office:value="0.00503642614717933" calcext:value-type="float">
            <text:p>0.005036426147179</text:p>
          </table:table-cell>
          <table:table-cell table:number-columns-repeated="1020"/>
        </table:table-row>
        <table:table-row table:style-name="ro2">
          <table:table-cell table:formula="of:=LN([.A15])" office:value-type="float" office:value="4.44265125649032" calcext:value-type="float">
            <text:p>4.44265125649032</text:p>
          </table:table-cell>
          <table:table-cell table:formula="of:=LN([.E15])" office:value-type="float" office:value="2.31857326495427" calcext:value-type="float">
            <text:p>2.31857326495427</text:p>
          </table:table-cell>
          <table:table-cell table:formula="of:=0.05/[.A15]" office:value-type="float" office:value="0.000588235294117647" calcext:value-type="float">
            <text:p>0.000588235294118</text:p>
          </table:table-cell>
          <table:table-cell table:formula="of:=[.H15]/[.E15]" office:value-type="float" office:value="0.00531439138921734" calcext:value-type="float">
            <text:p>0.005314391389217</text:p>
          </table:table-cell>
          <table:table-cell table:number-columns-repeated="1020"/>
        </table:table-row>
        <table:table-row table:style-name="ro2">
          <table:table-cell table:formula="of:=LN([.A16])" office:value-type="float" office:value="4.49980967033027" calcext:value-type="float">
            <text:p>4.49980967033027</text:p>
          </table:table-cell>
          <table:table-cell table:formula="of:=LN([.E16])" office:value-type="float" office:value="2.31564938232325" calcext:value-type="float">
            <text:p>2.31564938232325</text:p>
          </table:table-cell>
          <table:table-cell table:formula="of:=0.05/[.A16]" office:value-type="float" office:value="0.000555555555555556" calcext:value-type="float">
            <text:p>0.000555555555556</text:p>
          </table:table-cell>
          <table:table-cell table:formula="of:=[.H16]/[.E16]" office:value-type="float" office:value="0.00523127127299749" calcext:value-type="float">
            <text:p>0.005231271272997</text:p>
          </table:table-cell>
          <table:table-cell table:number-columns-repeated="1020"/>
        </table:table-row>
        <table:table-row table:style-name="ro2">
          <table:table-cell table:formula="of:=LN([.A17])" office:value-type="float" office:value="4.55387689160054" calcext:value-type="float">
            <text:p>4.55387689160054</text:p>
          </table:table-cell>
          <table:table-cell table:formula="of:=LN([.E17])" office:value-type="float" office:value="2.31296437473891" calcext:value-type="float">
            <text:p>2.31296437473891</text:p>
          </table:table-cell>
          <table:table-cell table:formula="of:=0.05/[.A17]" office:value-type="float" office:value="0.000526315789473684" calcext:value-type="float">
            <text:p>0.000526315789474</text:p>
          </table:table-cell>
          <table:table-cell table:formula="of:=[.H17]/[.E17]" office:value-type="float" office:value="0.0052206031214332" calcext:value-type="float">
            <text:p>0.005220603121433</text:p>
          </table:table-cell>
          <table:table-cell table:number-columns-repeated="1020"/>
        </table:table-row>
        <table:table-row table:style-name="ro2">
          <table:table-cell table:formula="of:=LN([.A18])" office:value-type="float" office:value="4.60517018598809" calcext:value-type="float">
            <text:p>4.60517018598809</text:p>
          </table:table-cell>
          <table:table-cell table:formula="of:=LN([.E18])" office:value-type="float" office:value="2.31085083741108" calcext:value-type="float">
            <text:p>2.31085083741108</text:p>
          </table:table-cell>
          <table:table-cell table:formula="of:=0.05/[.A18]" office:value-type="float" office:value="0.0005" calcext:value-type="float">
            <text:p>0.0005</text:p>
          </table:table-cell>
          <table:table-cell table:formula="of:=[.H18]/[.E18]" office:value-type="float" office:value="0.00523164872954493" calcext:value-type="float">
            <text:p>0.005231648729545</text:p>
          </table:table-cell>
          <table:table-cell table:number-columns-repeated="1020"/>
        </table:table-row>
        <table:table-row table:style-name="ro2">
          <table:table-cell table:formula="of:=LN([.A19])" office:value-type="float" office:value="4.70048036579242" calcext:value-type="float">
            <text:p>4.70048036579242</text:p>
          </table:table-cell>
          <table:table-cell table:formula="of:=LN([.E19])" office:value-type="float" office:value="2.3061121987702" calcext:value-type="float">
            <text:p>2.3061121987702</text:p>
          </table:table-cell>
          <table:table-cell table:formula="of:=0.05/[.A19]" office:value-type="float" office:value="0.000454545454545455" calcext:value-type="float">
            <text:p>0.000454545454545</text:p>
          </table:table-cell>
          <table:table-cell table:formula="of:=[.H19]/[.E19]" office:value-type="float" office:value="0.00520670294296679" calcext:value-type="float">
            <text:p>0.005206702942967</text:p>
          </table:table-cell>
          <table:table-cell table:number-columns-repeated="1020"/>
        </table:table-row>
        <table:table-row table:style-name="ro2">
          <table:table-cell table:formula="of:=LN([.A20])" office:value-type="float" office:value="4.78749174278205" calcext:value-type="float">
            <text:p>4.78749174278205</text:p>
          </table:table-cell>
          <table:table-cell table:formula="of:=LN([.E20])" office:value-type="float" office:value="2.30426701110979" calcext:value-type="float">
            <text:p>2.30426701110979</text:p>
          </table:table-cell>
          <table:table-cell table:formula="of:=0.05/[.A20]" office:value-type="float" office:value="0.000416666666666667" calcext:value-type="float">
            <text:p>0.000416666666667</text:p>
          </table:table-cell>
          <table:table-cell table:formula="of:=[.H20]/[.E20]" office:value-type="float" office:value="0.00516646959141299" calcext:value-type="float">
            <text:p>0.005166469591413</text:p>
          </table:table-cell>
          <table:table-cell table:number-columns-repeated="1020"/>
        </table:table-row>
        <table:table-row table:style-name="ro2">
          <table:table-cell table:formula="of:=LN([.A21])" office:value-type="float" office:value="4.86753445045558" calcext:value-type="float">
            <text:p>4.86753445045558</text:p>
          </table:table-cell>
          <table:table-cell table:formula="of:=LN([.E21])" office:value-type="float" office:value="2.30300167287926" calcext:value-type="float">
            <text:p>2.30300167287926</text:p>
          </table:table-cell>
          <table:table-cell table:formula="of:=0.05/[.A21]" office:value-type="float" office:value="0.000384615384615385" calcext:value-type="float">
            <text:p>0.000384615384615</text:p>
          </table:table-cell>
          <table:table-cell table:formula="of:=[.H21]/[.E21]" office:value-type="float" office:value="0.00522292374180619" calcext:value-type="float">
            <text:p>0.005222923741806</text:p>
          </table:table-cell>
          <table:table-cell table:number-columns-repeated="1020"/>
        </table:table-row>
        <table:table-row table:style-name="ro2">
          <table:table-cell table:formula="of:=LN([.A22])" office:value-type="float" office:value="4.9416424226093" calcext:value-type="float">
            <text:p>4.9416424226093</text:p>
          </table:table-cell>
          <table:table-cell table:formula="of:=LN([.E22])" office:value-type="float" office:value="2.30029914888021" calcext:value-type="float">
            <text:p>2.30029914888021</text:p>
          </table:table-cell>
          <table:table-cell table:formula="of:=0.05/[.A22]" office:value-type="float" office:value="0.000357142857142857" calcext:value-type="float">
            <text:p>0.000357142857143</text:p>
          </table:table-cell>
          <table:table-cell table:formula="of:=[.H22]/[.E22]" office:value-type="float" office:value="0.0051870101550793" calcext:value-type="float">
            <text:p>0.005187010155079</text:p>
          </table:table-cell>
          <table:table-cell table:number-columns-repeated="1020"/>
        </table:table-row>
        <table:table-row table:style-name="ro2">
          <table:table-cell table:formula="of:=LN([.A23])" office:value-type="float" office:value="5.01063529409626" calcext:value-type="float">
            <text:p>5.01063529409626</text:p>
          </table:table-cell>
          <table:table-cell table:formula="of:=LN([.E23])" office:value-type="float" office:value="2.29603032402337" calcext:value-type="float">
            <text:p>2.29603032402337</text:p>
          </table:table-cell>
          <table:table-cell table:formula="of:=0.05/[.A23]" office:value-type="float" office:value="0.000333333333333333" calcext:value-type="float">
            <text:p>0.000333333333333</text:p>
          </table:table-cell>
          <table:table-cell table:formula="of:=[.H23]/[.E23]" office:value-type="float" office:value="0.00546071513145512" calcext:value-type="float">
            <text:p>0.005460715131455</text:p>
          </table:table-cell>
          <table:table-cell table:number-columns-repeated="1020"/>
        </table:table-row>
        <table:table-row table:style-name="ro2">
          <table:table-cell table:formula="of:=LN([.A24])" office:value-type="float" office:value="5.07517381523383" calcext:value-type="float">
            <text:p>5.07517381523383</text:p>
          </table:table-cell>
          <table:table-cell table:formula="of:=LN([.E24])" office:value-type="float" office:value="2.2878267220185" calcext:value-type="float">
            <text:p>2.2878267220185</text:p>
          </table:table-cell>
          <table:table-cell table:formula="of:=0.05/[.A24]" office:value-type="float" office:value="0.0003125" calcext:value-type="float">
            <text:p>0.0003125</text:p>
          </table:table-cell>
          <table:table-cell table:formula="of:=[.H24]/[.E24]" office:value-type="float" office:value="0.00530278577158567" calcext:value-type="float">
            <text:p>0.005302785771586</text:p>
          </table:table-cell>
          <table:table-cell table:number-columns-repeated="1020"/>
        </table:table-row>
        <table:table-row table:style-name="ro2">
          <table:table-cell table:formula="of:=LN([.A25])" office:value-type="float" office:value="5.13579843705026" calcext:value-type="float">
            <text:p>5.13579843705026</text:p>
          </table:table-cell>
          <table:table-cell table:formula="of:=LN([.E25])" office:value-type="float" office:value="2.27861680135324" calcext:value-type="float">
            <text:p>2.27861680135324</text:p>
          </table:table-cell>
          <table:table-cell table:formula="of:=0.05/[.A25]" office:value-type="float" office:value="0.000294117647058824" calcext:value-type="float">
            <text:p>0.000294117647059</text:p>
          </table:table-cell>
          <table:table-cell table:formula="of:=[.H25]/[.E25]" office:value-type="float" office:value="0.00527518330265692" calcext:value-type="float">
            <text:p>0.005275183302657</text:p>
          </table:table-cell>
          <table:table-cell table:number-columns-repeated="1020"/>
        </table:table-row>
        <table:table-row table:style-name="ro2">
          <table:table-cell table:formula="of:=LN([.A26])" office:value-type="float" office:value="5.19295685089021" calcext:value-type="float">
            <text:p>5.19295685089021</text:p>
          </table:table-cell>
          <table:table-cell table:formula="of:=LN([.E26])" office:value-type="float" office:value="2.26918341636002" calcext:value-type="float">
            <text:p>2.26918341636002</text:p>
          </table:table-cell>
          <table:table-cell table:formula="of:=0.05/[.A26]" office:value-type="float" office:value="0.000277777777777778" calcext:value-type="float">
            <text:p>0.000277777777778</text:p>
          </table:table-cell>
          <table:table-cell table:formula="of:=[.H26]/[.E26]" office:value-type="float" office:value="0.00527839528511606" calcext:value-type="float">
            <text:p>0.005278395285116</text:p>
          </table:table-cell>
          <table:table-cell table:number-columns-repeated="1020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3 10kHz" table:style-name="ta2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Diode 3</text:p>
          </table:table-cell>
          <table:table-cell/>
          <table:table-cell table:style-name="ce1" office:value-type="string" calcext:value-type="string">
            <text:p>Freq:</text:p>
          </table:table-cell>
          <table:table-cell table:style-name="ce2" office:value-type="string" calcext:value-type="string">
            <text:p>10 kHz</text:p>
          </table:table-cell>
          <table:table-cell table:style-name="ce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oltage (-V)</text:p>
          </table:table-cell>
          <table:table-cell table:style-name="ce1" office:value-type="string" calcext:value-type="string">
            <text:p>C (pF)</text:p>
          </table:table-cell>
          <table:table-cell table:style-name="ce1" table:number-columns-repeated="2"/>
          <table:table-cell table:style-name="ce1" office:value-type="string" calcext:value-type="string">
            <text:p>C Av. (pF)</text:p>
          </table:table-cell>
          <table:table-cell table:style-name="ce1" office:value-type="string" calcext:value-type="string">
            <text:p>ln(V)</text:p>
          </table:table-cell>
          <table:table-cell table:style-name="ce1" office:value-type="string" calcext:value-type="string">
            <text:p>ln( C )</text:p>
          </table:table-cell>
          <table:table-cell table:style-name="ce1" office:value-type="string" calcext:value-type="string">
            <text:p>Err C (pF)</text:p>
          </table:table-cell>
          <table:table-cell>
            <draw:frame table:end-cell-address="'D3 10kHz'.V29" table:end-x="4.48pt" table:end-y="8.22pt" draw:z-index="0" draw:name="Chart 1" draw:style-name="gr1" draw:text-style-name="P1" svg:width="587.57pt" svg:height="391.83pt" svg:x="43.51pt" svg:y="6.38pt">
              <loext:p draw:notify-on-update-of-ranges="'D3 10kHz'.G1:'D3 10kHz'.G2 'D3 10kHz'.G4:'D3 10kHz'.G26 'D3 10kHz'.F4:'D3 10kHz'.F26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8.352" calcext:value-type="float">
            <text:p>48.352</text:p>
          </table:table-cell>
          <table:table-cell table:style-name="ce2" office:value-type="float" office:value="48.348" calcext:value-type="float">
            <text:p>48.348</text:p>
          </table:table-cell>
          <table:table-cell table:style-name="ce2" office:value-type="float" office:value="48.326" calcext:value-type="float">
            <text:p>48.326</text:p>
          </table:table-cell>
          <table:table-cell table:formula="of:=AVERAGE([.B4:.D4])" office:value-type="float" office:value="48.342" calcext:value-type="float">
            <text:p>48.342</text:p>
          </table:table-cell>
          <table:table-cell table:formula="of:=LN([.A4])" office:value-type="float" office:value="0" calcext:value-type="float">
            <text:p>0</text:p>
          </table:table-cell>
          <table:table-cell table:formula="of:=LN([.E4])" office:value-type="float" office:value="3.87830074802311" calcext:value-type="float">
            <text:p>3.87830074802311</text:p>
          </table:table-cell>
          <table:table-cell table:formula="of:=SQRT(((MAX([.B4:.D4])-MIN([.B4:.D4]))/2)^2+0.00005^2)+0.0197" office:value-type="float" office:value="0.0327000961534887" calcext:value-type="float">
            <text:p>0.032700096153489</text:p>
          </table:table-cell>
          <table:table-cell table:number-columns-repeated="101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22.013" calcext:value-type="float">
            <text:p>22.013</text:p>
          </table:table-cell>
          <table:table-cell table:style-name="ce2" office:value-type="float" office:value="22.026" calcext:value-type="float">
            <text:p>22.026</text:p>
          </table:table-cell>
          <table:table-cell table:style-name="ce2" office:value-type="float" office:value="22.034" calcext:value-type="float">
            <text:p>22.034</text:p>
          </table:table-cell>
          <table:table-cell table:formula="of:=AVERAGE([.B5:.D5])" office:value-type="float" office:value="22.0243333333333" calcext:value-type="float">
            <text:p>22.0243333333333</text:p>
          </table:table-cell>
          <table:table-cell table:formula="of:=LN([.A5])" office:value-type="float" office:value="1.6094379124341" calcext:value-type="float">
            <text:p>1.6094379124341</text:p>
          </table:table-cell>
          <table:table-cell table:formula="of:=LN([.E5])" office:value-type="float" office:value="3.09214790273001" calcext:value-type="float">
            <text:p>3.09214790273001</text:p>
          </table:table-cell>
          <table:table-cell table:formula="of:=SQRT(((MAX([.B5:.D5])-MIN([.B5:.D5]))/2)^2+0.00005^2)+0.0197" office:value-type="float" office:value="0.0302001190469428" calcext:value-type="float">
            <text:p>0.030200119046943</text:p>
          </table:table-cell>
          <table:table-cell table:number-columns-repeated="101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.7125" calcext:value-type="float">
            <text:p>17.7125</text:p>
          </table:table-cell>
          <table:table-cell table:style-name="ce2" office:value-type="float" office:value="17.722" calcext:value-type="float">
            <text:p>17.722</text:p>
          </table:table-cell>
          <table:table-cell table:style-name="ce2" office:value-type="float" office:value="17.728" calcext:value-type="float">
            <text:p>17.728</text:p>
          </table:table-cell>
          <table:table-cell table:formula="of:=AVERAGE([.B6:.D6])" office:value-type="float" office:value="17.7208333333333" calcext:value-type="float">
            <text:p>17.7208333333333</text:p>
          </table:table-cell>
          <table:table-cell table:formula="of:=LN([.A6])" office:value-type="float" office:value="2.30258509299405" calcext:value-type="float">
            <text:p>2.30258509299405</text:p>
          </table:table-cell>
          <table:table-cell table:formula="of:=LN([.E6])" office:value-type="float" office:value="2.87474097191164" calcext:value-type="float">
            <text:p>2.87474097191164</text:p>
          </table:table-cell>
          <table:table-cell table:formula="of:=SQRT(((MAX([.B6:.D6])-MIN([.B6:.D6]))/2)^2+0.00005^2)+0.0197" office:value-type="float" office:value="0.0274501612886457" calcext:value-type="float">
            <text:p>0.027450161288646</text:p>
          </table:table-cell>
          <table:table-cell table:number-columns-repeated="101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5.6625" calcext:value-type="float">
            <text:p>15.6625</text:p>
          </table:table-cell>
          <table:table-cell table:style-name="ce2" office:value-type="float" office:value="15.676" calcext:value-type="float">
            <text:p>15.676</text:p>
          </table:table-cell>
          <table:table-cell table:style-name="ce2" office:value-type="float" office:value="15.686" calcext:value-type="float">
            <text:p>15.686</text:p>
          </table:table-cell>
          <table:table-cell table:formula="of:=AVERAGE([.B7:.D7])" office:value-type="float" office:value="15.6748333333333" calcext:value-type="float">
            <text:p>15.6748333333333</text:p>
          </table:table-cell>
          <table:table-cell table:formula="of:=LN([.A7])" office:value-type="float" office:value="2.70805020110221" calcext:value-type="float">
            <text:p>2.70805020110221</text:p>
          </table:table-cell>
          <table:table-cell table:formula="of:=LN([.E7])" office:value-type="float" office:value="2.75205645382025" calcext:value-type="float">
            <text:p>2.75205645382025</text:p>
          </table:table-cell>
          <table:table-cell table:formula="of:=SQRT(((MAX([.B7:.D7])-MIN([.B7:.D7]))/2)^2+0.00005^2)+0.0197" office:value-type="float" office:value="0.0314501063824973" calcext:value-type="float">
            <text:p>0.031450106382497</text:p>
          </table:table-cell>
          <table:table-cell table:number-columns-repeated="101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.365" calcext:value-type="float">
            <text:p>14.365</text:p>
          </table:table-cell>
          <table:table-cell table:style-name="ce2" office:value-type="float" office:value="14.371" calcext:value-type="float">
            <text:p>14.371</text:p>
          </table:table-cell>
          <table:table-cell table:style-name="ce2" office:value-type="float" office:value="14.37" calcext:value-type="float">
            <text:p>14.37</text:p>
          </table:table-cell>
          <table:table-cell table:formula="of:=AVERAGE([.B8:.D8])" office:value-type="float" office:value="14.3686666666667" calcext:value-type="float">
            <text:p>14.3686666666667</text:p>
          </table:table-cell>
          <table:table-cell table:formula="of:=LN([.A8])" office:value-type="float" office:value="2.99573227355399" calcext:value-type="float">
            <text:p>2.99573227355399</text:p>
          </table:table-cell>
          <table:table-cell table:formula="of:=LN([.E8])" office:value-type="float" office:value="2.66504990988951" calcext:value-type="float">
            <text:p>2.66504990988951</text:p>
          </table:table-cell>
          <table:table-cell table:formula="of:=SQRT(((MAX([.B8:.D8])-MIN([.B8:.D8]))/2)^2+0.00005^2)+0.0197" office:value-type="float" office:value="0.0227004166377356" calcext:value-type="float">
            <text:p>0.022700416637736</text:p>
          </table:table-cell>
          <table:table-cell table:number-columns-repeated="1016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.65" calcext:value-type="float">
            <text:p>12.65</text:p>
          </table:table-cell>
          <table:table-cell table:style-name="ce2" office:value-type="float" office:value="12.6585" calcext:value-type="float">
            <text:p>12.6585</text:p>
          </table:table-cell>
          <table:table-cell table:style-name="ce2" office:value-type="float" office:value="12.6635" calcext:value-type="float">
            <text:p>12.6635</text:p>
          </table:table-cell>
          <table:table-cell table:formula="of:=AVERAGE([.B9:.D9])" office:value-type="float" office:value="12.6573333333333" calcext:value-type="float">
            <text:p>12.6573333333333</text:p>
          </table:table-cell>
          <table:table-cell table:formula="of:=LN([.A9])" office:value-type="float" office:value="3.40119738166216" calcext:value-type="float">
            <text:p>3.40119738166216</text:p>
          </table:table-cell>
          <table:table-cell table:formula="of:=LN([.E9])" office:value-type="float" office:value="2.53823675735144" calcext:value-type="float">
            <text:p>2.53823675735144</text:p>
          </table:table-cell>
          <table:table-cell table:formula="of:=SQRT(((MAX([.B9:.D9])-MIN([.B9:.D9]))/2)^2+0.00005^2)+0.0197" office:value-type="float" office:value="0.0264501851826452" calcext:value-type="float">
            <text:p>0.026450185182645</text:p>
          </table:table-cell>
          <table:table-cell table:number-columns-repeated="1016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1.6715" calcext:value-type="float">
            <text:p>11.6715</text:p>
          </table:table-cell>
          <table:table-cell table:style-name="ce2" office:value-type="float" office:value="11.677" calcext:value-type="float">
            <text:p>11.677</text:p>
          </table:table-cell>
          <table:table-cell table:style-name="ce2" office:value-type="float" office:value="11.6815" calcext:value-type="float">
            <text:p>11.6815</text:p>
          </table:table-cell>
          <table:table-cell table:formula="of:=AVERAGE([.B10:.D10])" office:value-type="float" office:value="11.6766666666667" calcext:value-type="float">
            <text:p>11.6766666666667</text:p>
          </table:table-cell>
          <table:table-cell table:formula="of:=LN([.A10])" office:value-type="float" office:value="3.68887945411394" calcext:value-type="float">
            <text:p>3.68887945411394</text:p>
          </table:table-cell>
          <table:table-cell table:formula="of:=LN([.E10])" office:value-type="float" office:value="2.45759254854129" calcext:value-type="float">
            <text:p>2.45759254854129</text:p>
          </table:table-cell>
          <table:table-cell table:formula="of:=SQRT(((MAX([.B10:.D10])-MIN([.B10:.D10]))/2)^2+0.00005^2)+0.0197" office:value-type="float" office:value="0.0247002499937502" calcext:value-type="float">
            <text:p>0.02470024999375</text:p>
          </table:table-cell>
          <table:table-cell table:number-columns-repeated="1016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5" office:value-type="float" office:value="11.1765" calcext:value-type="float">
            <text:p>11</text:p>
          </table:table-cell>
          <table:table-cell table:style-name="ce2" office:value-type="float" office:value="11.1785" calcext:value-type="float">
            <text:p>11.1785</text:p>
          </table:table-cell>
          <table:table-cell table:style-name="ce2" office:value-type="float" office:value="11.18" calcext:value-type="float">
            <text:p>11.18</text:p>
          </table:table-cell>
          <table:table-cell table:formula="of:=AVERAGE([.B11:.D11])" office:value-type="float" office:value="11.1783333333333" calcext:value-type="float">
            <text:p>11.1783333333333</text:p>
          </table:table-cell>
          <table:table-cell table:formula="of:=LN([.A11])" office:value-type="float" office:value="3.91202300542815" calcext:value-type="float">
            <text:p>3.91202300542815</text:p>
          </table:table-cell>
          <table:table-cell table:formula="of:=LN([.E11])" office:value-type="float" office:value="2.41397738088359" calcext:value-type="float">
            <text:p>2.41397738088359</text:p>
          </table:table-cell>
          <table:table-cell table:formula="of:=SQRT(((MAX([.B11:.D11])-MIN([.B11:.D11]))/2)^2+0.00005^2)+0.0197" office:value-type="float" office:value="0.0214507141400006" calcext:value-type="float">
            <text:p>0.021450714140001</text:p>
          </table:table-cell>
          <table:table-cell table:number-columns-repeated="1016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.9565" calcext:value-type="float">
            <text:p>10.9565</text:p>
          </table:table-cell>
          <table:table-cell table:style-name="ce2" office:value-type="float" office:value="10.9585" calcext:value-type="float">
            <text:p>10.9585</text:p>
          </table:table-cell>
          <table:table-cell table:style-name="ce2" office:value-type="float" office:value="10.9595" calcext:value-type="float">
            <text:p>10.9595</text:p>
          </table:table-cell>
          <table:table-cell table:formula="of:=AVERAGE([.B12:.D12])" office:value-type="float" office:value="10.9581666666667" calcext:value-type="float">
            <text:p>10.9581666666667</text:p>
          </table:table-cell>
          <table:table-cell table:formula="of:=LN([.A12])" office:value-type="float" office:value="4.0943445622221" calcext:value-type="float">
            <text:p>4.0943445622221</text:p>
          </table:table-cell>
          <table:table-cell table:formula="of:=LN([.E12])" office:value-type="float" office:value="2.39408499258868" calcext:value-type="float">
            <text:p>2.39408499258868</text:p>
          </table:table-cell>
          <table:table-cell table:formula="of:=SQRT(((MAX([.B12:.D12])-MIN([.B12:.D12]))/2)^2+0.00005^2)+0.0197" office:value-type="float" office:value="0.0212008331019804" calcext:value-type="float">
            <text:p>0.021200833101981</text:p>
          </table:table-cell>
          <table:table-cell table:number-columns-repeated="1016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float" office:value="10.8415" calcext:value-type="float">
            <text:p>10.8415</text:p>
          </table:table-cell>
          <table:table-cell table:style-name="ce2" office:value-type="float" office:value="10.841" calcext:value-type="float">
            <text:p>10.841</text:p>
          </table:table-cell>
          <table:table-cell table:style-name="ce2" office:value-type="float" office:value="10.8405" calcext:value-type="float">
            <text:p>10.8405</text:p>
          </table:table-cell>
          <table:table-cell table:formula="of:=AVERAGE([.B13:.D13])" office:value-type="float" office:value="10.841" calcext:value-type="float">
            <text:p>10.841</text:p>
          </table:table-cell>
          <table:table-cell table:formula="of:=LN([.A13])" office:value-type="float" office:value="4.24849524204936" calcext:value-type="float">
            <text:p>4.24849524204936</text:p>
          </table:table-cell>
          <table:table-cell table:formula="of:=LN([.E13])" office:value-type="float" office:value="2.38333524267915" calcext:value-type="float">
            <text:p>2.38333524267915</text:p>
          </table:table-cell>
          <table:table-cell table:formula="of:=SQRT(((MAX([.B13:.D13])-MIN([.B13:.D13]))/2)^2+0.00005^2)+0.0197" office:value-type="float" office:value="0.0202024937810558" calcext:value-type="float">
            <text:p>0.020202493781056</text:p>
          </table:table-cell>
          <table:table-cell table:number-columns-repeated="1016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10.7545" calcext:value-type="float">
            <text:p>10.7545</text:p>
          </table:table-cell>
          <table:table-cell table:style-name="ce2" office:value-type="float" office:value="10.7515" calcext:value-type="float">
            <text:p>10.7515</text:p>
          </table:table-cell>
          <table:table-cell table:formula="of:=AVERAGE([.B14:.D14])" office:value-type="float" office:value="10.7535" calcext:value-type="float">
            <text:p>10.7535</text:p>
          </table:table-cell>
          <table:table-cell table:formula="of:=LN([.A14])" office:value-type="float" office:value="4.38202663467388" calcext:value-type="float">
            <text:p>4.38202663467388</text:p>
          </table:table-cell>
          <table:table-cell table:formula="of:=LN([.E14])" office:value-type="float" office:value="2.3752312829789" calcext:value-type="float">
            <text:p>2.3752312829789</text:p>
          </table:table-cell>
          <table:table-cell table:formula="of:=SQRT(((MAX([.B14:.D14])-MIN([.B14:.D14]))/2)^2+0.00005^2)+0.0197" office:value-type="float" office:value="0.0212008331019804" calcext:value-type="float">
            <text:p>0.021200833101981</text:p>
          </table:table-cell>
          <table:table-cell table:number-columns-repeated="1016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number-columns-repeated="2" table:style-name="ce2" office:value-type="float" office:value="10.716" calcext:value-type="float">
            <text:p>10.716</text:p>
          </table:table-cell>
          <table:table-cell table:style-name="ce2" office:value-type="float" office:value="10.715" calcext:value-type="float">
            <text:p>10.715</text:p>
          </table:table-cell>
          <table:table-cell table:formula="of:=AVERAGE([.B15:.D15])" office:value-type="float" office:value="10.7156666666667" calcext:value-type="float">
            <text:p>10.7156666666667</text:p>
          </table:table-cell>
          <table:table-cell table:formula="of:=LN([.A15])" office:value-type="float" office:value="4.44265125649032" calcext:value-type="float">
            <text:p>4.44265125649032</text:p>
          </table:table-cell>
          <table:table-cell table:formula="of:=LN([.E15])" office:value-type="float" office:value="2.37170684506443" calcext:value-type="float">
            <text:p>2.37170684506443</text:p>
          </table:table-cell>
          <table:table-cell table:formula="of:=SQRT(((MAX([.B15:.D15])-MIN([.B15:.D15]))/2)^2+0.00005^2)+0.0197" office:value-type="float" office:value="0.0202024937810558" calcext:value-type="float">
            <text:p>0.020202493781056</text:p>
          </table:table-cell>
          <table:table-cell table:number-columns-repeated="1016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2" office:value-type="float" office:value="10.678" calcext:value-type="float">
            <text:p>10.678</text:p>
          </table:table-cell>
          <table:table-cell table:style-name="ce2" office:value-type="float" office:value="10.6785" calcext:value-type="float">
            <text:p>10.6785</text:p>
          </table:table-cell>
          <table:table-cell table:style-name="ce2" office:value-type="float" office:value="10.678" calcext:value-type="float">
            <text:p>10.678</text:p>
          </table:table-cell>
          <table:table-cell table:formula="of:=AVERAGE([.B16:.D16])" office:value-type="float" office:value="10.6781666666667" calcext:value-type="float">
            <text:p>10.6781666666667</text:p>
          </table:table-cell>
          <table:table-cell table:formula="of:=LN([.A16])" office:value-type="float" office:value="4.49980967033027" calcext:value-type="float">
            <text:p>4.49980967033027</text:p>
          </table:table-cell>
          <table:table-cell table:formula="of:=LN([.E16])" office:value-type="float" office:value="2.36820115837224" calcext:value-type="float">
            <text:p>2.36820115837224</text:p>
          </table:table-cell>
          <table:table-cell table:formula="of:=SQRT(((MAX([.B16:.D16])-MIN([.B16:.D16]))/2)^2+0.00005^2)+0.0197" office:value-type="float" office:value="0.0199549509756791" calcext:value-type="float">
            <text:p>0.019954950975679</text:p>
          </table:table-cell>
          <table:table-cell table:number-columns-repeated="1016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2" office:value-type="float" office:value="10.6415" calcext:value-type="float">
            <text:p>10.6415</text:p>
          </table:table-cell>
          <table:table-cell table:style-name="ce2" office:value-type="float" office:value="10.64" calcext:value-type="float">
            <text:p>10.64</text:p>
          </table:table-cell>
          <table:table-cell table:style-name="ce2" office:value-type="float" office:value="10.638" calcext:value-type="float">
            <text:p>10.638</text:p>
          </table:table-cell>
          <table:table-cell table:formula="of:=AVERAGE([.B17:.D17])" office:value-type="float" office:value="10.6398333333333" calcext:value-type="float">
            <text:p>10.6398333333333</text:p>
          </table:table-cell>
          <table:table-cell table:formula="of:=LN([.A17])" office:value-type="float" office:value="4.55387689160054" calcext:value-type="float">
            <text:p>4.55387689160054</text:p>
          </table:table-cell>
          <table:table-cell table:formula="of:=LN([.E17])" office:value-type="float" office:value="2.36460481963041" calcext:value-type="float">
            <text:p>2.36460481963041</text:p>
          </table:table-cell>
          <table:table-cell table:formula="of:=SQRT(((MAX([.B17:.D17])-MIN([.B17:.D17]))/2)^2+0.00005^2)+0.0197" office:value-type="float" office:value="0.0214507141400015" calcext:value-type="float">
            <text:p>0.021450714140002</text:p>
          </table:table-cell>
          <table:table-cell table:number-columns-repeated="1016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2" office:value-type="float" office:value="10.6055" calcext:value-type="float">
            <text:p>10.6055</text:p>
          </table:table-cell>
          <table:table-cell table:style-name="ce2" office:value-type="float" office:value="10.6065" calcext:value-type="float">
            <text:p>10.6065</text:p>
          </table:table-cell>
          <table:table-cell table:style-name="ce2" office:value-type="float" office:value="10.6055" calcext:value-type="float">
            <text:p>10.6055</text:p>
          </table:table-cell>
          <table:table-cell table:formula="of:=AVERAGE([.B18:.D18])" office:value-type="float" office:value="10.6058333333333" calcext:value-type="float">
            <text:p>10.6058333333333</text:p>
          </table:table-cell>
          <table:table-cell table:formula="of:=LN([.A18])" office:value-type="float" office:value="4.60517018598809" calcext:value-type="float">
            <text:p>4.60517018598809</text:p>
          </table:table-cell>
          <table:table-cell table:formula="of:=LN([.E18])" office:value-type="float" office:value="2.36140416421596" calcext:value-type="float">
            <text:p>2.36140416421596</text:p>
          </table:table-cell>
          <table:table-cell table:formula="of:=SQRT(((MAX([.B18:.D18])-MIN([.B18:.D18]))/2)^2+0.00005^2)+0.0197" office:value-type="float" office:value="0.0202024937810567" calcext:value-type="float">
            <text:p>0.020202493781057</text:p>
          </table:table-cell>
          <table:table-cell table:number-columns-repeated="1016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2" office:value-type="float" office:value="10.5385" calcext:value-type="float">
            <text:p>10.5385</text:p>
          </table:table-cell>
          <table:table-cell table:style-name="ce2" office:value-type="float" office:value="10.539" calcext:value-type="float">
            <text:p>10.539</text:p>
          </table:table-cell>
          <table:table-cell table:style-name="ce2" office:value-type="float" office:value="10.537" calcext:value-type="float">
            <text:p>10.537</text:p>
          </table:table-cell>
          <table:table-cell table:formula="of:=AVERAGE([.B19:.D19])" office:value-type="float" office:value="10.5381666666667" calcext:value-type="float">
            <text:p>10.5381666666667</text:p>
          </table:table-cell>
          <table:table-cell table:formula="of:=LN([.A19])" office:value-type="float" office:value="4.70048036579242" calcext:value-type="float">
            <text:p>4.70048036579242</text:p>
          </table:table-cell>
          <table:table-cell table:formula="of:=LN([.E19])" office:value-type="float" office:value="2.35500358743985" calcext:value-type="float">
            <text:p>2.35500358743985</text:p>
          </table:table-cell>
          <table:table-cell table:formula="of:=SQRT(((MAX([.B19:.D19])-MIN([.B19:.D19]))/2)^2+0.00005^2)+0.0197" office:value-type="float" office:value="0.0207012492197245" calcext:value-type="float">
            <text:p>0.020701249219725</text:p>
          </table:table-cell>
          <table:table-cell table:number-columns-repeated="1016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2" office:value-type="float" office:value="10.467" calcext:value-type="float">
            <text:p>10.467</text:p>
          </table:table-cell>
          <table:table-cell table:style-name="ce2" office:value-type="float" office:value="10.466" calcext:value-type="float">
            <text:p>10.466</text:p>
          </table:table-cell>
          <table:table-cell table:style-name="ce2" office:value-type="float" office:value="10.4655" calcext:value-type="float">
            <text:p>10.4655</text:p>
          </table:table-cell>
          <table:table-cell table:formula="of:=AVERAGE([.B20:.D20])" office:value-type="float" office:value="10.4661666666667" calcext:value-type="float">
            <text:p>10.4661666666667</text:p>
          </table:table-cell>
          <table:table-cell table:formula="of:=LN([.A20])" office:value-type="float" office:value="4.78749174278205" calcext:value-type="float">
            <text:p>4.78749174278205</text:p>
          </table:table-cell>
          <table:table-cell table:formula="of:=LN([.E20])" office:value-type="float" office:value="2.3481478324044" calcext:value-type="float">
            <text:p>2.3481478324044</text:p>
          </table:table-cell>
          <table:table-cell table:formula="of:=SQRT(((MAX([.B20:.D20])-MIN([.B20:.D20]))/2)^2+0.00005^2)+0.0197" office:value-type="float" office:value="0.0204516648189187" calcext:value-type="float">
            <text:p>0.020451664818919</text:p>
          </table:table-cell>
          <table:table-cell table:number-columns-repeated="1016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2" office:value-type="float" office:value="10.3785" calcext:value-type="float">
            <text:p>10.3785</text:p>
          </table:table-cell>
          <table:table-cell table:number-columns-repeated="2" table:style-name="ce2" office:value-type="float" office:value="10.379" calcext:value-type="float">
            <text:p>10.379</text:p>
          </table:table-cell>
          <table:table-cell table:formula="of:=AVERAGE([.B21:.D21])" office:value-type="float" office:value="10.3788333333333" calcext:value-type="float">
            <text:p>10.3788333333333</text:p>
          </table:table-cell>
          <table:table-cell table:formula="of:=LN([.A21])" office:value-type="float" office:value="4.86753445045558" calcext:value-type="float">
            <text:p>4.86753445045558</text:p>
          </table:table-cell>
          <table:table-cell table:formula="of:=LN([.E21])" office:value-type="float" office:value="2.33976847578825" calcext:value-type="float">
            <text:p>2.33976847578825</text:p>
          </table:table-cell>
          <table:table-cell table:formula="of:=SQRT(((MAX([.B21:.D21])-MIN([.B21:.D21]))/2)^2+0.00005^2)+0.0197" office:value-type="float" office:value="0.0199549509756791" calcext:value-type="float">
            <text:p>0.019954950975679</text:p>
          </table:table-cell>
          <table:table-cell table:number-columns-repeated="1016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2" office:value-type="float" office:value="10.273" calcext:value-type="float">
            <text:p>10.273</text:p>
          </table:table-cell>
          <table:table-cell table:style-name="ce2" office:value-type="float" office:value="10.275" calcext:value-type="float">
            <text:p>10.275</text:p>
          </table:table-cell>
          <table:table-cell table:style-name="ce2" office:value-type="float" office:value="10.274" calcext:value-type="float">
            <text:p>10.274</text:p>
          </table:table-cell>
          <table:table-cell table:formula="of:=AVERAGE([.B22:.D22])" office:value-type="float" office:value="10.274" calcext:value-type="float">
            <text:p>10.274</text:p>
          </table:table-cell>
          <table:table-cell table:formula="of:=LN([.A22])" office:value-type="float" office:value="4.9416424226093" calcext:value-type="float">
            <text:p>4.9416424226093</text:p>
          </table:table-cell>
          <table:table-cell table:formula="of:=LN([.E22])" office:value-type="float" office:value="2.32961643204508" calcext:value-type="float">
            <text:p>2.32961643204508</text:p>
          </table:table-cell>
          <table:table-cell table:formula="of:=SQRT(((MAX([.B22:.D22])-MIN([.B22:.D22]))/2)^2+0.00005^2)+0.0197" office:value-type="float" office:value="0.0207012492197254" calcext:value-type="float">
            <text:p>0.020701249219725</text:p>
          </table:table-cell>
          <table:table-cell table:number-columns-repeated="1016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2" office:value-type="float" office:value="10.148" calcext:value-type="float">
            <text:p>10.148</text:p>
          </table:table-cell>
          <table:table-cell table:style-name="ce2" office:value-type="float" office:value="10.1485" calcext:value-type="float">
            <text:p>10.1485</text:p>
          </table:table-cell>
          <table:table-cell table:style-name="ce2" office:value-type="float" office:value="10.149" calcext:value-type="float">
            <text:p>10.149</text:p>
          </table:table-cell>
          <table:table-cell table:formula="of:=AVERAGE([.B23:.D23])" office:value-type="float" office:value="10.1485" calcext:value-type="float">
            <text:p>10.1485</text:p>
          </table:table-cell>
          <table:table-cell table:formula="of:=LN([.A23])" office:value-type="float" office:value="5.01063529409626" calcext:value-type="float">
            <text:p>5.01063529409626</text:p>
          </table:table-cell>
          <table:table-cell table:formula="of:=LN([.E23])" office:value-type="float" office:value="2.31732591131554" calcext:value-type="float">
            <text:p>2.31732591131554</text:p>
          </table:table-cell>
          <table:table-cell table:formula="of:=SQRT(((MAX([.B23:.D23])-MIN([.B23:.D23]))/2)^2+0.00005^2)+0.0197" office:value-type="float" office:value="0.0202024937810558" calcext:value-type="float">
            <text:p>0.020202493781056</text:p>
          </table:table-cell>
          <table:table-cell table:number-columns-repeated="1016"/>
        </table:table-row>
        <table:table-row table:style-name="ro2">
          <table:table-cell office:value-type="float" office:value="160" calcext:value-type="float">
            <text:p>160</text:p>
          </table:table-cell>
          <table:table-cell table:number-columns-repeated="2" table:style-name="ce2" office:value-type="float" office:value="10.011" calcext:value-type="float">
            <text:p>10.011</text:p>
          </table:table-cell>
          <table:table-cell table:style-name="ce2" office:value-type="float" office:value="10.013" calcext:value-type="float">
            <text:p>10.013</text:p>
          </table:table-cell>
          <table:table-cell table:formula="of:=AVERAGE([.B24:.D24])" office:value-type="float" office:value="10.0116666666667" calcext:value-type="float">
            <text:p>10.0116666666667</text:p>
          </table:table-cell>
          <table:table-cell table:formula="of:=LN([.A24])" office:value-type="float" office:value="5.07517381523383" calcext:value-type="float">
            <text:p>5.07517381523383</text:p>
          </table:table-cell>
          <table:table-cell table:formula="of:=LN([.E24])" office:value-type="float" office:value="2.30375107963401" calcext:value-type="float">
            <text:p>2.30375107963401</text:p>
          </table:table-cell>
          <table:table-cell table:formula="of:=SQRT(((MAX([.B24:.D24])-MIN([.B24:.D24]))/2)^2+0.00005^2)+0.0197" office:value-type="float" office:value="0.0207012492197254" calcext:value-type="float">
            <text:p>0.020701249219725</text:p>
          </table:table-cell>
          <table:table-cell table:number-columns-repeated="1016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2" office:value-type="float" office:value="9.8976" calcext:value-type="float">
            <text:p>9.8976</text:p>
          </table:table-cell>
          <table:table-cell table:style-name="ce2" office:value-type="float" office:value="9.8986" calcext:value-type="float">
            <text:p>9.8986</text:p>
          </table:table-cell>
          <table:table-cell table:style-name="ce2" office:value-type="float" office:value="9.8988" calcext:value-type="float">
            <text:p>9.8988</text:p>
          </table:table-cell>
          <table:table-cell table:formula="of:=AVERAGE([.B25:.D25])" office:value-type="float" office:value="9.89833333333333" calcext:value-type="float">
            <text:p>9.89833333333333</text:p>
          </table:table-cell>
          <table:table-cell table:formula="of:=LN([.A25])" office:value-type="float" office:value="5.13579843705026" calcext:value-type="float">
            <text:p>5.13579843705026</text:p>
          </table:table-cell>
          <table:table-cell table:formula="of:=LN([.E25])" office:value-type="float" office:value="2.29236639279971" calcext:value-type="float">
            <text:p>2.29236639279971</text:p>
          </table:table-cell>
          <table:table-cell table:formula="of:=SQRT(((MAX([.B25:.D25])-MIN([.B25:.D25]))/2)^2+0.00005^2)+0.0197" office:value-type="float" office:value="0.0203020797289391" calcext:value-type="float">
            <text:p>0.020302079728939</text:p>
          </table:table-cell>
          <table:table-cell table:number-columns-repeated="1016"/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2" office:value-type="float" office:value="9.8026" calcext:value-type="float">
            <text:p>9.8026</text:p>
          </table:table-cell>
          <table:table-cell table:style-name="ce2" office:value-type="float" office:value="9.803" calcext:value-type="float">
            <text:p>9.803</text:p>
          </table:table-cell>
          <table:table-cell table:style-name="ce2" office:value-type="float" office:value="9.8034" calcext:value-type="float">
            <text:p>9.8034</text:p>
          </table:table-cell>
          <table:table-cell table:formula="of:=AVERAGE([.B26:.D26])" office:value-type="float" office:value="9.803" calcext:value-type="float">
            <text:p>9.803</text:p>
          </table:table-cell>
          <table:table-cell table:formula="of:=LN([.A26])" office:value-type="float" office:value="5.19295685089021" calcext:value-type="float">
            <text:p>5.19295685089021</text:p>
          </table:table-cell>
          <table:table-cell table:formula="of:=LN([.E26])" office:value-type="float" office:value="2.28268846127959" calcext:value-type="float">
            <text:p>2.28268846127959</text:p>
          </table:table-cell>
          <table:table-cell table:formula="of:=SQRT(((MAX([.B26:.D26])-MIN([.B26:.D26]))/2)^2+0.00005^2)+0.0197" office:value-type="float" office:value="0.0201031128874149" calcext:value-type="float">
            <text:p>0.02010311288741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Root</text:p>
          </table:table-cell>
          <table:table-cell table:number-columns-repeated="1023"/>
        </table:table-row>
        <table:table-row table:style-name="ro2">
          <table:table-cell table:formula="of:=LN([.A4])" office:value-type="float" office:value="0" calcext:value-type="float">
            <text:p>0</text:p>
          </table:table-cell>
          <table:table-cell table:formula="of:=LN([.E4])" office:value-type="float" office:value="3.87830074802311" calcext:value-type="float">
            <text:p>3.87830074802311</text:p>
          </table:table-cell>
          <table:table-cell table:formula="of:=0.05/[.A4]" office:value-type="float" office:value="0.05" calcext:value-type="float">
            <text:p>0.05</text:p>
          </table:table-cell>
          <table:table-cell table:formula="of:=[.H4]/[.E4]" office:value-type="float" office:value="0.00067643242218958" calcext:value-type="float">
            <text:p>0.00067643242219</text:p>
          </table:table-cell>
          <table:table-cell table:number-columns-repeated="1020"/>
        </table:table-row>
        <table:table-row table:style-name="ro2">
          <table:table-cell table:formula="of:=LN([.A5])" office:value-type="float" office:value="1.6094379124341" calcext:value-type="float">
            <text:p>1.6094379124341</text:p>
          </table:table-cell>
          <table:table-cell table:formula="of:=LN([.E5])" office:value-type="float" office:value="3.09214790273001" calcext:value-type="float">
            <text:p>3.09214790273001</text:p>
          </table:table-cell>
          <table:table-cell table:formula="of:=0.05/[.A5]" office:value-type="float" office:value="0.01" calcext:value-type="float">
            <text:p>0.01</text:p>
          </table:table-cell>
          <table:table-cell table:formula="of:=[.H5]/[.E5]" office:value-type="float" office:value="0.00137121603591222" calcext:value-type="float">
            <text:p>0.001371216035912</text:p>
          </table:table-cell>
          <table:table-cell table:number-columns-repeated="1020"/>
        </table:table-row>
        <table:table-row table:style-name="ro2">
          <table:table-cell table:formula="of:=LN([.A6])" office:value-type="float" office:value="2.30258509299405" calcext:value-type="float">
            <text:p>2.30258509299405</text:p>
          </table:table-cell>
          <table:table-cell table:formula="of:=LN([.E6])" office:value-type="float" office:value="2.87474097191164" calcext:value-type="float">
            <text:p>2.87474097191164</text:p>
          </table:table-cell>
          <table:table-cell table:formula="of:=0.05/[.A6]" office:value-type="float" office:value="0.005" calcext:value-type="float">
            <text:p>0.005</text:p>
          </table:table-cell>
          <table:table-cell table:formula="of:=[.H6]/[.E6]" office:value-type="float" office:value="0.00154903331983893" calcext:value-type="float">
            <text:p>0.001549033319839</text:p>
          </table:table-cell>
          <table:table-cell table:number-columns-repeated="1020"/>
        </table:table-row>
        <table:table-row table:style-name="ro2">
          <table:table-cell table:formula="of:=LN([.A7])" office:value-type="float" office:value="2.70805020110221" calcext:value-type="float">
            <text:p>2.70805020110221</text:p>
          </table:table-cell>
          <table:table-cell table:formula="of:=LN([.E7])" office:value-type="float" office:value="2.75205645382025" calcext:value-type="float">
            <text:p>2.75205645382025</text:p>
          </table:table-cell>
          <table:table-cell table:formula="of:=0.05/[.A7]" office:value-type="float" office:value="0.00333333333333333" calcext:value-type="float">
            <text:p>0.003333333333333</text:p>
          </table:table-cell>
          <table:table-cell table:formula="of:=[.H7]/[.E7]" office:value-type="float" office:value="0.0020064077055044" calcext:value-type="float">
            <text:p>0.002006407705504</text:p>
          </table:table-cell>
          <table:table-cell table:number-columns-repeated="1020"/>
        </table:table-row>
        <table:table-row table:style-name="ro2">
          <table:table-cell table:formula="of:=LN([.A8])" office:value-type="float" office:value="2.99573227355399" calcext:value-type="float">
            <text:p>2.99573227355399</text:p>
          </table:table-cell>
          <table:table-cell table:formula="of:=LN([.E8])" office:value-type="float" office:value="2.66504990988951" calcext:value-type="float">
            <text:p>2.66504990988951</text:p>
          </table:table-cell>
          <table:table-cell table:formula="of:=0.05/[.A8]" office:value-type="float" office:value="0.0025" calcext:value-type="float">
            <text:p>0.0025</text:p>
          </table:table-cell>
          <table:table-cell table:formula="of:=[.H8]/[.E8]" office:value-type="float" office:value="0.00157985547054254" calcext:value-type="float">
            <text:p>0.001579855470543</text:p>
          </table:table-cell>
          <table:table-cell table:number-columns-repeated="1020"/>
        </table:table-row>
        <table:table-row table:style-name="ro2">
          <table:table-cell table:formula="of:=LN([.A9])" office:value-type="float" office:value="3.40119738166216" calcext:value-type="float">
            <text:p>3.40119738166216</text:p>
          </table:table-cell>
          <table:table-cell table:formula="of:=LN([.E9])" office:value-type="float" office:value="2.53823675735144" calcext:value-type="float">
            <text:p>2.53823675735144</text:p>
          </table:table-cell>
          <table:table-cell table:formula="of:=0.05/[.A9]" office:value-type="float" office:value="0.00166666666666667" calcext:value-type="float">
            <text:p>0.001666666666667</text:p>
          </table:table-cell>
          <table:table-cell table:formula="of:=[.H9]/[.E9]" office:value-type="float" office:value="0.00208971230243168" calcext:value-type="float">
            <text:p>0.002089712302432</text:p>
          </table:table-cell>
          <table:table-cell table:number-columns-repeated="1020"/>
        </table:table-row>
        <table:table-row table:style-name="ro2">
          <table:table-cell table:formula="of:=LN([.A10])" office:value-type="float" office:value="3.68887945411394" calcext:value-type="float">
            <text:p>3.68887945411394</text:p>
          </table:table-cell>
          <table:table-cell table:formula="of:=LN([.E10])" office:value-type="float" office:value="2.45759254854129" calcext:value-type="float">
            <text:p>2.45759254854129</text:p>
          </table:table-cell>
          <table:table-cell table:formula="of:=0.05/[.A10]" office:value-type="float" office:value="0.00125" calcext:value-type="float">
            <text:p>0.00125</text:p>
          </table:table-cell>
          <table:table-cell table:formula="of:=[.H10]/[.E10]" office:value-type="float" office:value="0.00211535112706967" calcext:value-type="float">
            <text:p>0.00211535112707</text:p>
          </table:table-cell>
          <table:table-cell table:number-columns-repeated="1020"/>
        </table:table-row>
        <table:table-row table:style-name="ro2">
          <table:table-cell table:formula="of:=LN([.A11])" office:value-type="float" office:value="3.91202300542815" calcext:value-type="float">
            <text:p>3.91202300542815</text:p>
          </table:table-cell>
          <table:table-cell table:formula="of:=LN([.E11])" office:value-type="float" office:value="2.41397738088359" calcext:value-type="float">
            <text:p>2.41397738088359</text:p>
          </table:table-cell>
          <table:table-cell table:formula="of:=0.05/[.A11]" office:value-type="float" office:value="0.001" calcext:value-type="float">
            <text:p>0.001</text:p>
          </table:table-cell>
          <table:table-cell table:formula="of:=[.H11]/[.E11]" office:value-type="float" office:value="0.00191895459728647" calcext:value-type="float">
            <text:p>0.001918954597286</text:p>
          </table:table-cell>
          <table:table-cell table:number-columns-repeated="1020"/>
        </table:table-row>
        <table:table-row table:style-name="ro2">
          <table:table-cell table:formula="of:=LN([.A12])" office:value-type="float" office:value="4.0943445622221" calcext:value-type="float">
            <text:p>4.0943445622221</text:p>
          </table:table-cell>
          <table:table-cell table:formula="of:=LN([.E12])" office:value-type="float" office:value="2.39408499258868" calcext:value-type="float">
            <text:p>2.39408499258868</text:p>
          </table:table-cell>
          <table:table-cell table:formula="of:=0.05/[.A12]" office:value-type="float" office:value="0.000833333333333333" calcext:value-type="float">
            <text:p>0.000833333333333</text:p>
          </table:table-cell>
          <table:table-cell table:formula="of:=[.H12]/[.E12]" office:value-type="float" office:value="0.00193470621016111" calcext:value-type="float">
            <text:p>0.001934706210161</text:p>
          </table:table-cell>
          <table:table-cell table:number-columns-repeated="1020"/>
        </table:table-row>
        <table:table-row table:style-name="ro2">
          <table:table-cell table:formula="of:=LN([.A13])" office:value-type="float" office:value="4.24849524204936" calcext:value-type="float">
            <text:p>4.24849524204936</text:p>
          </table:table-cell>
          <table:table-cell table:formula="of:=LN([.E13])" office:value-type="float" office:value="2.38333524267915" calcext:value-type="float">
            <text:p>2.38333524267915</text:p>
          </table:table-cell>
          <table:table-cell table:formula="of:=0.05/[.A13]" office:value-type="float" office:value="0.000714285714285714" calcext:value-type="float">
            <text:p>0.000714285714286</text:p>
          </table:table-cell>
          <table:table-cell table:formula="of:=[.H13]/[.E13]" office:value-type="float" office:value="0.00186352677622505" calcext:value-type="float">
            <text:p>0.001863526776225</text:p>
          </table:table-cell>
          <table:table-cell table:number-columns-repeated="1020"/>
        </table:table-row>
        <table:table-row table:style-name="ro2">
          <table:table-cell table:formula="of:=LN([.A14])" office:value-type="float" office:value="4.38202663467388" calcext:value-type="float">
            <text:p>4.38202663467388</text:p>
          </table:table-cell>
          <table:table-cell table:formula="of:=LN([.E14])" office:value-type="float" office:value="2.3752312829789" calcext:value-type="float">
            <text:p>2.3752312829789</text:p>
          </table:table-cell>
          <table:table-cell table:formula="of:=0.05/[.A14]" office:value-type="float" office:value="0.000625" calcext:value-type="float">
            <text:p>0.000625</text:p>
          </table:table-cell>
          <table:table-cell table:formula="of:=[.H14]/[.E14]" office:value-type="float" office:value="0.00197152862807276" calcext:value-type="float">
            <text:p>0.001971528628073</text:p>
          </table:table-cell>
          <table:table-cell table:number-columns-repeated="1020"/>
        </table:table-row>
        <table:table-row table:style-name="ro2">
          <table:table-cell table:formula="of:=LN([.A15])" office:value-type="float" office:value="4.44265125649032" calcext:value-type="float">
            <text:p>4.44265125649032</text:p>
          </table:table-cell>
          <table:table-cell table:formula="of:=LN([.E15])" office:value-type="float" office:value="2.37170684506443" calcext:value-type="float">
            <text:p>2.37170684506443</text:p>
          </table:table-cell>
          <table:table-cell table:formula="of:=0.05/[.A15]" office:value-type="float" office:value="0.000588235294117647" calcext:value-type="float">
            <text:p>0.000588235294118</text:p>
          </table:table-cell>
          <table:table-cell table:formula="of:=[.H15]/[.E15]" office:value-type="float" office:value="0.00188532308903373" calcext:value-type="float">
            <text:p>0.001885323089034</text:p>
          </table:table-cell>
          <table:table-cell table:number-columns-repeated="1020"/>
        </table:table-row>
        <table:table-row table:style-name="ro2">
          <table:table-cell table:formula="of:=LN([.A16])" office:value-type="float" office:value="4.49980967033027" calcext:value-type="float">
            <text:p>4.49980967033027</text:p>
          </table:table-cell>
          <table:table-cell table:formula="of:=LN([.E16])" office:value-type="float" office:value="2.36820115837224" calcext:value-type="float">
            <text:p>2.36820115837224</text:p>
          </table:table-cell>
          <table:table-cell table:formula="of:=0.05/[.A16]" office:value-type="float" office:value="0.000555555555555556" calcext:value-type="float">
            <text:p>0.000555555555556</text:p>
          </table:table-cell>
          <table:table-cell table:formula="of:=[.H16]/[.E16]" office:value-type="float" office:value="0.00186876189505181" calcext:value-type="float">
            <text:p>0.001868761895052</text:p>
          </table:table-cell>
          <table:table-cell table:number-columns-repeated="1020"/>
        </table:table-row>
        <table:table-row table:style-name="ro2">
          <table:table-cell table:formula="of:=LN([.A17])" office:value-type="float" office:value="4.55387689160054" calcext:value-type="float">
            <text:p>4.55387689160054</text:p>
          </table:table-cell>
          <table:table-cell table:formula="of:=LN([.E17])" office:value-type="float" office:value="2.36460481963041" calcext:value-type="float">
            <text:p>2.36460481963041</text:p>
          </table:table-cell>
          <table:table-cell table:formula="of:=0.05/[.A17]" office:value-type="float" office:value="0.000526315789473684" calcext:value-type="float">
            <text:p>0.000526315789474</text:p>
          </table:table-cell>
          <table:table-cell table:formula="of:=[.H17]/[.E17]" office:value-type="float" office:value="0.00201607614217029" calcext:value-type="float">
            <text:p>0.00201607614217</text:p>
          </table:table-cell>
          <table:table-cell table:number-columns-repeated="1020"/>
        </table:table-row>
        <table:table-row table:style-name="ro2">
          <table:table-cell table:formula="of:=LN([.A18])" office:value-type="float" office:value="4.60517018598809" calcext:value-type="float">
            <text:p>4.60517018598809</text:p>
          </table:table-cell>
          <table:table-cell table:formula="of:=LN([.E18])" office:value-type="float" office:value="2.36140416421596" calcext:value-type="float">
            <text:p>2.36140416421596</text:p>
          </table:table-cell>
          <table:table-cell table:formula="of:=0.05/[.A18]" office:value-type="float" office:value="0.0005" calcext:value-type="float">
            <text:p>0.0005</text:p>
          </table:table-cell>
          <table:table-cell table:formula="of:=[.H18]/[.E18]" office:value-type="float" office:value="0.00190484737465766" calcext:value-type="float">
            <text:p>0.001904847374658</text:p>
          </table:table-cell>
          <table:table-cell table:number-columns-repeated="1020"/>
        </table:table-row>
        <table:table-row table:style-name="ro2">
          <table:table-cell table:formula="of:=LN([.A19])" office:value-type="float" office:value="4.70048036579242" calcext:value-type="float">
            <text:p>4.70048036579242</text:p>
          </table:table-cell>
          <table:table-cell table:formula="of:=LN([.E19])" office:value-type="float" office:value="2.35500358743985" calcext:value-type="float">
            <text:p>2.35500358743985</text:p>
          </table:table-cell>
          <table:table-cell table:formula="of:=0.05/[.A19]" office:value-type="float" office:value="0.000454545454545455" calcext:value-type="float">
            <text:p>0.000454545454545</text:p>
          </table:table-cell>
          <table:table-cell table:formula="of:=[.H19]/[.E19]" office:value-type="float" office:value="0.00196440708090191" calcext:value-type="float">
            <text:p>0.001964407080902</text:p>
          </table:table-cell>
          <table:table-cell table:number-columns-repeated="1020"/>
        </table:table-row>
        <table:table-row table:style-name="ro2">
          <table:table-cell table:formula="of:=LN([.A20])" office:value-type="float" office:value="4.78749174278205" calcext:value-type="float">
            <text:p>4.78749174278205</text:p>
          </table:table-cell>
          <table:table-cell table:formula="of:=LN([.E20])" office:value-type="float" office:value="2.3481478324044" calcext:value-type="float">
            <text:p>2.3481478324044</text:p>
          </table:table-cell>
          <table:table-cell table:formula="of:=0.05/[.A20]" office:value-type="float" office:value="0.000416666666666667" calcext:value-type="float">
            <text:p>0.000416666666667</text:p>
          </table:table-cell>
          <table:table-cell table:formula="of:=[.H20]/[.E20]" office:value-type="float" office:value="0.00195407406267038" calcext:value-type="float">
            <text:p>0.00195407406267</text:p>
          </table:table-cell>
          <table:table-cell table:number-columns-repeated="1020"/>
        </table:table-row>
        <table:table-row table:style-name="ro2">
          <table:table-cell table:formula="of:=LN([.A21])" office:value-type="float" office:value="4.86753445045558" calcext:value-type="float">
            <text:p>4.86753445045558</text:p>
          </table:table-cell>
          <table:table-cell table:formula="of:=LN([.E21])" office:value-type="float" office:value="2.33976847578825" calcext:value-type="float">
            <text:p>2.33976847578825</text:p>
          </table:table-cell>
          <table:table-cell table:formula="of:=0.05/[.A21]" office:value-type="float" office:value="0.000384615384615385" calcext:value-type="float">
            <text:p>0.000384615384615</text:p>
          </table:table-cell>
          <table:table-cell table:formula="of:=[.H21]/[.E21]" office:value-type="float" office:value="0.0019226583889338" calcext:value-type="float">
            <text:p>0.001922658388934</text:p>
          </table:table-cell>
          <table:table-cell table:number-columns-repeated="1020"/>
        </table:table-row>
        <table:table-row table:style-name="ro2">
          <table:table-cell table:formula="of:=LN([.A22])" office:value-type="float" office:value="4.9416424226093" calcext:value-type="float">
            <text:p>4.9416424226093</text:p>
          </table:table-cell>
          <table:table-cell table:formula="of:=LN([.E22])" office:value-type="float" office:value="2.32961643204508" calcext:value-type="float">
            <text:p>2.32961643204508</text:p>
          </table:table-cell>
          <table:table-cell table:formula="of:=0.05/[.A22]" office:value-type="float" office:value="0.000357142857142857" calcext:value-type="float">
            <text:p>0.000357142857143</text:p>
          </table:table-cell>
          <table:table-cell table:formula="of:=[.H22]/[.E22]" office:value-type="float" office:value="0.00201491621761002" calcext:value-type="float">
            <text:p>0.00201491621761</text:p>
          </table:table-cell>
          <table:table-cell table:number-columns-repeated="1020"/>
        </table:table-row>
        <table:table-row table:style-name="ro2">
          <table:table-cell table:formula="of:=LN([.A23])" office:value-type="float" office:value="5.01063529409626" calcext:value-type="float">
            <text:p>5.01063529409626</text:p>
          </table:table-cell>
          <table:table-cell table:formula="of:=LN([.E23])" office:value-type="float" office:value="2.31732591131554" calcext:value-type="float">
            <text:p>2.31732591131554</text:p>
          </table:table-cell>
          <table:table-cell table:formula="of:=0.05/[.A23]" office:value-type="float" office:value="0.000333333333333333" calcext:value-type="float">
            <text:p>0.000333333333333</text:p>
          </table:table-cell>
          <table:table-cell table:formula="of:=[.H23]/[.E23]" office:value-type="float" office:value="0.00199068766626159" calcext:value-type="float">
            <text:p>0.001990687666262</text:p>
          </table:table-cell>
          <table:table-cell table:number-columns-repeated="1020"/>
        </table:table-row>
        <table:table-row table:style-name="ro2">
          <table:table-cell table:formula="of:=LN([.A24])" office:value-type="float" office:value="5.07517381523383" calcext:value-type="float">
            <text:p>5.07517381523383</text:p>
          </table:table-cell>
          <table:table-cell table:formula="of:=LN([.E24])" office:value-type="float" office:value="2.30375107963401" calcext:value-type="float">
            <text:p>2.30375107963401</text:p>
          </table:table-cell>
          <table:table-cell table:formula="of:=0.05/[.A24]" office:value-type="float" office:value="0.0003125" calcext:value-type="float">
            <text:p>0.0003125</text:p>
          </table:table-cell>
          <table:table-cell table:formula="of:=[.H24]/[.E24]" office:value-type="float" office:value="0.00206771259061682" calcext:value-type="float">
            <text:p>0.002067712590617</text:p>
          </table:table-cell>
          <table:table-cell table:number-columns-repeated="1020"/>
        </table:table-row>
        <table:table-row table:style-name="ro2">
          <table:table-cell table:formula="of:=LN([.A25])" office:value-type="float" office:value="5.13579843705026" calcext:value-type="float">
            <text:p>5.13579843705026</text:p>
          </table:table-cell>
          <table:table-cell table:formula="of:=LN([.E25])" office:value-type="float" office:value="2.29236639279971" calcext:value-type="float">
            <text:p>2.29236639279971</text:p>
          </table:table-cell>
          <table:table-cell table:formula="of:=0.05/[.A25]" office:value-type="float" office:value="0.000294117647058824" calcext:value-type="float">
            <text:p>0.000294117647059</text:p>
          </table:table-cell>
          <table:table-cell table:formula="of:=[.H25]/[.E25]" office:value-type="float" office:value="0.00205106042050235" calcext:value-type="float">
            <text:p>0.002051060420502</text:p>
          </table:table-cell>
          <table:table-cell table:number-columns-repeated="1020"/>
        </table:table-row>
        <table:table-row table:style-name="ro2">
          <table:table-cell table:formula="of:=LN([.A26])" office:value-type="float" office:value="5.19295685089021" calcext:value-type="float">
            <text:p>5.19295685089021</text:p>
          </table:table-cell>
          <table:table-cell table:formula="of:=LN([.E26])" office:value-type="float" office:value="2.28268846127959" calcext:value-type="float">
            <text:p>2.28268846127959</text:p>
          </table:table-cell>
          <table:table-cell table:formula="of:=0.05/[.A26]" office:value-type="float" office:value="0.000277777777777778" calcext:value-type="float">
            <text:p>0.000277777777778</text:p>
          </table:table-cell>
          <table:table-cell table:formula="of:=[.H26]/[.E26]" office:value-type="float" office:value="0.00205071028128276" calcext:value-type="float">
            <text:p>0.002050710281283</text:p>
          </table:table-cell>
          <table:table-cell table:number-columns-repeated="1020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3 30kHz" table:style-name="ta3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Diode 3</text:p>
          </table:table-cell>
          <table:table-cell/>
          <table:table-cell table:style-name="ce1" office:value-type="string" calcext:value-type="string">
            <text:p>Freq:</text:p>
          </table:table-cell>
          <table:table-cell table:style-name="ce2" office:value-type="string" calcext:value-type="string">
            <text:p>30 kHz</text:p>
          </table:table-cell>
          <table:table-cell table:style-name="ce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oltage (-V)</text:p>
          </table:table-cell>
          <table:table-cell table:style-name="ce1" office:value-type="string" calcext:value-type="string">
            <text:p>C (pF)</text:p>
          </table:table-cell>
          <table:table-cell table:style-name="ce1" table:number-columns-repeated="2"/>
          <table:table-cell table:style-name="ce1" office:value-type="string" calcext:value-type="string">
            <text:p>C Av. (pF)</text:p>
          </table:table-cell>
          <table:table-cell table:style-name="ce1" office:value-type="string" calcext:value-type="string">
            <text:p>ln(V)</text:p>
          </table:table-cell>
          <table:table-cell table:style-name="ce1" office:value-type="string" calcext:value-type="string">
            <text:p>ln( C )</text:p>
          </table:table-cell>
          <table:table-cell table:style-name="ce1" office:value-type="string" calcext:value-type="string">
            <text:p>Err C (pF)</text:p>
          </table:table-cell>
          <table:table-cell>
            <draw:frame table:end-cell-address="'D3 30kHz'.T29" table:end-x="48.22pt" table:end-y="12.73pt" draw:z-index="0" draw:name="Chart 1" draw:style-name="gr1" draw:text-style-name="P1" svg:width="533.4pt" svg:height="400.85pt" svg:x="45.01pt" svg:y="1.87pt">
              <loext:p draw:notify-on-update-of-ranges="'D3 30kHz'.G1:'D3 30kHz'.G2 'D3 30kHz'.G4:'D3 30kHz'.G26 'D3 30kHz'.F4:'D3 30kHz'.F26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5.705" calcext:value-type="float">
            <text:p>35.705</text:p>
          </table:table-cell>
          <table:table-cell table:style-name="ce2" office:value-type="float" office:value="35.685" calcext:value-type="float">
            <text:p>35.685</text:p>
          </table:table-cell>
          <table:table-cell table:style-name="ce2" office:value-type="float" office:value="35.67" calcext:value-type="float">
            <text:p>35.67</text:p>
          </table:table-cell>
          <table:table-cell table:formula="of:=AVERAGE([.B4:.D4])" office:value-type="float" office:value="35.6866666666667" calcext:value-type="float">
            <text:p>35.6866666666667</text:p>
          </table:table-cell>
          <table:table-cell table:formula="of:=LN([.A4])" office:value-type="float" office:value="0" calcext:value-type="float">
            <text:p>0</text:p>
          </table:table-cell>
          <table:table-cell table:formula="of:=LN([.E4])" office:value-type="float" office:value="3.57477713629713" calcext:value-type="float">
            <text:p>3.57477713629713</text:p>
          </table:table-cell>
          <table:table-cell table:formula="of:=SQRT(((MAX([.B4:.D4])-MIN([.B4:.D4]))/2)^2+0.0005^2)+0.0265" office:value-type="float" office:value="0.0440071414000099" calcext:value-type="float">
            <text:p>0.04400714140001</text:p>
          </table:table-cell>
          <table:table-cell table:number-columns-repeated="101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19.458" calcext:value-type="float">
            <text:p>19.458</text:p>
          </table:table-cell>
          <table:table-cell table:style-name="ce2" office:value-type="float" office:value="19.464" calcext:value-type="float">
            <text:p>19.464</text:p>
          </table:table-cell>
          <table:table-cell table:style-name="ce2" office:value-type="float" office:value="19.468" calcext:value-type="float">
            <text:p>19.468</text:p>
          </table:table-cell>
          <table:table-cell table:formula="of:=AVERAGE([.B5:.D5])" office:value-type="float" office:value="19.4633333333333" calcext:value-type="float">
            <text:p>19.4633333333333</text:p>
          </table:table-cell>
          <table:table-cell table:formula="of:=LN([.A5])" office:value-type="float" office:value="1.6094379124341" calcext:value-type="float">
            <text:p>1.6094379124341</text:p>
          </table:table-cell>
          <table:table-cell table:formula="of:=LN([.E5])" office:value-type="float" office:value="2.96853235362734" calcext:value-type="float">
            <text:p>2.96853235362734</text:p>
          </table:table-cell>
          <table:table-cell table:formula="of:=SQRT(((MAX([.B5:.D5])-MIN([.B5:.D5]))/2)^2+0.0005^2)+0.0265" office:value-type="float" office:value="0.0315249378105612" calcext:value-type="float">
            <text:p>0.031524937810561</text:p>
          </table:table-cell>
          <table:table-cell table:number-columns-repeated="101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.086" calcext:value-type="float">
            <text:p>16.086</text:p>
          </table:table-cell>
          <table:table-cell table:style-name="ce2" office:value-type="float" office:value="16.092" calcext:value-type="float">
            <text:p>16.092</text:p>
          </table:table-cell>
          <table:table-cell table:style-name="ce2" office:value-type="float" office:value="16.098" calcext:value-type="float">
            <text:p>16.098</text:p>
          </table:table-cell>
          <table:table-cell table:formula="of:=AVERAGE([.B6:.D6])" office:value-type="float" office:value="16.092" calcext:value-type="float">
            <text:p>16.092</text:p>
          </table:table-cell>
          <table:table-cell table:formula="of:=LN([.A6])" office:value-type="float" office:value="2.30258509299405" calcext:value-type="float">
            <text:p>2.30258509299405</text:p>
          </table:table-cell>
          <table:table-cell table:formula="of:=LN([.E6])" office:value-type="float" office:value="2.77832225408754" calcext:value-type="float">
            <text:p>2.77832225408754</text:p>
          </table:table-cell>
          <table:table-cell table:formula="of:=SQRT(((MAX([.B6:.D6])-MIN([.B6:.D6]))/2)^2+0.0005^2)+0.0265" office:value-type="float" office:value="0.0325207972893964" calcext:value-type="float">
            <text:p>0.032520797289396</text:p>
          </table:table-cell>
          <table:table-cell table:number-columns-repeated="101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.456" calcext:value-type="float">
            <text:p>14.456</text:p>
          </table:table-cell>
          <table:table-cell table:style-name="ce2" office:value-type="float" office:value="14.46" calcext:value-type="float">
            <text:p>14.46</text:p>
          </table:table-cell>
          <table:table-cell table:style-name="ce2" office:value-type="float" office:value="14.462" calcext:value-type="float">
            <text:p>14.462</text:p>
          </table:table-cell>
          <table:table-cell table:formula="of:=AVERAGE([.B7:.D7])" office:value-type="float" office:value="14.4593333333333" calcext:value-type="float">
            <text:p>14.4593333333333</text:p>
          </table:table-cell>
          <table:table-cell table:formula="of:=LN([.A7])" office:value-type="float" office:value="2.70805020110221" calcext:value-type="float">
            <text:p>2.70805020110221</text:p>
          </table:table-cell>
          <table:table-cell table:formula="of:=LN([.E7])" office:value-type="float" office:value="2.67134011147231" calcext:value-type="float">
            <text:p>2.67134011147231</text:p>
          </table:table-cell>
          <table:table-cell table:formula="of:=SQRT(((MAX([.B7:.D7])-MIN([.B7:.D7]))/2)^2+0.0005^2)+0.0265" office:value-type="float" office:value="0.0295413812651492" calcext:value-type="float">
            <text:p>0.029541381265149</text:p>
          </table:table-cell>
          <table:table-cell table:number-columns-repeated="101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.398" calcext:value-type="float">
            <text:p>13.398</text:p>
          </table:table-cell>
          <table:table-cell table:style-name="ce2" office:value-type="float" office:value="13.402" calcext:value-type="float">
            <text:p>13.402</text:p>
          </table:table-cell>
          <table:table-cell table:style-name="ce2" office:value-type="float" office:value="13.404" calcext:value-type="float">
            <text:p>13.404</text:p>
          </table:table-cell>
          <table:table-cell table:formula="of:=AVERAGE([.B8:.D8])" office:value-type="float" office:value="13.4013333333333" calcext:value-type="float">
            <text:p>13.4013333333333</text:p>
          </table:table-cell>
          <table:table-cell table:formula="of:=LN([.A8])" office:value-type="float" office:value="2.99573227355399" calcext:value-type="float">
            <text:p>2.99573227355399</text:p>
          </table:table-cell>
          <table:table-cell table:formula="of:=LN([.E8])" office:value-type="float" office:value="2.59535420449438" calcext:value-type="float">
            <text:p>2.59535420449438</text:p>
          </table:table-cell>
          <table:table-cell table:formula="of:=SQRT(((MAX([.B8:.D8])-MIN([.B8:.D8]))/2)^2+0.0005^2)+0.0265" office:value-type="float" office:value="0.0295413812651492" calcext:value-type="float">
            <text:p>0.029541381265149</text:p>
          </table:table-cell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float" office:value="12.05" calcext:value-type="float">
            <text:p>12.05</text:p>
          </table:table-cell>
          <table:table-cell table:style-name="ce2" office:value-type="float" office:value="12.054" calcext:value-type="float">
            <text:p>12.054</text:p>
          </table:table-cell>
          <table:table-cell table:style-name="ce2" office:value-type="float" office:value="12.056" calcext:value-type="float">
            <text:p>12.056</text:p>
          </table:table-cell>
          <table:table-cell table:formula="of:=AVERAGE([.B9:.D9])" office:value-type="float" office:value="12.0533333333333" calcext:value-type="float">
            <text:p>12.0533333333333</text:p>
          </table:table-cell>
          <table:table-cell table:formula="of:=LN([.A9])" office:value-type="float" office:value="3.40119738166216" calcext:value-type="float">
            <text:p>3.40119738166216</text:p>
          </table:table-cell>
          <table:table-cell table:formula="of:=LN([.E9])" office:value-type="float" office:value="2.48934124685587" calcext:value-type="float">
            <text:p>2.48934124685587</text:p>
          </table:table-cell>
          <table:table-cell table:formula="of:=SQRT(((MAX([.B9:.D9])-MIN([.B9:.D9]))/2)^2+0.0005^2)+0.0265" office:value-type="float" office:value="0.0295413812651483" calcext:value-type="float">
            <text:p>0.029541381265148</text:p>
          </table:table-cell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 office:value-type="float" office:value="11.278" calcext:value-type="float">
            <text:p>11.278</text:p>
          </table:table-cell>
          <table:table-cell table:number-columns-repeated="2" table:style-name="ce2" office:value-type="float" office:value="11.28" calcext:value-type="float">
            <text:p>11.28</text:p>
          </table:table-cell>
          <table:table-cell table:formula="of:=AVERAGE([.B10:.D10])" office:value-type="float" office:value="11.2793333333333" calcext:value-type="float">
            <text:p>11.2793333333333</text:p>
          </table:table-cell>
          <table:table-cell table:formula="of:=LN([.A10])" office:value-type="float" office:value="3.68887945411394" calcext:value-type="float">
            <text:p>3.68887945411394</text:p>
          </table:table-cell>
          <table:table-cell table:formula="of:=LN([.E10])" office:value-type="float" office:value="2.42297214266849" calcext:value-type="float">
            <text:p>2.42297214266849</text:p>
          </table:table-cell>
          <table:table-cell table:formula="of:=SQRT(((MAX([.B10:.D10])-MIN([.B10:.D10]))/2)^2+0.0005^2)+0.0265" office:value-type="float" office:value="0.0276180339887494" calcext:value-type="float">
            <text:p>0.027618033988749</text:p>
          </table:table-cell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3" office:value-type="float" office:value="10.866" calcext:value-type="float">
            <text:p>11</text:p>
          </table:table-cell>
          <table:table-cell table:number-columns-repeated="2" table:style-name="ce2" office:value-type="float" office:value="10.868" calcext:value-type="float">
            <text:p>10.868</text:p>
          </table:table-cell>
          <table:table-cell table:formula="of:=AVERAGE([.B11:.D11])" office:value-type="float" office:value="10.8673333333333" calcext:value-type="float">
            <text:p>10.8673333333333</text:p>
          </table:table-cell>
          <table:table-cell table:formula="of:=LN([.A11])" office:value-type="float" office:value="3.91202300542815" calcext:value-type="float">
            <text:p>3.91202300542815</text:p>
          </table:table-cell>
          <table:table-cell table:formula="of:=LN([.E11])" office:value-type="float" office:value="2.38576134751599" calcext:value-type="float">
            <text:p>2.38576134751599</text:p>
          </table:table-cell>
          <table:table-cell table:formula="of:=SQRT(((MAX([.B11:.D11])-MIN([.B11:.D11]))/2)^2+0.0005^2)+0.0265" office:value-type="float" office:value="0.0276180339887502" calcext:value-type="float">
            <text:p>0.02761803398875</text:p>
          </table:table-cell>
          <table:table-cell table:number-columns-repeated="1016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3" table:style-name="ce2" office:value-type="float" office:value="10.658" calcext:value-type="float">
            <text:p>10.658</text:p>
          </table:table-cell>
          <table:table-cell table:formula="of:=AVERAGE([.B12:.D12])" office:value-type="float" office:value="10.658" calcext:value-type="float">
            <text:p>10.658</text:p>
          </table:table-cell>
          <table:table-cell table:formula="of:=LN([.A12])" office:value-type="float" office:value="4.0943445622221" calcext:value-type="float">
            <text:p>4.0943445622221</text:p>
          </table:table-cell>
          <table:table-cell table:formula="of:=LN([.E12])" office:value-type="float" office:value="2.36631078387459" calcext:value-type="float">
            <text:p>2.36631078387459</text:p>
          </table:table-cell>
          <table:table-cell table:formula="of:=SQRT(((MAX([.B12:.D12])-MIN([.B12:.D12]))/2)^2+0.0005^2)+0.0265" office:value-type="float" office:value="0.027" calcext:value-type="float">
            <text:p>0.027</text:p>
          </table:table-cell>
          <table:table-cell table:number-columns-repeated="1016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2" office:value-type="float" office:value="10.526" calcext:value-type="float">
            <text:p>10.526</text:p>
          </table:table-cell>
          <table:table-cell table:number-columns-repeated="2" table:style-name="ce2" office:value-type="float" office:value="10.528" calcext:value-type="float">
            <text:p>10.528</text:p>
          </table:table-cell>
          <table:table-cell table:formula="of:=AVERAGE([.B13:.D13])" office:value-type="float" office:value="10.5273333333333" calcext:value-type="float">
            <text:p>10.5273333333333</text:p>
          </table:table-cell>
          <table:table-cell table:formula="of:=LN([.A13])" office:value-type="float" office:value="4.24849524204936" calcext:value-type="float">
            <text:p>4.24849524204936</text:p>
          </table:table-cell>
          <table:table-cell table:formula="of:=LN([.E13])" office:value-type="float" office:value="2.35397504937634" calcext:value-type="float">
            <text:p>2.35397504937634</text:p>
          </table:table-cell>
          <table:table-cell table:formula="of:=SQRT(((MAX([.B13:.D13])-MIN([.B13:.D13]))/2)^2+0.0005^2)+0.0265" office:value-type="float" office:value="0.0276180339887502" calcext:value-type="float">
            <text:p>0.02761803398875</text:p>
          </table:table-cell>
          <table:table-cell table:number-columns-repeated="1016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2" office:value-type="float" office:value="10.422" calcext:value-type="float">
            <text:p>10.422</text:p>
          </table:table-cell>
          <table:table-cell table:style-name="ce2" office:value-type="float" office:value="10.42" calcext:value-type="float">
            <text:p>10.42</text:p>
          </table:table-cell>
          <table:table-cell table:style-name="ce2" office:value-type="float" office:value="10.422" calcext:value-type="float">
            <text:p>10.422</text:p>
          </table:table-cell>
          <table:table-cell table:formula="of:=AVERAGE([.B14:.D14])" office:value-type="float" office:value="10.4213333333333" calcext:value-type="float">
            <text:p>10.4213333333333</text:p>
          </table:table-cell>
          <table:table-cell table:formula="of:=LN([.A14])" office:value-type="float" office:value="4.38202663467388" calcext:value-type="float">
            <text:p>4.38202663467388</text:p>
          </table:table-cell>
          <table:table-cell table:formula="of:=LN([.E14])" office:value-type="float" office:value="2.34385498719226" calcext:value-type="float">
            <text:p>2.34385498719226</text:p>
          </table:table-cell>
          <table:table-cell table:formula="of:=SQRT(((MAX([.B14:.D14])-MIN([.B14:.D14]))/2)^2+0.0005^2)+0.0265" office:value-type="float" office:value="0.0276180339887502" calcext:value-type="float">
            <text:p>0.02761803398875</text:p>
          </table:table-cell>
          <table:table-cell table:number-columns-repeated="1016"/>
        </table:table-row>
        <table:table-row table:style-name="ro2">
          <table:table-cell office:value-type="float" office:value="85" calcext:value-type="float">
            <text:p>85</text:p>
          </table:table-cell>
          <table:table-cell table:number-columns-repeated="3" table:style-name="ce2" office:value-type="float" office:value="10.37" calcext:value-type="float">
            <text:p>10.37</text:p>
          </table:table-cell>
          <table:table-cell table:formula="of:=AVERAGE([.B15:.D15])" office:value-type="float" office:value="10.37" calcext:value-type="float">
            <text:p>10.37</text:p>
          </table:table-cell>
          <table:table-cell table:formula="of:=LN([.A15])" office:value-type="float" office:value="4.44265125649032" calcext:value-type="float">
            <text:p>4.44265125649032</text:p>
          </table:table-cell>
          <table:table-cell table:formula="of:=LN([.E15])" office:value-type="float" office:value="2.33891702224144" calcext:value-type="float">
            <text:p>2.33891702224144</text:p>
          </table:table-cell>
          <table:table-cell table:formula="of:=SQRT(((MAX([.B15:.D15])-MIN([.B15:.D15]))/2)^2+0.0005^2)+0.0265" office:value-type="float" office:value="0.027" calcext:value-type="float">
            <text:p>0.027</text:p>
          </table:table-cell>
          <table:table-cell table:number-columns-repeated="1016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3" table:style-name="ce2" office:value-type="float" office:value="10.32" calcext:value-type="float">
            <text:p>10.32</text:p>
          </table:table-cell>
          <table:table-cell table:formula="of:=AVERAGE([.B16:.D16])" office:value-type="float" office:value="10.32" calcext:value-type="float">
            <text:p>10.32</text:p>
          </table:table-cell>
          <table:table-cell table:formula="of:=LN([.A16])" office:value-type="float" office:value="4.49980967033027" calcext:value-type="float">
            <text:p>4.49980967033027</text:p>
          </table:table-cell>
          <table:table-cell table:formula="of:=LN([.E16])" office:value-type="float" office:value="2.33408376005342" calcext:value-type="float">
            <text:p>2.33408376005342</text:p>
          </table:table-cell>
          <table:table-cell table:formula="of:=SQRT(((MAX([.B16:.D16])-MIN([.B16:.D16]))/2)^2+0.0005^2)+0.0265" office:value-type="float" office:value="0.027" calcext:value-type="float">
            <text:p>0.027</text:p>
          </table:table-cell>
          <table:table-cell table:number-columns-repeated="1016"/>
        </table:table-row>
        <table:table-row table:style-name="ro2">
          <table:table-cell office:value-type="float" office:value="95" calcext:value-type="float">
            <text:p>95</text:p>
          </table:table-cell>
          <table:table-cell table:number-columns-repeated="3" table:style-name="ce2" office:value-type="float" office:value="10.268" calcext:value-type="float">
            <text:p>10.268</text:p>
          </table:table-cell>
          <table:table-cell table:formula="of:=AVERAGE([.B17:.D17])" office:value-type="float" office:value="10.268" calcext:value-type="float">
            <text:p>10.268</text:p>
          </table:table-cell>
          <table:table-cell table:formula="of:=LN([.A17])" office:value-type="float" office:value="4.55387689160054" calcext:value-type="float">
            <text:p>4.55387689160054</text:p>
          </table:table-cell>
          <table:table-cell table:formula="of:=LN([.E17])" office:value-type="float" office:value="2.32903226300889" calcext:value-type="float">
            <text:p>2.32903226300889</text:p>
          </table:table-cell>
          <table:table-cell table:formula="of:=SQRT(((MAX([.B17:.D17])-MIN([.B17:.D17]))/2)^2+0.0005^2)+0.0265" office:value-type="float" office:value="0.027" calcext:value-type="float">
            <text:p>0.027</text:p>
          </table:table-cell>
          <table:table-cell table:number-columns-repeated="1016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2" table:style-name="ce2" office:value-type="float" office:value="10.218" calcext:value-type="float">
            <text:p>10.218</text:p>
          </table:table-cell>
          <table:table-cell table:style-name="ce2" office:value-type="float" office:value="10.22" calcext:value-type="float">
            <text:p>10.22</text:p>
          </table:table-cell>
          <table:table-cell table:formula="of:=AVERAGE([.B18:.D18])" office:value-type="float" office:value="10.2186666666667" calcext:value-type="float">
            <text:p>10.2186666666667</text:p>
          </table:table-cell>
          <table:table-cell table:formula="of:=LN([.A18])" office:value-type="float" office:value="4.60517018598809" calcext:value-type="float">
            <text:p>4.60517018598809</text:p>
          </table:table-cell>
          <table:table-cell table:formula="of:=LN([.E18])" office:value-type="float" office:value="2.32421611312034" calcext:value-type="float">
            <text:p>2.32421611312034</text:p>
          </table:table-cell>
          <table:table-cell table:formula="of:=SQRT(((MAX([.B18:.D18])-MIN([.B18:.D18]))/2)^2+0.0005^2)+0.0265" office:value-type="float" office:value="0.0276180339887502" calcext:value-type="float">
            <text:p>0.02761803398875</text:p>
          </table:table-cell>
          <table:table-cell table:number-columns-repeated="1016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2" office:value-type="float" office:value="10.114" calcext:value-type="float">
            <text:p>10.114</text:p>
          </table:table-cell>
          <table:table-cell table:style-name="ce2" office:value-type="float" office:value="10.112" calcext:value-type="float">
            <text:p>10.112</text:p>
          </table:table-cell>
          <table:table-cell table:style-name="ce2" office:value-type="float" office:value="10.116" calcext:value-type="float">
            <text:p>10.116</text:p>
          </table:table-cell>
          <table:table-cell table:formula="of:=AVERAGE([.B19:.D19])" office:value-type="float" office:value="10.114" calcext:value-type="float">
            <text:p>10.114</text:p>
          </table:table-cell>
          <table:table-cell table:formula="of:=LN([.A19])" office:value-type="float" office:value="4.70048036579242" calcext:value-type="float">
            <text:p>4.70048036579242</text:p>
          </table:table-cell>
          <table:table-cell table:formula="of:=LN([.E19])" office:value-type="float" office:value="2.31392060265779" calcext:value-type="float">
            <text:p>2.31392060265779</text:p>
          </table:table-cell>
          <table:table-cell table:formula="of:=SQRT(((MAX([.B19:.D19])-MIN([.B19:.D19]))/2)^2+0.0005^2)+0.0265" office:value-type="float" office:value="0.0285615528128086" calcext:value-type="float">
            <text:p>0.028561552812809</text:p>
          </table:table-cell>
          <table:table-cell table:number-columns-repeated="1016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0.002" calcext:value-type="float">
            <text:p>10.002</text:p>
          </table:table-cell>
          <table:table-cell table:formula="of:=AVERAGE([.B20:.D20])" office:value-type="float" office:value="10.0013333333333" calcext:value-type="float">
            <text:p>10.0013333333333</text:p>
          </table:table-cell>
          <table:table-cell table:formula="of:=LN([.A20])" office:value-type="float" office:value="4.78749174278205" calcext:value-type="float">
            <text:p>4.78749174278205</text:p>
          </table:table-cell>
          <table:table-cell table:formula="of:=LN([.E20])" office:value-type="float" office:value="2.30271841743928" calcext:value-type="float">
            <text:p>2.30271841743928</text:p>
          </table:table-cell>
          <table:table-cell table:formula="of:=SQRT(((MAX([.B20:.D20])-MIN([.B20:.D20]))/2)^2+0.0005^2)+0.0265" office:value-type="float" office:value="0.0276180339887502" calcext:value-type="float">
            <text:p>0.02761803398875</text:p>
          </table:table-cell>
          <table:table-cell table:number-columns-repeated="1016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2" office:value-type="float" office:value="9.878" calcext:value-type="float">
            <text:p>9.878</text:p>
          </table:table-cell>
          <table:table-cell table:number-columns-repeated="2" table:style-name="ce2" office:value-type="float" office:value="9.88" calcext:value-type="float">
            <text:p>9.88</text:p>
          </table:table-cell>
          <table:table-cell table:formula="of:=AVERAGE([.B21:.D21])" office:value-type="float" office:value="9.87933333333333" calcext:value-type="float">
            <text:p>9.87933333333333</text:p>
          </table:table-cell>
          <table:table-cell table:formula="of:=LN([.A21])" office:value-type="float" office:value="4.86753445045558" calcext:value-type="float">
            <text:p>4.86753445045558</text:p>
          </table:table-cell>
          <table:table-cell table:formula="of:=LN([.E21])" office:value-type="float" office:value="2.29044503309988" calcext:value-type="float">
            <text:p>2.29044503309988</text:p>
          </table:table-cell>
          <table:table-cell table:formula="of:=SQRT(((MAX([.B21:.D21])-MIN([.B21:.D21]))/2)^2+0.0005^2)+0.0265" office:value-type="float" office:value="0.0276180339887502" calcext:value-type="float">
            <text:p>0.02761803398875</text:p>
          </table:table-cell>
          <table:table-cell table:number-columns-repeated="1016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2" office:value-type="float" office:value="9.752" calcext:value-type="float">
            <text:p>9.752</text:p>
          </table:table-cell>
          <table:table-cell table:number-columns-repeated="2" table:style-name="ce2" office:value-type="float" office:value="9.754" calcext:value-type="float">
            <text:p>9.754</text:p>
          </table:table-cell>
          <table:table-cell table:formula="of:=AVERAGE([.B22:.D22])" office:value-type="float" office:value="9.75333333333333" calcext:value-type="float">
            <text:p>9.75333333333333</text:p>
          </table:table-cell>
          <table:table-cell table:formula="of:=LN([.A22])" office:value-type="float" office:value="4.9416424226093" calcext:value-type="float">
            <text:p>4.9416424226093</text:p>
          </table:table-cell>
          <table:table-cell table:formula="of:=LN([.E22])" office:value-type="float" office:value="2.27760910692387" calcext:value-type="float">
            <text:p>2.27760910692387</text:p>
          </table:table-cell>
          <table:table-cell table:formula="of:=SQRT(((MAX([.B22:.D22])-MIN([.B22:.D22]))/2)^2+0.0005^2)+0.0265" office:value-type="float" office:value="0.0276180339887494" calcext:value-type="float">
            <text:p>0.027618033988749</text:p>
          </table:table-cell>
          <table:table-cell table:number-columns-repeated="1016"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2" table:style-name="ce2" office:value-type="float" office:value="9.632" calcext:value-type="float">
            <text:p>9.632</text:p>
          </table:table-cell>
          <table:table-cell table:style-name="ce2" office:value-type="float" office:value="9.634" calcext:value-type="float">
            <text:p>9.634</text:p>
          </table:table-cell>
          <table:table-cell table:formula="of:=AVERAGE([.B23:.D23])" office:value-type="float" office:value="9.63266666666667" calcext:value-type="float">
            <text:p>9.63266666666667</text:p>
          </table:table-cell>
          <table:table-cell table:formula="of:=LN([.A23])" office:value-type="float" office:value="5.01063529409626" calcext:value-type="float">
            <text:p>5.01063529409626</text:p>
          </table:table-cell>
          <table:table-cell table:formula="of:=LN([.E23])" office:value-type="float" office:value="2.26516009990331" calcext:value-type="float">
            <text:p>2.26516009990331</text:p>
          </table:table-cell>
          <table:table-cell table:formula="of:=SQRT(((MAX([.B23:.D23])-MIN([.B23:.D23]))/2)^2+0.0005^2)+0.0265" office:value-type="float" office:value="0.0276180339887502" calcext:value-type="float">
            <text:p>0.02761803398875</text:p>
          </table:table-cell>
          <table:table-cell table:number-columns-repeated="1016"/>
        </table:table-row>
        <table:table-row table:style-name="ro2">
          <table:table-cell office:value-type="float" office:value="160" calcext:value-type="float">
            <text:p>160</text:p>
          </table:table-cell>
          <table:table-cell table:number-columns-repeated="3" table:style-name="ce2" office:value-type="float" office:value="9.532" calcext:value-type="float">
            <text:p>9.532</text:p>
          </table:table-cell>
          <table:table-cell table:formula="of:=AVERAGE([.B24:.D24])" office:value-type="float" office:value="9.532" calcext:value-type="float">
            <text:p>9.532</text:p>
          </table:table-cell>
          <table:table-cell table:formula="of:=LN([.A24])" office:value-type="float" office:value="5.07517381523383" calcext:value-type="float">
            <text:p>5.07517381523383</text:p>
          </table:table-cell>
          <table:table-cell table:formula="of:=LN([.E24])" office:value-type="float" office:value="2.2546545592365" calcext:value-type="float">
            <text:p>2.2546545592365</text:p>
          </table:table-cell>
          <table:table-cell table:formula="of:=SQRT(((MAX([.B24:.D24])-MIN([.B24:.D24]))/2)^2+0.0005^2)+0.0265" office:value-type="float" office:value="0.027" calcext:value-type="float">
            <text:p>0.027</text:p>
          </table:table-cell>
          <table:table-cell table:number-columns-repeated="1016"/>
        </table:table-row>
        <table:table-row table:style-name="ro2">
          <table:table-cell office:value-type="float" office:value="170" calcext:value-type="float">
            <text:p>170</text:p>
          </table:table-cell>
          <table:table-cell table:number-columns-repeated="2" table:style-name="ce2" office:value-type="float" office:value="9.456" calcext:value-type="float">
            <text:p>9.456</text:p>
          </table:table-cell>
          <table:table-cell table:style-name="ce2" office:value-type="float" office:value="9.458" calcext:value-type="float">
            <text:p>9.458</text:p>
          </table:table-cell>
          <table:table-cell table:formula="of:=AVERAGE([.B25:.D25])" office:value-type="float" office:value="9.45666666666667" calcext:value-type="float">
            <text:p>9.45666666666667</text:p>
          </table:table-cell>
          <table:table-cell table:formula="of:=LN([.A25])" office:value-type="float" office:value="5.13579843705026" calcext:value-type="float">
            <text:p>5.13579843705026</text:p>
          </table:table-cell>
          <table:table-cell table:formula="of:=LN([.E25])" office:value-type="float" office:value="2.24671996015265" calcext:value-type="float">
            <text:p>2.24671996015265</text:p>
          </table:table-cell>
          <table:table-cell table:formula="of:=SQRT(((MAX([.B25:.D25])-MIN([.B25:.D25]))/2)^2+0.0005^2)+0.0265" office:value-type="float" office:value="0.0276180339887502" calcext:value-type="float">
            <text:p>0.02761803398875</text:p>
          </table:table-cell>
          <table:table-cell table:number-columns-repeated="1016"/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9.402" calcext:value-type="float">
            <text:p>9.402</text:p>
          </table:table-cell>
          <table:table-cell table:style-name="ce2" office:value-type="float" office:value="9.4" calcext:value-type="float">
            <text:p>9.4</text:p>
          </table:table-cell>
          <table:table-cell table:formula="of:=AVERAGE([.B26:.D26])" office:value-type="float" office:value="9.40066666666667" calcext:value-type="float">
            <text:p>9.40066666666667</text:p>
          </table:table-cell>
          <table:table-cell table:formula="of:=LN([.A26])" office:value-type="float" office:value="5.19295685089021" calcext:value-type="float">
            <text:p>5.19295685089021</text:p>
          </table:table-cell>
          <table:table-cell table:formula="of:=LN([.E26])" office:value-type="float" office:value="2.24078060874693" calcext:value-type="float">
            <text:p>2.24078060874693</text:p>
          </table:table-cell>
          <table:table-cell table:formula="of:=SQRT(((MAX([.B26:.D26])-MIN([.B26:.D26]))/2)^2+0.0005^2)+0.0265" office:value-type="float" office:value="0.0276180339887494" calcext:value-type="float">
            <text:p>0.02761803398874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Root</text:p>
          </table:table-cell>
          <table:table-cell table:number-columns-repeated="1023"/>
        </table:table-row>
        <table:table-row table:style-name="ro2">
          <table:table-cell table:formula="of:=LN([.A4])" office:value-type="float" office:value="0" calcext:value-type="float">
            <text:p>0</text:p>
          </table:table-cell>
          <table:table-cell table:formula="of:=LN([.E4])" office:value-type="float" office:value="3.57477713629713" calcext:value-type="float">
            <text:p>3.57477713629713</text:p>
          </table:table-cell>
          <table:table-cell table:formula="of:=0.05/[.A4]" office:value-type="float" office:value="0.05" calcext:value-type="float">
            <text:p>0.05</text:p>
          </table:table-cell>
          <table:table-cell table:formula="of:=[.H4]/[.E4]" office:value-type="float" office:value="0.00123315359798272" calcext:value-type="float">
            <text:p>0.001233153597983</text:p>
          </table:table-cell>
          <table:table-cell table:number-columns-repeated="1020"/>
        </table:table-row>
        <table:table-row table:style-name="ro2">
          <table:table-cell table:formula="of:=LN([.A5])" office:value-type="float" office:value="1.6094379124341" calcext:value-type="float">
            <text:p>1.6094379124341</text:p>
          </table:table-cell>
          <table:table-cell table:formula="of:=LN([.E5])" office:value-type="float" office:value="2.96853235362734" calcext:value-type="float">
            <text:p>2.96853235362734</text:p>
          </table:table-cell>
          <table:table-cell table:formula="of:=0.05/[.A5]" office:value-type="float" office:value="0.01" calcext:value-type="float">
            <text:p>0.01</text:p>
          </table:table-cell>
          <table:table-cell table:formula="of:=[.H5]/[.E5]" office:value-type="float" office:value="0.00161970908428984" calcext:value-type="float">
            <text:p>0.00161970908429</text:p>
          </table:table-cell>
          <table:table-cell table:number-columns-repeated="1020"/>
        </table:table-row>
        <table:table-row table:style-name="ro2">
          <table:table-cell table:formula="of:=LN([.A6])" office:value-type="float" office:value="2.30258509299405" calcext:value-type="float">
            <text:p>2.30258509299405</text:p>
          </table:table-cell>
          <table:table-cell table:formula="of:=LN([.E6])" office:value-type="float" office:value="2.77832225408754" calcext:value-type="float">
            <text:p>2.77832225408754</text:p>
          </table:table-cell>
          <table:table-cell table:formula="of:=0.05/[.A6]" office:value-type="float" office:value="0.005" calcext:value-type="float">
            <text:p>0.005</text:p>
          </table:table-cell>
          <table:table-cell table:formula="of:=[.H6]/[.E6]" office:value-type="float" office:value="0.00202092948604253" calcext:value-type="float">
            <text:p>0.002020929486043</text:p>
          </table:table-cell>
          <table:table-cell table:number-columns-repeated="1020"/>
        </table:table-row>
        <table:table-row table:style-name="ro2">
          <table:table-cell table:formula="of:=LN([.A7])" office:value-type="float" office:value="2.70805020110221" calcext:value-type="float">
            <text:p>2.70805020110221</text:p>
          </table:table-cell>
          <table:table-cell table:formula="of:=LN([.E7])" office:value-type="float" office:value="2.67134011147231" calcext:value-type="float">
            <text:p>2.67134011147231</text:p>
          </table:table-cell>
          <table:table-cell table:formula="of:=0.05/[.A7]" office:value-type="float" office:value="0.00333333333333333" calcext:value-type="float">
            <text:p>0.003333333333333</text:p>
          </table:table-cell>
          <table:table-cell table:formula="of:=[.H7]/[.E7]" office:value-type="float" office:value="0.00204306661891852" calcext:value-type="float">
            <text:p>0.002043066618919</text:p>
          </table:table-cell>
          <table:table-cell table:number-columns-repeated="1020"/>
        </table:table-row>
        <table:table-row table:style-name="ro2">
          <table:table-cell table:formula="of:=LN([.A8])" office:value-type="float" office:value="2.99573227355399" calcext:value-type="float">
            <text:p>2.99573227355399</text:p>
          </table:table-cell>
          <table:table-cell table:formula="of:=LN([.E8])" office:value-type="float" office:value="2.59535420449438" calcext:value-type="float">
            <text:p>2.59535420449438</text:p>
          </table:table-cell>
          <table:table-cell table:formula="of:=0.05/[.A8]" office:value-type="float" office:value="0.0025" calcext:value-type="float">
            <text:p>0.0025</text:p>
          </table:table-cell>
          <table:table-cell table:formula="of:=[.H8]/[.E8]" office:value-type="float" office:value="0.00220436135199104" calcext:value-type="float">
            <text:p>0.002204361351991</text:p>
          </table:table-cell>
          <table:table-cell table:number-columns-repeated="1020"/>
        </table:table-row>
        <table:table-row table:style-name="ro2">
          <table:table-cell table:formula="of:=LN([.A9])" office:value-type="float" office:value="3.40119738166216" calcext:value-type="float">
            <text:p>3.40119738166216</text:p>
          </table:table-cell>
          <table:table-cell table:formula="of:=LN([.E9])" office:value-type="float" office:value="2.48934124685587" calcext:value-type="float">
            <text:p>2.48934124685587</text:p>
          </table:table-cell>
          <table:table-cell table:formula="of:=0.05/[.A9]" office:value-type="float" office:value="0.00166666666666667" calcext:value-type="float">
            <text:p>0.001666666666667</text:p>
          </table:table-cell>
          <table:table-cell table:formula="of:=[.H9]/[.E9]" office:value-type="float" office:value="0.00245088893239616" calcext:value-type="float">
            <text:p>0.002450888932396</text:p>
          </table:table-cell>
          <table:table-cell table:number-columns-repeated="1020"/>
        </table:table-row>
        <table:table-row table:style-name="ro2">
          <table:table-cell table:formula="of:=LN([.A10])" office:value-type="float" office:value="3.68887945411394" calcext:value-type="float">
            <text:p>3.68887945411394</text:p>
          </table:table-cell>
          <table:table-cell table:formula="of:=LN([.E10])" office:value-type="float" office:value="2.42297214266849" calcext:value-type="float">
            <text:p>2.42297214266849</text:p>
          </table:table-cell>
          <table:table-cell table:formula="of:=0.05/[.A10]" office:value-type="float" office:value="0.00125" calcext:value-type="float">
            <text:p>0.00125</text:p>
          </table:table-cell>
          <table:table-cell table:formula="of:=[.H10]/[.E10]" office:value-type="float" office:value="0.00244855198198027" calcext:value-type="float">
            <text:p>0.00244855198198</text:p>
          </table:table-cell>
          <table:table-cell table:number-columns-repeated="1020"/>
        </table:table-row>
        <table:table-row table:style-name="ro2">
          <table:table-cell table:formula="of:=LN([.A11])" office:value-type="float" office:value="3.91202300542815" calcext:value-type="float">
            <text:p>3.91202300542815</text:p>
          </table:table-cell>
          <table:table-cell table:formula="of:=LN([.E11])" office:value-type="float" office:value="2.38576134751599" calcext:value-type="float">
            <text:p>2.38576134751599</text:p>
          </table:table-cell>
          <table:table-cell table:formula="of:=0.05/[.A11]" office:value-type="float" office:value="0.001" calcext:value-type="float">
            <text:p>0.001</text:p>
          </table:table-cell>
          <table:table-cell table:formula="of:=[.H11]/[.E11]" office:value-type="float" office:value="0.00254138095718823" calcext:value-type="float">
            <text:p>0.002541380957188</text:p>
          </table:table-cell>
          <table:table-cell table:number-columns-repeated="1020"/>
        </table:table-row>
        <table:table-row table:style-name="ro2">
          <table:table-cell table:formula="of:=LN([.A12])" office:value-type="float" office:value="4.0943445622221" calcext:value-type="float">
            <text:p>4.0943445622221</text:p>
          </table:table-cell>
          <table:table-cell table:formula="of:=LN([.E12])" office:value-type="float" office:value="2.36631078387459" calcext:value-type="float">
            <text:p>2.36631078387459</text:p>
          </table:table-cell>
          <table:table-cell table:formula="of:=0.05/[.A12]" office:value-type="float" office:value="0.000833333333333333" calcext:value-type="float">
            <text:p>0.000833333333333</text:p>
          </table:table-cell>
          <table:table-cell table:formula="of:=[.H12]/[.E12]" office:value-type="float" office:value="0.00253330831300432" calcext:value-type="float">
            <text:p>0.002533308313004</text:p>
          </table:table-cell>
          <table:table-cell table:number-columns-repeated="1020"/>
        </table:table-row>
        <table:table-row table:style-name="ro2">
          <table:table-cell table:formula="of:=LN([.A13])" office:value-type="float" office:value="4.24849524204936" calcext:value-type="float">
            <text:p>4.24849524204936</text:p>
          </table:table-cell>
          <table:table-cell table:formula="of:=LN([.E13])" office:value-type="float" office:value="2.35397504937634" calcext:value-type="float">
            <text:p>2.35397504937634</text:p>
          </table:table-cell>
          <table:table-cell table:formula="of:=0.05/[.A13]" office:value-type="float" office:value="0.000714285714285714" calcext:value-type="float">
            <text:p>0.000714285714286</text:p>
          </table:table-cell>
          <table:table-cell table:formula="of:=[.H13]/[.E13]" office:value-type="float" office:value="0.00262345962783391" calcext:value-type="float">
            <text:p>0.002623459627834</text:p>
          </table:table-cell>
          <table:table-cell table:number-columns-repeated="1020"/>
        </table:table-row>
        <table:table-row table:style-name="ro2">
          <table:table-cell table:formula="of:=LN([.A14])" office:value-type="float" office:value="4.38202663467388" calcext:value-type="float">
            <text:p>4.38202663467388</text:p>
          </table:table-cell>
          <table:table-cell table:formula="of:=LN([.E14])" office:value-type="float" office:value="2.34385498719226" calcext:value-type="float">
            <text:p>2.34385498719226</text:p>
          </table:table-cell>
          <table:table-cell table:formula="of:=0.05/[.A14]" office:value-type="float" office:value="0.000625" calcext:value-type="float">
            <text:p>0.000625</text:p>
          </table:table-cell>
          <table:table-cell table:formula="of:=[.H14]/[.E14]" office:value-type="float" office:value="0.00265014399840873" calcext:value-type="float">
            <text:p>0.002650143998409</text:p>
          </table:table-cell>
          <table:table-cell table:number-columns-repeated="1020"/>
        </table:table-row>
        <table:table-row table:style-name="ro2">
          <table:table-cell table:formula="of:=LN([.A15])" office:value-type="float" office:value="4.44265125649032" calcext:value-type="float">
            <text:p>4.44265125649032</text:p>
          </table:table-cell>
          <table:table-cell table:formula="of:=LN([.E15])" office:value-type="float" office:value="2.33891702224144" calcext:value-type="float">
            <text:p>2.33891702224144</text:p>
          </table:table-cell>
          <table:table-cell table:formula="of:=0.05/[.A15]" office:value-type="float" office:value="0.000588235294117647" calcext:value-type="float">
            <text:p>0.000588235294118</text:p>
          </table:table-cell>
          <table:table-cell table:formula="of:=[.H15]/[.E15]" office:value-type="float" office:value="0.00260366441658631" calcext:value-type="float">
            <text:p>0.002603664416586</text:p>
          </table:table-cell>
          <table:table-cell table:number-columns-repeated="1020"/>
        </table:table-row>
        <table:table-row table:style-name="ro2">
          <table:table-cell table:formula="of:=LN([.A16])" office:value-type="float" office:value="4.49980967033027" calcext:value-type="float">
            <text:p>4.49980967033027</text:p>
          </table:table-cell>
          <table:table-cell table:formula="of:=LN([.E16])" office:value-type="float" office:value="2.33408376005342" calcext:value-type="float">
            <text:p>2.33408376005342</text:p>
          </table:table-cell>
          <table:table-cell table:formula="of:=0.05/[.A16]" office:value-type="float" office:value="0.000555555555555556" calcext:value-type="float">
            <text:p>0.000555555555556</text:p>
          </table:table-cell>
          <table:table-cell table:formula="of:=[.H16]/[.E16]" office:value-type="float" office:value="0.00261627906976744" calcext:value-type="float">
            <text:p>0.002616279069767</text:p>
          </table:table-cell>
          <table:table-cell table:number-columns-repeated="1020"/>
        </table:table-row>
        <table:table-row table:style-name="ro2">
          <table:table-cell table:formula="of:=LN([.A17])" office:value-type="float" office:value="4.55387689160054" calcext:value-type="float">
            <text:p>4.55387689160054</text:p>
          </table:table-cell>
          <table:table-cell table:formula="of:=LN([.E17])" office:value-type="float" office:value="2.32903226300889" calcext:value-type="float">
            <text:p>2.32903226300889</text:p>
          </table:table-cell>
          <table:table-cell table:formula="of:=0.05/[.A17]" office:value-type="float" office:value="0.000526315789473684" calcext:value-type="float">
            <text:p>0.000526315789474</text:p>
          </table:table-cell>
          <table:table-cell table:formula="of:=[.H17]/[.E17]" office:value-type="float" office:value="0.00262952863264511" calcext:value-type="float">
            <text:p>0.002629528632645</text:p>
          </table:table-cell>
          <table:table-cell table:number-columns-repeated="1020"/>
        </table:table-row>
        <table:table-row table:style-name="ro2">
          <table:table-cell table:formula="of:=LN([.A18])" office:value-type="float" office:value="4.60517018598809" calcext:value-type="float">
            <text:p>4.60517018598809</text:p>
          </table:table-cell>
          <table:table-cell table:formula="of:=LN([.E18])" office:value-type="float" office:value="2.32421611312034" calcext:value-type="float">
            <text:p>2.32421611312034</text:p>
          </table:table-cell>
          <table:table-cell table:formula="of:=0.05/[.A18]" office:value-type="float" office:value="0.0005" calcext:value-type="float">
            <text:p>0.0005</text:p>
          </table:table-cell>
          <table:table-cell table:formula="of:=[.H18]/[.E18]" office:value-type="float" office:value="0.00270270426560055" calcext:value-type="float">
            <text:p>0.002702704265601</text:p>
          </table:table-cell>
          <table:table-cell table:number-columns-repeated="1020"/>
        </table:table-row>
        <table:table-row table:style-name="ro2">
          <table:table-cell table:formula="of:=LN([.A19])" office:value-type="float" office:value="4.70048036579242" calcext:value-type="float">
            <text:p>4.70048036579242</text:p>
          </table:table-cell>
          <table:table-cell table:formula="of:=LN([.E19])" office:value-type="float" office:value="2.31392060265779" calcext:value-type="float">
            <text:p>2.31392060265779</text:p>
          </table:table-cell>
          <table:table-cell table:formula="of:=0.05/[.A19]" office:value-type="float" office:value="0.000454545454545455" calcext:value-type="float">
            <text:p>0.000454545454545</text:p>
          </table:table-cell>
          <table:table-cell table:formula="of:=[.H19]/[.E19]" office:value-type="float" office:value="0.00282396211319049" calcext:value-type="float">
            <text:p>0.00282396211319</text:p>
          </table:table-cell>
          <table:table-cell table:number-columns-repeated="1020"/>
        </table:table-row>
        <table:table-row table:style-name="ro2">
          <table:table-cell table:formula="of:=LN([.A20])" office:value-type="float" office:value="4.78749174278205" calcext:value-type="float">
            <text:p>4.78749174278205</text:p>
          </table:table-cell>
          <table:table-cell table:formula="of:=LN([.E20])" office:value-type="float" office:value="2.30271841743928" calcext:value-type="float">
            <text:p>2.30271841743928</text:p>
          </table:table-cell>
          <table:table-cell table:formula="of:=0.05/[.A20]" office:value-type="float" office:value="0.000416666666666667" calcext:value-type="float">
            <text:p>0.000416666666667</text:p>
          </table:table-cell>
          <table:table-cell table:formula="of:=[.H20]/[.E20]" office:value-type="float" office:value="0.00276143520751402" calcext:value-type="float">
            <text:p>0.002761435207514</text:p>
          </table:table-cell>
          <table:table-cell table:number-columns-repeated="1020"/>
        </table:table-row>
        <table:table-row table:style-name="ro2">
          <table:table-cell table:formula="of:=LN([.A21])" office:value-type="float" office:value="4.86753445045558" calcext:value-type="float">
            <text:p>4.86753445045558</text:p>
          </table:table-cell>
          <table:table-cell table:formula="of:=LN([.E21])" office:value-type="float" office:value="2.29044503309988" calcext:value-type="float">
            <text:p>2.29044503309988</text:p>
          </table:table-cell>
          <table:table-cell table:formula="of:=0.05/[.A21]" office:value-type="float" office:value="0.000384615384615385" calcext:value-type="float">
            <text:p>0.000384615384615</text:p>
          </table:table-cell>
          <table:table-cell table:formula="of:=[.H21]/[.E21]" office:value-type="float" office:value="0.00279553620238378" calcext:value-type="float">
            <text:p>0.002795536202384</text:p>
          </table:table-cell>
          <table:table-cell table:number-columns-repeated="1020"/>
        </table:table-row>
        <table:table-row table:style-name="ro2">
          <table:table-cell table:formula="of:=LN([.A22])" office:value-type="float" office:value="4.9416424226093" calcext:value-type="float">
            <text:p>4.9416424226093</text:p>
          </table:table-cell>
          <table:table-cell table:formula="of:=LN([.E22])" office:value-type="float" office:value="2.27760910692387" calcext:value-type="float">
            <text:p>2.27760910692387</text:p>
          </table:table-cell>
          <table:table-cell table:formula="of:=0.05/[.A22]" office:value-type="float" office:value="0.000357142857142857" calcext:value-type="float">
            <text:p>0.000357142857143</text:p>
          </table:table-cell>
          <table:table-cell table:formula="of:=[.H22]/[.E22]" office:value-type="float" office:value="0.00283165078490254" calcext:value-type="float">
            <text:p>0.002831650784903</text:p>
          </table:table-cell>
          <table:table-cell table:number-columns-repeated="1020"/>
        </table:table-row>
        <table:table-row table:style-name="ro2">
          <table:table-cell table:formula="of:=LN([.A23])" office:value-type="float" office:value="5.01063529409626" calcext:value-type="float">
            <text:p>5.01063529409626</text:p>
          </table:table-cell>
          <table:table-cell table:formula="of:=LN([.E23])" office:value-type="float" office:value="2.26516009990331" calcext:value-type="float">
            <text:p>2.26516009990331</text:p>
          </table:table-cell>
          <table:table-cell table:formula="of:=0.05/[.A23]" office:value-type="float" office:value="0.000333333333333333" calcext:value-type="float">
            <text:p>0.000333333333333</text:p>
          </table:table-cell>
          <table:table-cell table:formula="of:=[.H23]/[.E23]" office:value-type="float" office:value="0.00286712236024121" calcext:value-type="float">
            <text:p>0.002867122360241</text:p>
          </table:table-cell>
          <table:table-cell table:number-columns-repeated="1020"/>
        </table:table-row>
        <table:table-row table:style-name="ro2">
          <table:table-cell table:formula="of:=LN([.A24])" office:value-type="float" office:value="5.07517381523383" calcext:value-type="float">
            <text:p>5.07517381523383</text:p>
          </table:table-cell>
          <table:table-cell table:formula="of:=LN([.E24])" office:value-type="float" office:value="2.2546545592365" calcext:value-type="float">
            <text:p>2.2546545592365</text:p>
          </table:table-cell>
          <table:table-cell table:formula="of:=0.05/[.A24]" office:value-type="float" office:value="0.0003125" calcext:value-type="float">
            <text:p>0.0003125</text:p>
          </table:table-cell>
          <table:table-cell table:formula="of:=[.H24]/[.E24]" office:value-type="float" office:value="0.00283256399496433" calcext:value-type="float">
            <text:p>0.002832563994964</text:p>
          </table:table-cell>
          <table:table-cell table:number-columns-repeated="1020"/>
        </table:table-row>
        <table:table-row table:style-name="ro2">
          <table:table-cell table:formula="of:=LN([.A25])" office:value-type="float" office:value="5.13579843705026" calcext:value-type="float">
            <text:p>5.13579843705026</text:p>
          </table:table-cell>
          <table:table-cell table:formula="of:=LN([.E25])" office:value-type="float" office:value="2.24671996015265" calcext:value-type="float">
            <text:p>2.24671996015265</text:p>
          </table:table-cell>
          <table:table-cell table:formula="of:=0.05/[.A25]" office:value-type="float" office:value="0.000294117647058824" calcext:value-type="float">
            <text:p>0.000294117647059</text:p>
          </table:table-cell>
          <table:table-cell table:formula="of:=[.H25]/[.E25]" office:value-type="float" office:value="0.00292048297378395" calcext:value-type="float">
            <text:p>0.002920482973784</text:p>
          </table:table-cell>
          <table:table-cell table:number-columns-repeated="1020"/>
        </table:table-row>
        <table:table-row table:style-name="ro2">
          <table:table-cell table:formula="of:=LN([.A26])" office:value-type="float" office:value="5.19295685089021" calcext:value-type="float">
            <text:p>5.19295685089021</text:p>
          </table:table-cell>
          <table:table-cell table:formula="of:=LN([.E26])" office:value-type="float" office:value="2.24078060874693" calcext:value-type="float">
            <text:p>2.24078060874693</text:p>
          </table:table-cell>
          <table:table-cell table:formula="of:=0.05/[.A26]" office:value-type="float" office:value="0.000277777777777778" calcext:value-type="float">
            <text:p>0.000277777777778</text:p>
          </table:table-cell>
          <table:table-cell table:formula="of:=[.H26]/[.E26]" office:value-type="float" office:value="0.00293788036189803" calcext:value-type="float">
            <text:p>0.002937880361898</text:p>
          </table:table-cell>
          <table:table-cell table:number-columns-repeated="1020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3 60kHz" table:style-name="ta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Diode 3</text:p>
          </table:table-cell>
          <table:table-cell/>
          <table:table-cell table:style-name="ce1" office:value-type="string" calcext:value-type="string">
            <text:p>Freq:</text:p>
          </table:table-cell>
          <table:table-cell table:style-name="ce2" office:value-type="string" calcext:value-type="string">
            <text:p>60kHz</text:p>
          </table:table-cell>
          <table:table-cell table:style-name="ce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oltage (-V)</text:p>
          </table:table-cell>
          <table:table-cell table:style-name="ce1" office:value-type="string" calcext:value-type="string">
            <text:p>C (pF)</text:p>
          </table:table-cell>
          <table:table-cell table:style-name="ce1" table:number-columns-repeated="2"/>
          <table:table-cell table:style-name="ce1" office:value-type="string" calcext:value-type="string">
            <text:p>C Av. (pF)</text:p>
          </table:table-cell>
          <table:table-cell table:style-name="ce1" office:value-type="string" calcext:value-type="string">
            <text:p>ln(V)</text:p>
          </table:table-cell>
          <table:table-cell table:style-name="ce1" office:value-type="string" calcext:value-type="string">
            <text:p>ln( C )</text:p>
          </table:table-cell>
          <table:table-cell table:style-name="ce1" office:value-type="string" calcext:value-type="string">
            <text:p>Err C (pF)</text:p>
          </table:table-cell>
          <table:table-cell table:number-columns-repeated="2"/>
          <table:table-cell>
            <draw:frame table:end-cell-address="'D3 60kHz'.U29" table:end-x="3.4pt" table:end-y="1.47pt" draw:z-index="0" draw:name="Chart 1" draw:style-name="gr1" draw:text-style-name="P1" svg:width="481.97pt" svg:height="376.84pt" svg:x="3.43pt" svg:y="14.63pt">
              <loext:p draw:notify-on-update-of-ranges="'D3 60kHz'.G1:'D3 60kHz'.G2 'D3 60kHz'.G4:'D3 60kHz'.G26 'D3 60kHz'.F4:'D3 60kHz'.F26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7.29" calcext:value-type="float">
            <text:p>27.29</text:p>
          </table:table-cell>
          <table:table-cell table:style-name="ce2" office:value-type="float" office:value="27.27" calcext:value-type="float">
            <text:p>27.27</text:p>
          </table:table-cell>
          <table:table-cell table:style-name="ce2" office:value-type="float" office:value="27" calcext:value-type="float">
            <text:p>27</text:p>
          </table:table-cell>
          <table:table-cell table:formula="of:=AVERAGE([.B4:.D4])" office:value-type="float" office:value="27.1866666666667" calcext:value-type="float">
            <text:p>27.1866666666667</text:p>
          </table:table-cell>
          <table:table-cell table:formula="of:=LN([.A4])" office:value-type="float" office:value="0" calcext:value-type="float">
            <text:p>0</text:p>
          </table:table-cell>
          <table:table-cell table:formula="of:=LN([.E4])" office:value-type="float" office:value="3.30272665703814" calcext:value-type="float">
            <text:p>3.30272665703814</text:p>
          </table:table-cell>
          <table:table-cell table:formula="of:=SQRT(((MAX([.B4:.D4])-MIN([.B4:.D4]))/2)^2+0.005^2)+0.084" office:value-type="float" office:value="0.229086181285469" calcext:value-type="float">
            <text:p>0.229086181285469</text:p>
          </table:table-cell>
          <table:table-cell table:number-columns-repeated="101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17.265" calcext:value-type="float">
            <text:p>17.265</text:p>
          </table:table-cell>
          <table:table-cell table:style-name="ce2" office:value-type="float" office:value="17.252" calcext:value-type="float">
            <text:p>17.252</text:p>
          </table:table-cell>
          <table:table-cell table:style-name="ce2" office:value-type="float" office:value="17.285" calcext:value-type="float">
            <text:p>17.285</text:p>
          </table:table-cell>
          <table:table-cell table:formula="of:=AVERAGE([.B5:.D5])" office:value-type="float" office:value="17.2673333333333" calcext:value-type="float">
            <text:p>17.2673333333333</text:p>
          </table:table-cell>
          <table:table-cell table:formula="of:=LN([.A5])" office:value-type="float" office:value="1.6094379124341" calcext:value-type="float">
            <text:p>1.6094379124341</text:p>
          </table:table-cell>
          <table:table-cell table:formula="of:=LN([.E5])" office:value-type="float" office:value="2.84881646989059" calcext:value-type="float">
            <text:p>2.84881646989059</text:p>
          </table:table-cell>
          <table:table-cell table:formula="of:=SQRT(((MAX([.B5:.D5])-MIN([.B5:.D5]))/2)^2+0.0005^2)+0.084" office:value-type="float" office:value="0.10050757401922" calcext:value-type="float">
            <text:p>0.10050757401922</text:p>
          </table:table-cell>
          <table:table-cell table:number-columns-repeated="101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4.81" calcext:value-type="float">
            <text:p>14.81</text:p>
          </table:table-cell>
          <table:table-cell table:style-name="ce2" office:value-type="float" office:value="14.815" calcext:value-type="float">
            <text:p>14.815</text:p>
          </table:table-cell>
          <table:table-cell table:style-name="ce2" office:value-type="float" office:value="14.82" calcext:value-type="float">
            <text:p>14.82</text:p>
          </table:table-cell>
          <table:table-cell table:formula="of:=AVERAGE([.B6:.D6])" office:value-type="float" office:value="14.815" calcext:value-type="float">
            <text:p>14.815</text:p>
          </table:table-cell>
          <table:table-cell table:formula="of:=LN([.A6])" office:value-type="float" office:value="2.30258509299405" calcext:value-type="float">
            <text:p>2.30258509299405</text:p>
          </table:table-cell>
          <table:table-cell table:formula="of:=LN([.E6])" office:value-type="float" office:value="2.69564018102553" calcext:value-type="float">
            <text:p>2.69564018102553</text:p>
          </table:table-cell>
          <table:table-cell table:formula="of:=SQRT(((MAX([.B6:.D6])-MIN([.B6:.D6]))/2)^2+0.0005^2)+0.084" office:value-type="float" office:value="0.0890249378105603" calcext:value-type="float">
            <text:p>0.08902493781056</text:p>
          </table:table-cell>
          <table:table-cell table:number-columns-repeated="101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3.545" calcext:value-type="float">
            <text:p>13.545</text:p>
          </table:table-cell>
          <table:table-cell table:number-columns-repeated="2" table:style-name="ce2" office:value-type="float" office:value="13.55" calcext:value-type="float">
            <text:p>13.55</text:p>
          </table:table-cell>
          <table:table-cell table:formula="of:=AVERAGE([.B7:.D7])" office:value-type="float" office:value="13.5483333333333" calcext:value-type="float">
            <text:p>13.5483333333333</text:p>
          </table:table-cell>
          <table:table-cell table:formula="of:=LN([.A7])" office:value-type="float" office:value="2.70805020110221" calcext:value-type="float">
            <text:p>2.70805020110221</text:p>
          </table:table-cell>
          <table:table-cell table:formula="of:=LN([.E7])" office:value-type="float" office:value="2.60626353853043" calcext:value-type="float">
            <text:p>2.60626353853043</text:p>
          </table:table-cell>
          <table:table-cell table:formula="of:=SQRT(((MAX([.B7:.D7])-MIN([.B7:.D7]))/2)^2+0.0005^2)+0.084" office:value-type="float" office:value="0.0865495097567968" calcext:value-type="float">
            <text:p>0.086549509756797</text:p>
          </table:table-cell>
          <table:table-cell table:number-columns-repeated="101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.71" calcext:value-type="float">
            <text:p>12.71</text:p>
          </table:table-cell>
          <table:table-cell table:style-name="ce2" office:value-type="float" office:value="12.715" calcext:value-type="float">
            <text:p>12.715</text:p>
          </table:table-cell>
          <table:table-cell table:style-name="ce2" office:value-type="float" office:value="12.72" calcext:value-type="float">
            <text:p>12.72</text:p>
          </table:table-cell>
          <table:table-cell table:formula="of:=AVERAGE([.B8:.D8])" office:value-type="float" office:value="12.715" calcext:value-type="float">
            <text:p>12.715</text:p>
          </table:table-cell>
          <table:table-cell table:formula="of:=LN([.A8])" office:value-type="float" office:value="2.99573227355399" calcext:value-type="float">
            <text:p>2.99573227355399</text:p>
          </table:table-cell>
          <table:table-cell table:formula="of:=LN([.E8])" office:value-type="float" office:value="2.54278239887408" calcext:value-type="float">
            <text:p>2.54278239887408</text:p>
          </table:table-cell>
          <table:table-cell table:formula="of:=SQRT(((MAX([.B8:.D8])-MIN([.B8:.D8]))/2)^2+0.0005^2)+0.084" office:value-type="float" office:value="0.0890249378105603" calcext:value-type="float">
            <text:p>0.08902493781056</text:p>
          </table:table-cell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" table:style-name="ce2" office:value-type="float" office:value="11.625" calcext:value-type="float">
            <text:p>11.625</text:p>
          </table:table-cell>
          <table:table-cell table:style-name="ce2" office:value-type="float" office:value="11.63" calcext:value-type="float">
            <text:p>11.63</text:p>
          </table:table-cell>
          <table:table-cell table:formula="of:=AVERAGE([.B9:.D9])" office:value-type="float" office:value="11.6266666666667" calcext:value-type="float">
            <text:p>11.6266666666667</text:p>
          </table:table-cell>
          <table:table-cell table:formula="of:=LN([.A9])" office:value-type="float" office:value="3.40119738166216" calcext:value-type="float">
            <text:p>3.40119738166216</text:p>
          </table:table-cell>
          <table:table-cell table:formula="of:=LN([.E9])" office:value-type="float" office:value="2.45330131037267" calcext:value-type="float">
            <text:p>2.45330131037267</text:p>
          </table:table-cell>
          <table:table-cell table:formula="of:=SQRT(((MAX([.B9:.D9])-MIN([.B9:.D9]))/2)^2+0.0005^2)+0.084" office:value-type="float" office:value="0.0865495097567968" calcext:value-type="float">
            <text:p>0.086549509756797</text:p>
          </table:table-cell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" table:style-name="ce2" office:value-type="float" office:value="10.995" calcext:value-type="float">
            <text:p>10.995</text:p>
          </table:table-cell>
          <table:table-cell table:style-name="ce2" office:value-type="float" office:value="11" calcext:value-type="float">
            <text:p>11</text:p>
          </table:table-cell>
          <table:table-cell table:formula="of:=AVERAGE([.B10:.D10])" office:value-type="float" office:value="10.9966666666667" calcext:value-type="float">
            <text:p>10.9966666666667</text:p>
          </table:table-cell>
          <table:table-cell table:formula="of:=LN([.A10])" office:value-type="float" office:value="3.68887945411394" calcext:value-type="float">
            <text:p>3.68887945411394</text:p>
          </table:table-cell>
          <table:table-cell table:formula="of:=LN([.E10])" office:value-type="float" office:value="2.39759219657238" calcext:value-type="float">
            <text:p>2.39759219657238</text:p>
          </table:table-cell>
          <table:table-cell table:formula="of:=SQRT(((MAX([.B10:.D10])-MIN([.B10:.D10]))/2)^2+0.0005^2)+0.084" office:value-type="float" office:value="0.0865495097567968" calcext:value-type="float">
            <text:p>0.086549509756797</text:p>
          </table:table-cell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3" office:value-type="float" office:value="10.645" calcext:value-type="float">
            <text:p>11</text:p>
          </table:table-cell>
          <table:table-cell table:number-columns-repeated="2" table:style-name="ce2" office:value-type="float" office:value="10.645" calcext:value-type="float">
            <text:p>10.645</text:p>
          </table:table-cell>
          <table:table-cell table:formula="of:=AVERAGE([.B11:.D11])" office:value-type="float" office:value="10.645" calcext:value-type="float">
            <text:p>10.645</text:p>
          </table:table-cell>
          <table:table-cell table:formula="of:=LN([.A11])" office:value-type="float" office:value="3.91202300542815" calcext:value-type="float">
            <text:p>3.91202300542815</text:p>
          </table:table-cell>
          <table:table-cell table:formula="of:=LN([.E11])" office:value-type="float" office:value="2.36509029834544" calcext:value-type="float">
            <text:p>2.36509029834544</text:p>
          </table:table-cell>
          <table:table-cell table:formula="of:=SQRT(((MAX([.B11:.D11])-MIN([.B11:.D11]))/2)^2+0.0005^2)+0.084" office:value-type="float" office:value="0.0845" calcext:value-type="float">
            <text:p>0.0845</text:p>
          </table:table-cell>
          <table:table-cell table:number-columns-repeated="1016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 table:style-name="ce2" office:value-type="float" office:value="10.445" calcext:value-type="float">
            <text:p>10.445</text:p>
          </table:table-cell>
          <table:table-cell table:style-name="ce2" office:value-type="float" office:value="10.45" calcext:value-type="float">
            <text:p>10.45</text:p>
          </table:table-cell>
          <table:table-cell table:formula="of:=AVERAGE([.B12:.D12])" office:value-type="float" office:value="10.4466666666667" calcext:value-type="float">
            <text:p>10.4466666666667</text:p>
          </table:table-cell>
          <table:table-cell table:formula="of:=LN([.A12])" office:value-type="float" office:value="4.0943445622221" calcext:value-type="float">
            <text:p>4.0943445622221</text:p>
          </table:table-cell>
          <table:table-cell table:formula="of:=LN([.E12])" office:value-type="float" office:value="2.34628294825976" calcext:value-type="float">
            <text:p>2.34628294825976</text:p>
          </table:table-cell>
          <table:table-cell table:formula="of:=SQRT(((MAX([.B12:.D12])-MIN([.B12:.D12]))/2)^2+0.0005^2)+0.084" office:value-type="float" office:value="0.0865495097567959" calcext:value-type="float">
            <text:p>0.086549509756796</text:p>
          </table:table-cell>
          <table:table-cell table:number-columns-repeated="1016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3" table:style-name="ce2" office:value-type="float" office:value="10.31" calcext:value-type="float">
            <text:p>10.31</text:p>
          </table:table-cell>
          <table:table-cell table:formula="of:=AVERAGE([.B13:.D13])" office:value-type="float" office:value="10.31" calcext:value-type="float">
            <text:p>10.31</text:p>
          </table:table-cell>
          <table:table-cell table:formula="of:=LN([.A13])" office:value-type="float" office:value="4.24849524204936" calcext:value-type="float">
            <text:p>4.24849524204936</text:p>
          </table:table-cell>
          <table:table-cell table:formula="of:=LN([.E13])" office:value-type="float" office:value="2.33311429802887" calcext:value-type="float">
            <text:p>2.33311429802887</text:p>
          </table:table-cell>
          <table:table-cell table:formula="of:=SQRT(((MAX([.B13:.D13])-MIN([.B13:.D13]))/2)^2+0.0005^2)+0.084" office:value-type="float" office:value="0.0845" calcext:value-type="float">
            <text:p>0.0845</text:p>
          </table:table-cell>
          <table:table-cell table:number-columns-repeated="1016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2" office:value-type="float" office:value="10.19" calcext:value-type="float">
            <text:p>10.19</text:p>
          </table:table-cell>
          <table:table-cell table:number-columns-repeated="2" table:style-name="ce2" office:value-type="float" office:value="10.195" calcext:value-type="float">
            <text:p>10.195</text:p>
          </table:table-cell>
          <table:table-cell table:formula="of:=AVERAGE([.B14:.D14])" office:value-type="float" office:value="10.1933333333333" calcext:value-type="float">
            <text:p>10.1933333333333</text:p>
          </table:table-cell>
          <table:table-cell table:formula="of:=LN([.A14])" office:value-type="float" office:value="4.38202663467388" calcext:value-type="float">
            <text:p>4.38202663467388</text:p>
          </table:table-cell>
          <table:table-cell table:formula="of:=LN([.E14])" office:value-type="float" office:value="2.32173391183281" calcext:value-type="float">
            <text:p>2.32173391183281</text:p>
          </table:table-cell>
          <table:table-cell table:formula="of:=SQRT(((MAX([.B14:.D14])-MIN([.B14:.D14]))/2)^2+0.0005^2)+0.084" office:value-type="float" office:value="0.0865495097567968" calcext:value-type="float">
            <text:p>0.086549509756797</text:p>
          </table:table-cell>
          <table:table-cell table:number-columns-repeated="1016"/>
        </table:table-row>
        <table:table-row table:style-name="ro2">
          <table:table-cell office:value-type="float" office:value="85" calcext:value-type="float">
            <text:p>85</text:p>
          </table:table-cell>
          <table:table-cell table:number-columns-repeated="3" table:style-name="ce2" office:value-type="float" office:value="10.14" calcext:value-type="float">
            <text:p>10.14</text:p>
          </table:table-cell>
          <table:table-cell table:formula="of:=AVERAGE([.B15:.D15])" office:value-type="float" office:value="10.14" calcext:value-type="float">
            <text:p>10.14</text:p>
          </table:table-cell>
          <table:table-cell table:formula="of:=LN([.A15])" office:value-type="float" office:value="4.44265125649032" calcext:value-type="float">
            <text:p>4.44265125649032</text:p>
          </table:table-cell>
          <table:table-cell table:formula="of:=LN([.E15])" office:value-type="float" office:value="2.31648799816304" calcext:value-type="float">
            <text:p>2.31648799816304</text:p>
          </table:table-cell>
          <table:table-cell table:formula="of:=SQRT(((MAX([.B15:.D15])-MIN([.B15:.D15]))/2)^2+0.0005^2)+0.084" office:value-type="float" office:value="0.0845" calcext:value-type="float">
            <text:p>0.0845</text:p>
          </table:table-cell>
          <table:table-cell table:number-columns-repeated="1016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2" table:style-name="ce2" office:value-type="float" office:value="10.085" calcext:value-type="float">
            <text:p>10.085</text:p>
          </table:table-cell>
          <table:table-cell table:style-name="ce2" office:value-type="float" office:value="10.09" calcext:value-type="float">
            <text:p>10.09</text:p>
          </table:table-cell>
          <table:table-cell table:formula="of:=AVERAGE([.B16:.D16])" office:value-type="float" office:value="10.0866666666667" calcext:value-type="float">
            <text:p>10.0866666666667</text:p>
          </table:table-cell>
          <table:table-cell table:formula="of:=LN([.A16])" office:value-type="float" office:value="4.49980967033027" calcext:value-type="float">
            <text:p>4.49980967033027</text:p>
          </table:table-cell>
          <table:table-cell table:formula="of:=LN([.E16])" office:value-type="float" office:value="2.3112144196921" calcext:value-type="float">
            <text:p>2.3112144196921</text:p>
          </table:table-cell>
          <table:table-cell table:formula="of:=SQRT(((MAX([.B16:.D16])-MIN([.B16:.D16]))/2)^2+0.0005^2)+0.084" office:value-type="float" office:value="0.0865495097567959" calcext:value-type="float">
            <text:p>0.086549509756796</text:p>
          </table:table-cell>
          <table:table-cell table:number-columns-repeated="1016"/>
        </table:table-row>
        <table:table-row table:style-name="ro2">
          <table:table-cell office:value-type="float" office:value="95" calcext:value-type="float">
            <text:p>95</text:p>
          </table:table-cell>
          <table:table-cell table:number-columns-repeated="3" table:style-name="ce2" office:value-type="float" office:value="10.035" calcext:value-type="float">
            <text:p>10.035</text:p>
          </table:table-cell>
          <table:table-cell table:formula="of:=AVERAGE([.B17:.D17])" office:value-type="float" office:value="10.035" calcext:value-type="float">
            <text:p>10.035</text:p>
          </table:table-cell>
          <table:table-cell table:formula="of:=LN([.A17])" office:value-type="float" office:value="4.55387689160054" calcext:value-type="float">
            <text:p>4.55387689160054</text:p>
          </table:table-cell>
          <table:table-cell table:formula="of:=LN([.E17])" office:value-type="float" office:value="2.3060789822483" calcext:value-type="float">
            <text:p>2.3060789822483</text:p>
          </table:table-cell>
          <table:table-cell table:formula="of:=SQRT(((MAX([.B17:.D17])-MIN([.B17:.D17]))/2)^2+0.0005^2)+0.084" office:value-type="float" office:value="0.0845" calcext:value-type="float">
            <text:p>0.0845</text:p>
          </table:table-cell>
          <table:table-cell table:number-columns-repeated="1016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2" office:value-type="float" office:value="9.982" calcext:value-type="float">
            <text:p>9.982</text:p>
          </table:table-cell>
          <table:table-cell table:style-name="ce2" office:value-type="float" office:value="9.986" calcext:value-type="float">
            <text:p>9.986</text:p>
          </table:table-cell>
          <table:table-cell table:style-name="ce2" office:value-type="float" office:value="9.984" calcext:value-type="float">
            <text:p>9.984</text:p>
          </table:table-cell>
          <table:table-cell table:formula="of:=AVERAGE([.B18:.D18])" office:value-type="float" office:value="9.984" calcext:value-type="float">
            <text:p>9.984</text:p>
          </table:table-cell>
          <table:table-cell table:formula="of:=LN([.A18])" office:value-type="float" office:value="4.60517018598809" calcext:value-type="float">
            <text:p>4.60517018598809</text:p>
          </table:table-cell>
          <table:table-cell table:formula="of:=LN([.E18])" office:value-type="float" office:value="2.30098381162707" calcext:value-type="float">
            <text:p>2.30098381162707</text:p>
          </table:table-cell>
          <table:table-cell table:formula="of:=SQRT(((MAX([.B18:.D18])-MIN([.B18:.D18]))/2)^2+0.0005^2)+0.084" office:value-type="float" office:value="0.0860615528128095" calcext:value-type="float">
            <text:p>0.08606155281281</text:p>
          </table:table-cell>
          <table:table-cell table:number-columns-repeated="1016"/>
        </table:table-row>
        <table:table-row table:style-name="ro2">
          <table:table-cell office:value-type="float" office:value="110" calcext:value-type="float">
            <text:p>110</text:p>
          </table:table-cell>
          <table:table-cell table:number-columns-repeated="2" table:style-name="ce2" office:value-type="float" office:value="9.886" calcext:value-type="float">
            <text:p>9.886</text:p>
          </table:table-cell>
          <table:table-cell table:style-name="ce2" office:value-type="float" office:value="9.888" calcext:value-type="float">
            <text:p>9.888</text:p>
          </table:table-cell>
          <table:table-cell table:formula="of:=AVERAGE([.B19:.D19])" office:value-type="float" office:value="9.88666666666667" calcext:value-type="float">
            <text:p>9.88666666666667</text:p>
          </table:table-cell>
          <table:table-cell table:formula="of:=LN([.A19])" office:value-type="float" office:value="4.70048036579242" calcext:value-type="float">
            <text:p>4.70048036579242</text:p>
          </table:table-cell>
          <table:table-cell table:formula="of:=LN([.E19])" office:value-type="float" office:value="2.29118704804168" calcext:value-type="float">
            <text:p>2.29118704804168</text:p>
          </table:table-cell>
          <table:table-cell table:formula="of:=SQRT(((MAX([.B19:.D19])-MIN([.B19:.D19]))/2)^2+0.0005^2)+0.084" office:value-type="float" office:value="0.0851180339887502" calcext:value-type="float">
            <text:p>0.08511803398875</text:p>
          </table:table-cell>
          <table:table-cell table:number-columns-repeated="1016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2" office:value-type="float" office:value="9.794" calcext:value-type="float">
            <text:p>9.794</text:p>
          </table:table-cell>
          <table:table-cell table:number-columns-repeated="2" table:style-name="ce2" office:value-type="float" office:value="9.792" calcext:value-type="float">
            <text:p>9.792</text:p>
          </table:table-cell>
          <table:table-cell table:formula="of:=AVERAGE([.B20:.D20])" office:value-type="float" office:value="9.79266666666667" calcext:value-type="float">
            <text:p>9.79266666666667</text:p>
          </table:table-cell>
          <table:table-cell table:formula="of:=LN([.A20])" office:value-type="float" office:value="4.78749174278205" calcext:value-type="float">
            <text:p>4.78749174278205</text:p>
          </table:table-cell>
          <table:table-cell table:formula="of:=LN([.E20])" office:value-type="float" office:value="2.28163380624111" calcext:value-type="float">
            <text:p>2.28163380624111</text:p>
          </table:table-cell>
          <table:table-cell table:formula="of:=SQRT(((MAX([.B20:.D20])-MIN([.B20:.D20]))/2)^2+0.0005^2)+0.084" office:value-type="float" office:value="0.0851180339887502" calcext:value-type="float">
            <text:p>0.08511803398875</text:p>
          </table:table-cell>
          <table:table-cell table:number-columns-repeated="1016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2" office:value-type="float" office:value="9.698" calcext:value-type="float">
            <text:p>9.698</text:p>
          </table:table-cell>
          <table:table-cell table:style-name="ce2" office:value-type="float" office:value="9.702" calcext:value-type="float">
            <text:p>9.702</text:p>
          </table:table-cell>
          <table:table-cell table:style-name="ce2" office:value-type="float" office:value="9.698" calcext:value-type="float">
            <text:p>9.698</text:p>
          </table:table-cell>
          <table:table-cell table:formula="of:=AVERAGE([.B21:.D21])" office:value-type="float" office:value="9.69933333333333" calcext:value-type="float">
            <text:p>9.69933333333333</text:p>
          </table:table-cell>
          <table:table-cell table:formula="of:=LN([.A21])" office:value-type="float" office:value="4.86753445045558" calcext:value-type="float">
            <text:p>4.86753445045558</text:p>
          </table:table-cell>
          <table:table-cell table:formula="of:=LN([.E21])" office:value-type="float" office:value="2.27205715462509" calcext:value-type="float">
            <text:p>2.27205715462509</text:p>
          </table:table-cell>
          <table:table-cell table:formula="of:=SQRT(((MAX([.B21:.D21])-MIN([.B21:.D21]))/2)^2+0.0005^2)+0.084" office:value-type="float" office:value="0.0860615528128086" calcext:value-type="float">
            <text:p>0.086061552812809</text:p>
          </table:table-cell>
          <table:table-cell table:number-columns-repeated="1016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2" office:value-type="float" office:value="9.616" calcext:value-type="float">
            <text:p>9.616</text:p>
          </table:table-cell>
          <table:table-cell table:number-columns-repeated="2" table:style-name="ce2" office:value-type="float" office:value="9.614" calcext:value-type="float">
            <text:p>9.614</text:p>
          </table:table-cell>
          <table:table-cell table:formula="of:=AVERAGE([.B22:.D22])" office:value-type="float" office:value="9.61466666666667" calcext:value-type="float">
            <text:p>9.61466666666667</text:p>
          </table:table-cell>
          <table:table-cell table:formula="of:=LN([.A22])" office:value-type="float" office:value="4.9416424226093" calcext:value-type="float">
            <text:p>4.9416424226093</text:p>
          </table:table-cell>
          <table:table-cell table:formula="of:=LN([.E22])" office:value-type="float" office:value="2.2632897103864" calcext:value-type="float">
            <text:p>2.2632897103864</text:p>
          </table:table-cell>
          <table:table-cell table:formula="of:=SQRT(((MAX([.B22:.D22])-MIN([.B22:.D22]))/2)^2+0.0005^2)+0.084" office:value-type="float" office:value="0.0851180339887494" calcext:value-type="float">
            <text:p>0.085118033988749</text:p>
          </table:table-cell>
          <table:table-cell table:number-columns-repeated="1016"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2" table:style-name="ce2" office:value-type="float" office:value="9.544" calcext:value-type="float">
            <text:p>9.544</text:p>
          </table:table-cell>
          <table:table-cell table:style-name="ce2" office:value-type="float" office:value="9.55" calcext:value-type="float">
            <text:p>9.55</text:p>
          </table:table-cell>
          <table:table-cell table:formula="of:=AVERAGE([.B23:.D23])" office:value-type="float" office:value="9.546" calcext:value-type="float">
            <text:p>9.546</text:p>
          </table:table-cell>
          <table:table-cell table:formula="of:=LN([.A23])" office:value-type="float" office:value="5.01063529409626" calcext:value-type="float">
            <text:p>5.01063529409626</text:p>
          </table:table-cell>
          <table:table-cell table:formula="of:=LN([.E23])" office:value-type="float" office:value="2.2561222185837" calcext:value-type="float">
            <text:p>2.2561222185837</text:p>
          </table:table-cell>
          <table:table-cell table:formula="of:=SQRT(((MAX([.B23:.D23])-MIN([.B23:.D23]))/2)^2+0.0005^2)+0.084" office:value-type="float" office:value="0.0870413812651492" calcext:value-type="float">
            <text:p>0.087041381265149</text:p>
          </table:table-cell>
          <table:table-cell table:number-columns-repeated="1016"/>
        </table:table-row>
        <table:table-row table:style-name="ro2">
          <table:table-cell office:value-type="float" office:value="160" calcext:value-type="float">
            <text:p>160</text:p>
          </table:table-cell>
          <table:table-cell table:number-columns-repeated="2" table:style-name="ce2" office:value-type="float" office:value="9.49" calcext:value-type="float">
            <text:p>9.49</text:p>
          </table:table-cell>
          <table:table-cell table:style-name="ce2" office:value-type="float" office:value="9.488" calcext:value-type="float">
            <text:p>9.488</text:p>
          </table:table-cell>
          <table:table-cell table:formula="of:=AVERAGE([.B24:.D24])" office:value-type="float" office:value="9.48933333333333" calcext:value-type="float">
            <text:p>9.48933333333333</text:p>
          </table:table-cell>
          <table:table-cell table:formula="of:=LN([.A24])" office:value-type="float" office:value="5.07517381523383" calcext:value-type="float">
            <text:p>5.07517381523383</text:p>
          </table:table-cell>
          <table:table-cell table:formula="of:=LN([.E24])" office:value-type="float" office:value="2.25016836076892" calcext:value-type="float">
            <text:p>2.25016836076892</text:p>
          </table:table-cell>
          <table:table-cell table:formula="of:=SQRT(((MAX([.B24:.D24])-MIN([.B24:.D24]))/2)^2+0.0005^2)+0.084" office:value-type="float" office:value="0.0851180339887502" calcext:value-type="float">
            <text:p>0.08511803398875</text:p>
          </table:table-cell>
          <table:table-cell table:number-columns-repeated="1016"/>
        </table:table-row>
        <table:table-row table:style-name="ro2">
          <table:table-cell office:value-type="float" office:value="170" calcext:value-type="float">
            <text:p>170</text:p>
          </table:table-cell>
          <table:table-cell table:number-columns-repeated="2" table:style-name="ce2" office:value-type="float" office:value="9.448" calcext:value-type="float">
            <text:p>9.448</text:p>
          </table:table-cell>
          <table:table-cell table:style-name="ce2" office:value-type="float" office:value="9.45" calcext:value-type="float">
            <text:p>9.45</text:p>
          </table:table-cell>
          <table:table-cell table:formula="of:=AVERAGE([.B25:.D25])" office:value-type="float" office:value="9.44866666666667" calcext:value-type="float">
            <text:p>9.44866666666667</text:p>
          </table:table-cell>
          <table:table-cell table:formula="of:=LN([.A25])" office:value-type="float" office:value="5.13579843705026" calcext:value-type="float">
            <text:p>5.13579843705026</text:p>
          </table:table-cell>
          <table:table-cell table:formula="of:=LN([.E25])" office:value-type="float" office:value="2.2458736380766" calcext:value-type="float">
            <text:p>2.2458736380766</text:p>
          </table:table-cell>
          <table:table-cell table:formula="of:=SQRT(((MAX([.B25:.D25])-MIN([.B25:.D25]))/2)^2+0.0005^2)+0.084" office:value-type="float" office:value="0.0851180339887494" calcext:value-type="float">
            <text:p>0.085118033988749</text:p>
          </table:table-cell>
          <table:table-cell table:number-columns-repeated="1016"/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2" office:value-type="float" office:value="9.414" calcext:value-type="float">
            <text:p>9.414</text:p>
          </table:table-cell>
          <table:table-cell table:number-columns-repeated="2" table:style-name="ce2" office:value-type="float" office:value="9.416" calcext:value-type="float">
            <text:p>9.416</text:p>
          </table:table-cell>
          <table:table-cell table:formula="of:=AVERAGE([.B26:.D26])" office:value-type="float" office:value="9.41533333333333" calcext:value-type="float">
            <text:p>9.41533333333333</text:p>
          </table:table-cell>
          <table:table-cell table:formula="of:=LN([.A26])" office:value-type="float" office:value="5.19295685089021" calcext:value-type="float">
            <text:p>5.19295685089021</text:p>
          </table:table-cell>
          <table:table-cell table:formula="of:=LN([.E26])" office:value-type="float" office:value="2.24233956597876" calcext:value-type="float">
            <text:p>2.24233956597876</text:p>
          </table:table-cell>
          <table:table-cell table:formula="of:=SQRT(((MAX([.B26:.D26])-MIN([.B26:.D26]))/2)^2+0.0005^2)+0.084" office:value-type="float" office:value="0.0851180339887502" calcext:value-type="float">
            <text:p>0.0851180339887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Root</text:p>
          </table:table-cell>
          <table:table-cell table:number-columns-repeated="1023"/>
        </table:table-row>
        <table:table-row table:style-name="ro2">
          <table:table-cell table:formula="of:=LN([.A4])" office:value-type="float" office:value="0" calcext:value-type="float">
            <text:p>0</text:p>
          </table:table-cell>
          <table:table-cell table:formula="of:=LN([.E4])" office:value-type="float" office:value="3.30272665703814" calcext:value-type="float">
            <text:p>3.30272665703814</text:p>
          </table:table-cell>
          <table:table-cell table:formula="of:=0.05/[.A4]" office:value-type="float" office:value="0.05" calcext:value-type="float">
            <text:p>0.05</text:p>
          </table:table-cell>
          <table:table-cell table:formula="of:=[.H4]/[.E4]" office:value-type="float" office:value="0.00842641667308001" calcext:value-type="float">
            <text:p>0.00842641667308</text:p>
          </table:table-cell>
          <table:table-cell table:number-columns-repeated="1020"/>
        </table:table-row>
        <table:table-row table:style-name="ro2">
          <table:table-cell table:formula="of:=LN([.A5])" office:value-type="float" office:value="1.6094379124341" calcext:value-type="float">
            <text:p>1.6094379124341</text:p>
          </table:table-cell>
          <table:table-cell table:formula="of:=LN([.E5])" office:value-type="float" office:value="2.84881646989059" calcext:value-type="float">
            <text:p>2.84881646989059</text:p>
          </table:table-cell>
          <table:table-cell table:formula="of:=0.05/[.A5]" office:value-type="float" office:value="0.01" calcext:value-type="float">
            <text:p>0.01</text:p>
          </table:table-cell>
          <table:table-cell table:formula="of:=[.H5]/[.E5]" office:value-type="float" office:value="0.00582067723365236" calcext:value-type="float">
            <text:p>0.005820677233652</text:p>
          </table:table-cell>
          <table:table-cell table:number-columns-repeated="1020"/>
        </table:table-row>
        <table:table-row table:style-name="ro2">
          <table:table-cell table:formula="of:=LN([.A6])" office:value-type="float" office:value="2.30258509299405" calcext:value-type="float">
            <text:p>2.30258509299405</text:p>
          </table:table-cell>
          <table:table-cell table:formula="of:=LN([.E6])" office:value-type="float" office:value="2.69564018102553" calcext:value-type="float">
            <text:p>2.69564018102553</text:p>
          </table:table-cell>
          <table:table-cell table:formula="of:=0.05/[.A6]" office:value-type="float" office:value="0.005" calcext:value-type="float">
            <text:p>0.005</text:p>
          </table:table-cell>
          <table:table-cell table:formula="of:=[.H6]/[.E6]" office:value-type="float" office:value="0.00600910818836047" calcext:value-type="float">
            <text:p>0.00600910818836</text:p>
          </table:table-cell>
          <table:table-cell table:number-columns-repeated="1020"/>
        </table:table-row>
        <table:table-row table:style-name="ro2">
          <table:table-cell table:formula="of:=LN([.A7])" office:value-type="float" office:value="2.70805020110221" calcext:value-type="float">
            <text:p>2.70805020110221</text:p>
          </table:table-cell>
          <table:table-cell table:formula="of:=LN([.E7])" office:value-type="float" office:value="2.60626353853043" calcext:value-type="float">
            <text:p>2.60626353853043</text:p>
          </table:table-cell>
          <table:table-cell table:formula="of:=0.05/[.A7]" office:value-type="float" office:value="0.00333333333333333" calcext:value-type="float">
            <text:p>0.003333333333333</text:p>
          </table:table-cell>
          <table:table-cell table:formula="of:=[.H7]/[.E7]" office:value-type="float" office:value="0.0063882034511106" calcext:value-type="float">
            <text:p>0.006388203451111</text:p>
          </table:table-cell>
          <table:table-cell table:number-columns-repeated="1020"/>
        </table:table-row>
        <table:table-row table:style-name="ro2">
          <table:table-cell table:formula="of:=LN([.A8])" office:value-type="float" office:value="2.99573227355399" calcext:value-type="float">
            <text:p>2.99573227355399</text:p>
          </table:table-cell>
          <table:table-cell table:formula="of:=LN([.E8])" office:value-type="float" office:value="2.54278239887408" calcext:value-type="float">
            <text:p>2.54278239887408</text:p>
          </table:table-cell>
          <table:table-cell table:formula="of:=0.05/[.A8]" office:value-type="float" office:value="0.0025" calcext:value-type="float">
            <text:p>0.0025</text:p>
          </table:table-cell>
          <table:table-cell table:formula="of:=[.H8]/[.E8]" office:value-type="float" office:value="0.00700156805431068" calcext:value-type="float">
            <text:p>0.007001568054311</text:p>
          </table:table-cell>
          <table:table-cell table:number-columns-repeated="1020"/>
        </table:table-row>
        <table:table-row table:style-name="ro2">
          <table:table-cell table:formula="of:=LN([.A9])" office:value-type="float" office:value="3.40119738166216" calcext:value-type="float">
            <text:p>3.40119738166216</text:p>
          </table:table-cell>
          <table:table-cell table:formula="of:=LN([.E9])" office:value-type="float" office:value="2.45330131037267" calcext:value-type="float">
            <text:p>2.45330131037267</text:p>
          </table:table-cell>
          <table:table-cell table:formula="of:=0.05/[.A9]" office:value-type="float" office:value="0.00166666666666667" calcext:value-type="float">
            <text:p>0.001666666666667</text:p>
          </table:table-cell>
          <table:table-cell table:formula="of:=[.H9]/[.E9]" office:value-type="float" office:value="0.00744405187128413" calcext:value-type="float">
            <text:p>0.007444051871284</text:p>
          </table:table-cell>
          <table:table-cell table:number-columns-repeated="1020"/>
        </table:table-row>
        <table:table-row table:style-name="ro2">
          <table:table-cell table:formula="of:=LN([.A10])" office:value-type="float" office:value="3.68887945411394" calcext:value-type="float">
            <text:p>3.68887945411394</text:p>
          </table:table-cell>
          <table:table-cell table:formula="of:=LN([.E10])" office:value-type="float" office:value="2.39759219657238" calcext:value-type="float">
            <text:p>2.39759219657238</text:p>
          </table:table-cell>
          <table:table-cell table:formula="of:=0.05/[.A10]" office:value-type="float" office:value="0.00125" calcext:value-type="float">
            <text:p>0.00125</text:p>
          </table:table-cell>
          <table:table-cell table:formula="of:=[.H10]/[.E10]" office:value-type="float" office:value="0.00787052225736255" calcext:value-type="float">
            <text:p>0.007870522257363</text:p>
          </table:table-cell>
          <table:table-cell table:number-columns-repeated="1020"/>
        </table:table-row>
        <table:table-row table:style-name="ro2">
          <table:table-cell table:formula="of:=LN([.A11])" office:value-type="float" office:value="3.91202300542815" calcext:value-type="float">
            <text:p>3.91202300542815</text:p>
          </table:table-cell>
          <table:table-cell table:formula="of:=LN([.E11])" office:value-type="float" office:value="2.36509029834544" calcext:value-type="float">
            <text:p>2.36509029834544</text:p>
          </table:table-cell>
          <table:table-cell table:formula="of:=0.05/[.A11]" office:value-type="float" office:value="0.001" calcext:value-type="float">
            <text:p>0.001</text:p>
          </table:table-cell>
          <table:table-cell table:formula="of:=[.H11]/[.E11]" office:value-type="float" office:value="0.00793799906059183" calcext:value-type="float">
            <text:p>0.007937999060592</text:p>
          </table:table-cell>
          <table:table-cell table:number-columns-repeated="1020"/>
        </table:table-row>
        <table:table-row table:style-name="ro2">
          <table:table-cell table:formula="of:=LN([.A12])" office:value-type="float" office:value="4.0943445622221" calcext:value-type="float">
            <text:p>4.0943445622221</text:p>
          </table:table-cell>
          <table:table-cell table:formula="of:=LN([.E12])" office:value-type="float" office:value="2.34628294825976" calcext:value-type="float">
            <text:p>2.34628294825976</text:p>
          </table:table-cell>
          <table:table-cell table:formula="of:=0.05/[.A12]" office:value-type="float" office:value="0.000833333333333333" calcext:value-type="float">
            <text:p>0.000833333333333</text:p>
          </table:table-cell>
          <table:table-cell table:formula="of:=[.H12]/[.E12]" office:value-type="float" office:value="0.00828489244640676" calcext:value-type="float">
            <text:p>0.008284892446407</text:p>
          </table:table-cell>
          <table:table-cell table:number-columns-repeated="1020"/>
        </table:table-row>
        <table:table-row table:style-name="ro2">
          <table:table-cell table:formula="of:=LN([.A13])" office:value-type="float" office:value="4.24849524204936" calcext:value-type="float">
            <text:p>4.24849524204936</text:p>
          </table:table-cell>
          <table:table-cell table:formula="of:=LN([.E13])" office:value-type="float" office:value="2.33311429802887" calcext:value-type="float">
            <text:p>2.33311429802887</text:p>
          </table:table-cell>
          <table:table-cell table:formula="of:=0.05/[.A13]" office:value-type="float" office:value="0.000714285714285714" calcext:value-type="float">
            <text:p>0.000714285714286</text:p>
          </table:table-cell>
          <table:table-cell table:formula="of:=[.H13]/[.E13]" office:value-type="float" office:value="0.00819592628516004" calcext:value-type="float">
            <text:p>0.00819592628516</text:p>
          </table:table-cell>
          <table:table-cell table:number-columns-repeated="1020"/>
        </table:table-row>
        <table:table-row table:style-name="ro2">
          <table:table-cell table:formula="of:=LN([.A14])" office:value-type="float" office:value="4.38202663467388" calcext:value-type="float">
            <text:p>4.38202663467388</text:p>
          </table:table-cell>
          <table:table-cell table:formula="of:=LN([.E14])" office:value-type="float" office:value="2.32173391183281" calcext:value-type="float">
            <text:p>2.32173391183281</text:p>
          </table:table-cell>
          <table:table-cell table:formula="of:=0.05/[.A14]" office:value-type="float" office:value="0.000625" calcext:value-type="float">
            <text:p>0.000625</text:p>
          </table:table-cell>
          <table:table-cell table:formula="of:=[.H14]/[.E14]" office:value-type="float" office:value="0.00849079559419197" calcext:value-type="float">
            <text:p>0.008490795594192</text:p>
          </table:table-cell>
          <table:table-cell table:number-columns-repeated="1020"/>
        </table:table-row>
        <table:table-row table:style-name="ro2">
          <table:table-cell table:formula="of:=LN([.A15])" office:value-type="float" office:value="4.44265125649032" calcext:value-type="float">
            <text:p>4.44265125649032</text:p>
          </table:table-cell>
          <table:table-cell table:formula="of:=LN([.E15])" office:value-type="float" office:value="2.31648799816304" calcext:value-type="float">
            <text:p>2.31648799816304</text:p>
          </table:table-cell>
          <table:table-cell table:formula="of:=0.05/[.A15]" office:value-type="float" office:value="0.000588235294117647" calcext:value-type="float">
            <text:p>0.000588235294118</text:p>
          </table:table-cell>
          <table:table-cell table:formula="of:=[.H15]/[.E15]" office:value-type="float" office:value="0.00833333333333333" calcext:value-type="float">
            <text:p>0.008333333333333</text:p>
          </table:table-cell>
          <table:table-cell table:number-columns-repeated="1020"/>
        </table:table-row>
        <table:table-row table:style-name="ro2">
          <table:table-cell table:formula="of:=LN([.A16])" office:value-type="float" office:value="4.49980967033027" calcext:value-type="float">
            <text:p>4.49980967033027</text:p>
          </table:table-cell>
          <table:table-cell table:formula="of:=LN([.E16])" office:value-type="float" office:value="2.3112144196921" calcext:value-type="float">
            <text:p>2.3112144196921</text:p>
          </table:table-cell>
          <table:table-cell table:formula="of:=0.05/[.A16]" office:value-type="float" office:value="0.000555555555555556" calcext:value-type="float">
            <text:p>0.000555555555556</text:p>
          </table:table-cell>
          <table:table-cell table:formula="of:=[.H16]/[.E16]" office:value-type="float" office:value="0.00858058589789781" calcext:value-type="float">
            <text:p>0.008580585897898</text:p>
          </table:table-cell>
          <table:table-cell table:number-columns-repeated="1020"/>
        </table:table-row>
        <table:table-row table:style-name="ro2">
          <table:table-cell table:formula="of:=LN([.A17])" office:value-type="float" office:value="4.55387689160054" calcext:value-type="float">
            <text:p>4.55387689160054</text:p>
          </table:table-cell>
          <table:table-cell table:formula="of:=LN([.E17])" office:value-type="float" office:value="2.3060789822483" calcext:value-type="float">
            <text:p>2.3060789822483</text:p>
          </table:table-cell>
          <table:table-cell table:formula="of:=0.05/[.A17]" office:value-type="float" office:value="0.000526315789473684" calcext:value-type="float">
            <text:p>0.000526315789474</text:p>
          </table:table-cell>
          <table:table-cell table:formula="of:=[.H17]/[.E17]" office:value-type="float" office:value="0.00842052815146986" calcext:value-type="float">
            <text:p>0.00842052815147</text:p>
          </table:table-cell>
          <table:table-cell table:number-columns-repeated="1020"/>
        </table:table-row>
        <table:table-row table:style-name="ro2">
          <table:table-cell table:formula="of:=LN([.A18])" office:value-type="float" office:value="4.60517018598809" calcext:value-type="float">
            <text:p>4.60517018598809</text:p>
          </table:table-cell>
          <table:table-cell table:formula="of:=LN([.E18])" office:value-type="float" office:value="2.30098381162707" calcext:value-type="float">
            <text:p>2.30098381162707</text:p>
          </table:table-cell>
          <table:table-cell table:formula="of:=0.05/[.A18]" office:value-type="float" office:value="0.0005" calcext:value-type="float">
            <text:p>0.0005</text:p>
          </table:table-cell>
          <table:table-cell table:formula="of:=[.H18]/[.E18]" office:value-type="float" office:value="0.00861994719679582" calcext:value-type="float">
            <text:p>0.008619947196796</text:p>
          </table:table-cell>
          <table:table-cell table:number-columns-repeated="1020"/>
        </table:table-row>
        <table:table-row table:style-name="ro2">
          <table:table-cell table:formula="of:=LN([.A19])" office:value-type="float" office:value="4.70048036579242" calcext:value-type="float">
            <text:p>4.70048036579242</text:p>
          </table:table-cell>
          <table:table-cell table:formula="of:=LN([.E19])" office:value-type="float" office:value="2.29118704804168" calcext:value-type="float">
            <text:p>2.29118704804168</text:p>
          </table:table-cell>
          <table:table-cell table:formula="of:=0.05/[.A19]" office:value-type="float" office:value="0.000454545454545455" calcext:value-type="float">
            <text:p>0.000454545454545</text:p>
          </table:table-cell>
          <table:table-cell table:formula="of:=[.H19]/[.E19]" office:value-type="float" office:value="0.00860937633062207" calcext:value-type="float">
            <text:p>0.008609376330622</text:p>
          </table:table-cell>
          <table:table-cell table:number-columns-repeated="1020"/>
        </table:table-row>
        <table:table-row table:style-name="ro2">
          <table:table-cell table:formula="of:=LN([.A20])" office:value-type="float" office:value="4.78749174278205" calcext:value-type="float">
            <text:p>4.78749174278205</text:p>
          </table:table-cell>
          <table:table-cell table:formula="of:=LN([.E20])" office:value-type="float" office:value="2.28163380624111" calcext:value-type="float">
            <text:p>2.28163380624111</text:p>
          </table:table-cell>
          <table:table-cell table:formula="of:=0.05/[.A20]" office:value-type="float" office:value="0.000416666666666667" calcext:value-type="float">
            <text:p>0.000416666666667</text:p>
          </table:table-cell>
          <table:table-cell table:formula="of:=[.H20]/[.E20]" office:value-type="float" office:value="0.00869201790340563" calcext:value-type="float">
            <text:p>0.008692017903406</text:p>
          </table:table-cell>
          <table:table-cell table:number-columns-repeated="1020"/>
        </table:table-row>
        <table:table-row table:style-name="ro2">
          <table:table-cell table:formula="of:=LN([.A21])" office:value-type="float" office:value="4.86753445045558" calcext:value-type="float">
            <text:p>4.86753445045558</text:p>
          </table:table-cell>
          <table:table-cell table:formula="of:=LN([.E21])" office:value-type="float" office:value="2.27205715462509" calcext:value-type="float">
            <text:p>2.27205715462509</text:p>
          </table:table-cell>
          <table:table-cell table:formula="of:=0.05/[.A21]" office:value-type="float" office:value="0.000384615384615385" calcext:value-type="float">
            <text:p>0.000384615384615</text:p>
          </table:table-cell>
          <table:table-cell table:formula="of:=[.H21]/[.E21]" office:value-type="float" office:value="0.00887293485594975" calcext:value-type="float">
            <text:p>0.00887293485595</text:p>
          </table:table-cell>
          <table:table-cell table:number-columns-repeated="1020"/>
        </table:table-row>
        <table:table-row table:style-name="ro2">
          <table:table-cell table:formula="of:=LN([.A22])" office:value-type="float" office:value="4.9416424226093" calcext:value-type="float">
            <text:p>4.9416424226093</text:p>
          </table:table-cell>
          <table:table-cell table:formula="of:=LN([.E22])" office:value-type="float" office:value="2.2632897103864" calcext:value-type="float">
            <text:p>2.2632897103864</text:p>
          </table:table-cell>
          <table:table-cell table:formula="of:=0.05/[.A22]" office:value-type="float" office:value="0.000357142857142857" calcext:value-type="float">
            <text:p>0.000357142857143</text:p>
          </table:table-cell>
          <table:table-cell table:formula="of:=[.H22]/[.E22]" office:value-type="float" office:value="0.00885293655409264" calcext:value-type="float">
            <text:p>0.008852936554093</text:p>
          </table:table-cell>
          <table:table-cell table:number-columns-repeated="1020"/>
        </table:table-row>
        <table:table-row table:style-name="ro2">
          <table:table-cell table:formula="of:=LN([.A23])" office:value-type="float" office:value="5.01063529409626" calcext:value-type="float">
            <text:p>5.01063529409626</text:p>
          </table:table-cell>
          <table:table-cell table:formula="of:=LN([.E23])" office:value-type="float" office:value="2.2561222185837" calcext:value-type="float">
            <text:p>2.2561222185837</text:p>
          </table:table-cell>
          <table:table-cell table:formula="of:=0.05/[.A23]" office:value-type="float" office:value="0.000333333333333333" calcext:value-type="float">
            <text:p>0.000333333333333</text:p>
          </table:table-cell>
          <table:table-cell table:formula="of:=[.H23]/[.E23]" office:value-type="float" office:value="0.00911809986016648" calcext:value-type="float">
            <text:p>0.009118099860166</text:p>
          </table:table-cell>
          <table:table-cell table:number-columns-repeated="1020"/>
        </table:table-row>
        <table:table-row table:style-name="ro2">
          <table:table-cell table:formula="of:=LN([.A24])" office:value-type="float" office:value="5.07517381523383" calcext:value-type="float">
            <text:p>5.07517381523383</text:p>
          </table:table-cell>
          <table:table-cell table:formula="of:=LN([.E24])" office:value-type="float" office:value="2.25016836076892" calcext:value-type="float">
            <text:p>2.25016836076892</text:p>
          </table:table-cell>
          <table:table-cell table:formula="of:=0.05/[.A24]" office:value-type="float" office:value="0.0003125" calcext:value-type="float">
            <text:p>0.0003125</text:p>
          </table:table-cell>
          <table:table-cell table:formula="of:=[.H24]/[.E24]" office:value-type="float" office:value="0.00896986447822996" calcext:value-type="float">
            <text:p>0.00896986447823</text:p>
          </table:table-cell>
          <table:table-cell table:number-columns-repeated="1020"/>
        </table:table-row>
        <table:table-row table:style-name="ro2">
          <table:table-cell table:formula="of:=LN([.A25])" office:value-type="float" office:value="5.13579843705026" calcext:value-type="float">
            <text:p>5.13579843705026</text:p>
          </table:table-cell>
          <table:table-cell table:formula="of:=LN([.E25])" office:value-type="float" office:value="2.2458736380766" calcext:value-type="float">
            <text:p>2.2458736380766</text:p>
          </table:table-cell>
          <table:table-cell table:formula="of:=0.05/[.A25]" office:value-type="float" office:value="0.000294117647058824" calcext:value-type="float">
            <text:p>0.000294117647059</text:p>
          </table:table-cell>
          <table:table-cell table:formula="of:=[.H25]/[.E25]" office:value-type="float" office:value="0.00900847040027687" calcext:value-type="float">
            <text:p>0.009008470400277</text:p>
          </table:table-cell>
          <table:table-cell table:number-columns-repeated="1020"/>
        </table:table-row>
        <table:table-row table:style-name="ro2">
          <table:table-cell table:formula="of:=LN([.A26])" office:value-type="float" office:value="5.19295685089021" calcext:value-type="float">
            <text:p>5.19295685089021</text:p>
          </table:table-cell>
          <table:table-cell table:formula="of:=LN([.E26])" office:value-type="float" office:value="2.24233956597876" calcext:value-type="float">
            <text:p>2.24233956597876</text:p>
          </table:table-cell>
          <table:table-cell table:formula="of:=0.05/[.A26]" office:value-type="float" office:value="0.000277777777777778" calcext:value-type="float">
            <text:p>0.000277777777778</text:p>
          </table:table-cell>
          <table:table-cell table:formula="of:=[.H26]/[.E26]" office:value-type="float" office:value="0.00904036330688418" calcext:value-type="float">
            <text:p>0.009040363306884</text:p>
          </table:table-cell>
          <table:table-cell table:number-columns-repeated="1020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3 100 kHz" table:style-name="ta5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Diode 3</text:p>
          </table:table-cell>
          <table:table-cell/>
          <table:table-cell table:style-name="ce1" office:value-type="string" calcext:value-type="string">
            <text:p>Freq:</text:p>
          </table:table-cell>
          <table:table-cell table:style-name="ce2" office:value-type="string" calcext:value-type="string">
            <text:p>100 kHz</text:p>
          </table:table-cell>
          <table:table-cell table:style-name="ce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oltage (-V)</text:p>
          </table:table-cell>
          <table:table-cell table:style-name="ce1" office:value-type="string" calcext:value-type="string">
            <text:p>C (pF)</text:p>
          </table:table-cell>
          <table:table-cell table:style-name="ce1" table:number-columns-repeated="2"/>
          <table:table-cell table:style-name="ce1" office:value-type="string" calcext:value-type="string">
            <text:p>C Av. (pF)</text:p>
          </table:table-cell>
          <table:table-cell table:style-name="ce1" office:value-type="string" calcext:value-type="string">
            <text:p>ln(V)</text:p>
          </table:table-cell>
          <table:table-cell table:style-name="ce1" office:value-type="string" calcext:value-type="string">
            <text:p>ln( C )</text:p>
          </table:table-cell>
          <table:table-cell table:style-name="ce1" office:value-type="string" calcext:value-type="string">
            <text:p>Err C (pF)</text:p>
          </table:table-cell>
          <table:table-cell/>
          <table:table-cell>
            <draw:frame table:end-cell-address="'D3 100 kHz'.U29" table:end-x="10.46pt" table:end-y="1.47pt" draw:z-index="0" draw:name="Chart 1" draw:style-name="gr1" draw:text-style-name="P1" svg:width="540.68pt" svg:height="387.33pt" svg:x="0pt" svg:y="4.14pt">
              <loext:p draw:notify-on-update-of-ranges="'D3 100 kHz'.G1:'D3 100 kHz'.G2 'D3 100 kHz'.G4:'D3 100 kHz'.G26 'D3 100 kHz'.F4:'D3 100 kHz'.F26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1.39" calcext:value-type="float">
            <text:p>21.39</text:p>
          </table:table-cell>
          <table:table-cell table:style-name="ce2" office:value-type="float" office:value="21.38" calcext:value-type="float">
            <text:p>21.38</text:p>
          </table:table-cell>
          <table:table-cell table:style-name="ce2" office:value-type="float" office:value="21.4" calcext:value-type="float">
            <text:p>21.4</text:p>
          </table:table-cell>
          <table:table-cell table:formula="of:=AVERAGE([.B4:.D4])" office:value-type="float" office:value="21.39" calcext:value-type="float">
            <text:p>21.39</text:p>
          </table:table-cell>
          <table:table-cell table:formula="of:=LN([.A4])" office:value-type="float" office:value="0" calcext:value-type="float">
            <text:p>0</text:p>
          </table:table-cell>
          <table:table-cell table:formula="of:=LN([.E4])" office:value-type="float" office:value="3.06292352309431" calcext:value-type="float">
            <text:p>3.06292352309431</text:p>
          </table:table-cell>
          <table:table-cell table:formula="of:=SQRT(((MAX([.B4:.D4])-MIN([.B4:.D4]))/2)^2+0.005^2)" office:value-type="float" office:value="0.0111803398874988" calcext:value-type="float">
            <text:p>0.011180339887499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5.18" calcext:value-type="float">
            <text:p>15.18</text:p>
          </table:table-cell>
          <table:table-cell table:style-name="ce2" office:value-type="float" office:value="15.19" calcext:value-type="float">
            <text:p>15.19</text:p>
          </table:table-cell>
          <table:table-cell table:style-name="ce2" office:value-type="float" office:value="15.18" calcext:value-type="float">
            <text:p>15.18</text:p>
          </table:table-cell>
          <table:table-cell table:formula="of:=AVERAGE([.B5:.D5])" office:value-type="float" office:value="15.1833333333333" calcext:value-type="float">
            <text:p>15.1833333333333</text:p>
          </table:table-cell>
          <table:table-cell table:formula="of:=LN([.A5])" office:value-type="float" office:value="1.6094379124341" calcext:value-type="float">
            <text:p>1.6094379124341</text:p>
          </table:table-cell>
          <table:table-cell table:formula="of:=LN([.E5])" office:value-type="float" office:value="2.72019833503786" calcext:value-type="float">
            <text:p>2.72019833503786</text:p>
          </table:table-cell>
          <table:table-cell table:formula="of:=SQRT(((MAX([.B5:.D5])-MIN([.B5:.D5]))/2)^2+0.005^2)" office:value-type="float" office:value="0.0070710678118654" calcext:value-type="float">
            <text:p>0.007071067811865</text:p>
          </table:table-cell>
          <table:table-cell table:number-columns-repeated="101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number-columns-repeated="3" table:style-name="ce2" office:value-type="float" office:value="13.43" calcext:value-type="float">
            <text:p>13.43</text:p>
          </table:table-cell>
          <table:table-cell table:formula="of:=AVERAGE([.B6:.D6])" office:value-type="float" office:value="13.43" calcext:value-type="float">
            <text:p>13.43</text:p>
          </table:table-cell>
          <table:table-cell table:formula="of:=LN([.A6])" office:value-type="float" office:value="2.30258509299405" calcext:value-type="float">
            <text:p>2.30258509299405</text:p>
          </table:table-cell>
          <table:table-cell table:formula="of:=LN([.E6])" office:value-type="float" office:value="2.59749101053515" calcext:value-type="float">
            <text:p>2.59749101053515</text:p>
          </table:table-cell>
          <table:table-cell table:formula="of:=SQRT(((MAX([.B6:.D6])-MIN([.B6:.D6]))/2)^2+0.005^2)" office:value-type="float" office:value="0.005" calcext:value-type="float">
            <text:p>0.005</text:p>
          </table:table-cell>
          <table:table-cell table:number-columns-repeated="101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.47" calcext:value-type="float">
            <text:p>12.47</text:p>
          </table:table-cell>
          <table:table-cell table:style-name="ce2" office:value-type="float" office:value="12.46" calcext:value-type="float">
            <text:p>12.46</text:p>
          </table:table-cell>
          <table:table-cell table:style-name="ce2" office:value-type="float" office:value="12.47" calcext:value-type="float">
            <text:p>12.47</text:p>
          </table:table-cell>
          <table:table-cell table:formula="of:=AVERAGE([.B7:.D7])" office:value-type="float" office:value="12.4666666666667" calcext:value-type="float">
            <text:p>12.4666666666667</text:p>
          </table:table-cell>
          <table:table-cell table:formula="of:=LN([.A7])" office:value-type="float" office:value="2.70805020110221" calcext:value-type="float">
            <text:p>2.70805020110221</text:p>
          </table:table-cell>
          <table:table-cell table:formula="of:=LN([.E7])" office:value-type="float" office:value="2.52305841575238" calcext:value-type="float">
            <text:p>2.52305841575238</text:p>
          </table:table-cell>
          <table:table-cell table:formula="of:=SQRT(((MAX([.B7:.D7])-MIN([.B7:.D7]))/2)^2+0.005^2)" office:value-type="float" office:value="0.0070710678118654" calcext:value-type="float">
            <text:p>0.007071067811865</text:p>
          </table:table-cell>
          <table:table-cell table:number-columns-repeated="101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11.8" calcext:value-type="float">
            <text:p>11.8</text:p>
          </table:table-cell>
          <table:table-cell table:style-name="ce2" office:value-type="float" office:value="11.81" calcext:value-type="float">
            <text:p>11.81</text:p>
          </table:table-cell>
          <table:table-cell table:formula="of:=AVERAGE([.B8:.D8])" office:value-type="float" office:value="11.8033333333333" calcext:value-type="float">
            <text:p>11.8033333333333</text:p>
          </table:table-cell>
          <table:table-cell table:formula="of:=LN([.A8])" office:value-type="float" office:value="2.99573227355399" calcext:value-type="float">
            <text:p>2.99573227355399</text:p>
          </table:table-cell>
          <table:table-cell table:formula="of:=LN([.E8])" office:value-type="float" office:value="2.4683819774557" calcext:value-type="float">
            <text:p>2.4683819774557</text:p>
          </table:table-cell>
          <table:table-cell table:formula="of:=SQRT(((MAX([.B8:.D8])-MIN([.B8:.D8]))/2)^2+0.005^2)" office:value-type="float" office:value="0.0070710678118654" calcext:value-type="float">
            <text:p>0.007071067811865</text:p>
          </table:table-cell>
          <table:table-cell table:number-columns-repeated="1016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3" table:style-name="ce2" office:value-type="float" office:value="10.94" calcext:value-type="float">
            <text:p>10.94</text:p>
          </table:table-cell>
          <table:table-cell table:formula="of:=AVERAGE([.B9:.D9])" office:value-type="float" office:value="10.94" calcext:value-type="float">
            <text:p>10.94</text:p>
          </table:table-cell>
          <table:table-cell table:formula="of:=LN([.A9])" office:value-type="float" office:value="3.40119738166216" calcext:value-type="float">
            <text:p>3.40119738166216</text:p>
          </table:table-cell>
          <table:table-cell table:formula="of:=LN([.E9])" office:value-type="float" office:value="2.39242579699384" calcext:value-type="float">
            <text:p>2.39242579699384</text:p>
          </table:table-cell>
          <table:table-cell table:formula="of:=SQRT(((MAX([.B9:.D9])-MIN([.B9:.D9]))/2)^2+0.005^2)" office:value-type="float" office:value="0.005" calcext:value-type="float">
            <text:p>0.005</text:p>
          </table:table-cell>
          <table:table-cell table:number-columns-repeated="1016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.43" calcext:value-type="float">
            <text:p>10.43</text:p>
          </table:table-cell>
          <table:table-cell table:number-columns-repeated="2" table:style-name="ce2" office:value-type="float" office:value="10.44" calcext:value-type="float">
            <text:p>10.44</text:p>
          </table:table-cell>
          <table:table-cell table:formula="of:=AVERAGE([.B10:.D10])" office:value-type="float" office:value="10.4366666666667" calcext:value-type="float">
            <text:p>10.4366666666667</text:p>
          </table:table-cell>
          <table:table-cell table:formula="of:=LN([.A10])" office:value-type="float" office:value="3.68887945411394" calcext:value-type="float">
            <text:p>3.68887945411394</text:p>
          </table:table-cell>
          <table:table-cell table:formula="of:=LN([.E10])" office:value-type="float" office:value="2.3453252466702" calcext:value-type="float">
            <text:p>2.3453252466702</text:p>
          </table:table-cell>
          <table:table-cell table:formula="of:=SQRT(((MAX([.B10:.D10])-MIN([.B10:.D10]))/2)^2+0.005^2)" office:value-type="float" office:value="0.0070710678118654" calcext:value-type="float">
            <text:p>0.007071067811865</text:p>
          </table:table-cell>
          <table:table-cell table:number-columns-repeated="1016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office:value-type="float" office:value="10.14" calcext:value-type="float">
            <text:p>10</text:p>
          </table:table-cell>
          <table:table-cell table:style-name="ce2" office:value-type="float" office:value="10.14" calcext:value-type="float">
            <text:p>10.14</text:p>
          </table:table-cell>
          <table:table-cell table:style-name="ce2" office:value-type="float" office:value="10.15" calcext:value-type="float">
            <text:p>10.15</text:p>
          </table:table-cell>
          <table:table-cell table:formula="of:=AVERAGE([.B11:.D11])" office:value-type="float" office:value="10.1433333333333" calcext:value-type="float">
            <text:p>10.1433333333333</text:p>
          </table:table-cell>
          <table:table-cell table:formula="of:=LN([.A11])" office:value-type="float" office:value="3.91202300542815" calcext:value-type="float">
            <text:p>3.91202300542815</text:p>
          </table:table-cell>
          <table:table-cell table:formula="of:=LN([.E11])" office:value-type="float" office:value="2.31681667524077" calcext:value-type="float">
            <text:p>2.31681667524077</text:p>
          </table:table-cell>
          <table:table-cell table:formula="of:=SQRT(((MAX([.B11:.D11])-MIN([.B11:.D11]))/2)^2+0.005^2)" office:value-type="float" office:value="0.0070710678118654" calcext:value-type="float">
            <text:p>0.007071067811865</text:p>
          </table:table-cell>
          <table:table-cell table:number-columns-repeated="1016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9.97" calcext:value-type="float">
            <text:p>9.97</text:p>
          </table:table-cell>
          <table:table-cell table:style-name="ce2" office:value-type="float" office:value="9.98" calcext:value-type="float">
            <text:p>9.98</text:p>
          </table:table-cell>
          <table:table-cell table:formula="of:=AVERAGE([.B12:.D12])" office:value-type="float" office:value="9.97333333333333" calcext:value-type="float">
            <text:p>9.97333333333333</text:p>
          </table:table-cell>
          <table:table-cell table:formula="of:=LN([.A12])" office:value-type="float" office:value="4.0943445622221" calcext:value-type="float">
            <text:p>4.0943445622221</text:p>
          </table:table-cell>
          <table:table-cell table:formula="of:=LN([.E12])" office:value-type="float" office:value="2.29991486443817" calcext:value-type="float">
            <text:p>2.29991486443817</text:p>
          </table:table-cell>
          <table:table-cell table:formula="of:=SQRT(((MAX([.B12:.D12])-MIN([.B12:.D12]))/2)^2+0.005^2)" office:value-type="float" office:value="0.0070710678118654" calcext:value-type="float">
            <text:p>0.007071067811865</text:p>
          </table:table-cell>
          <table:table-cell table:number-columns-repeated="1016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number-columns-repeated="3" table:style-name="ce2" office:value-type="float" office:value="9.86" calcext:value-type="float">
            <text:p>9.86</text:p>
          </table:table-cell>
          <table:table-cell table:formula="of:=AVERAGE([.B13:.D13])" office:value-type="float" office:value="9.86" calcext:value-type="float">
            <text:p>9.86</text:p>
          </table:table-cell>
          <table:table-cell table:formula="of:=LN([.A13])" office:value-type="float" office:value="4.24849524204936" calcext:value-type="float">
            <text:p>4.24849524204936</text:p>
          </table:table-cell>
          <table:table-cell table:formula="of:=LN([.E13])" office:value-type="float" office:value="2.28848616861454" calcext:value-type="float">
            <text:p>2.28848616861454</text:p>
          </table:table-cell>
          <table:table-cell table:formula="of:=SQRT(((MAX([.B13:.D13])-MIN([.B13:.D13]))/2)^2+0.005^2)" office:value-type="float" office:value="0.005" calcext:value-type="float">
            <text:p>0.005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table:style-name="ce2" office:value-type="float" office:value="9.76" calcext:value-type="float">
            <text:p>9.76</text:p>
          </table:table-cell>
          <table:table-cell table:style-name="ce2" office:value-type="float" office:value="9.75" calcext:value-type="float">
            <text:p>9.75</text:p>
          </table:table-cell>
          <table:table-cell table:formula="of:=AVERAGE([.B14:.D14])" office:value-type="float" office:value="9.75666666666667" calcext:value-type="float">
            <text:p>9.75666666666667</text:p>
          </table:table-cell>
          <table:table-cell table:formula="of:=LN([.A14])" office:value-type="float" office:value="4.38202663467388" calcext:value-type="float">
            <text:p>4.38202663467388</text:p>
          </table:table-cell>
          <table:table-cell table:formula="of:=LN([.E14])" office:value-type="float" office:value="2.27795081203568" calcext:value-type="float">
            <text:p>2.27795081203568</text:p>
          </table:table-cell>
          <table:table-cell table:formula="of:=SQRT(((MAX([.B14:.D14])-MIN([.B14:.D14]))/2)^2+0.005^2)" office:value-type="float" office:value="0.0070710678118654" calcext:value-type="float">
            <text:p>0.007071067811865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table:style-name="ce2" office:value-type="float" office:value="9.72" calcext:value-type="float">
            <text:p>9.72</text:p>
          </table:table-cell>
          <table:table-cell table:style-name="ce2" office:value-type="float" office:value="9.71" calcext:value-type="float">
            <text:p>9.71</text:p>
          </table:table-cell>
          <table:table-cell table:formula="of:=AVERAGE([.B15:.D15])" office:value-type="float" office:value="9.71666666666667" calcext:value-type="float">
            <text:p>9.71666666666667</text:p>
          </table:table-cell>
          <table:table-cell table:formula="of:=LN([.A15])" office:value-type="float" office:value="4.44265125649032" calcext:value-type="float">
            <text:p>4.44265125649032</text:p>
          </table:table-cell>
          <table:table-cell table:formula="of:=LN([.E15])" office:value-type="float" office:value="2.27384262412839" calcext:value-type="float">
            <text:p>2.27384262412839</text:p>
          </table:table-cell>
          <table:table-cell table:formula="of:=SQRT(((MAX([.B15:.D15])-MIN([.B15:.D15]))/2)^2+0.005^2)" office:value-type="float" office:value="0.0070710678118654" calcext:value-type="float">
            <text:p>0.007071067811865</text:p>
          </table:table-cell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float" office:value="9.68" calcext:value-type="float">
            <text:p>9.68</text:p>
          </table:table-cell>
          <table:table-cell table:style-name="ce2" office:value-type="float" office:value="9.67" calcext:value-type="float">
            <text:p>9.67</text:p>
          </table:table-cell>
          <table:table-cell table:style-name="ce2" office:value-type="float" office:value="9.68" calcext:value-type="float">
            <text:p>9.68</text:p>
          </table:table-cell>
          <table:table-cell table:formula="of:=AVERAGE([.B16:.D16])" office:value-type="float" office:value="9.67666666666667" calcext:value-type="float">
            <text:p>9.67666666666667</text:p>
          </table:table-cell>
          <table:table-cell table:formula="of:=LN([.A16])" office:value-type="float" office:value="4.49980967033027" calcext:value-type="float">
            <text:p>4.49980967033027</text:p>
          </table:table-cell>
          <table:table-cell table:formula="of:=LN([.E16])" office:value-type="float" office:value="2.26971748936843" calcext:value-type="float">
            <text:p>2.26971748936843</text:p>
          </table:table-cell>
          <table:table-cell table:formula="of:=SQRT(((MAX([.B16:.D16])-MIN([.B16:.D16]))/2)^2+0.005^2)" office:value-type="float" office:value="0.0070710678118654" calcext:value-type="float">
            <text:p>0.007071067811865</text:p>
          </table:table-cell>
          <table:table-cell table:number-columns-repeated="1016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office:value-type="float" office:value="9.64" calcext:value-type="float">
            <text:p>9.64</text:p>
          </table:table-cell>
          <table:table-cell table:number-columns-repeated="2" table:style-name="ce2" office:value-type="float" office:value="9.63" calcext:value-type="float">
            <text:p>9.63</text:p>
          </table:table-cell>
          <table:table-cell table:formula="of:=AVERAGE([.B17:.D17])" office:value-type="float" office:value="9.63333333333333" calcext:value-type="float">
            <text:p>9.63333333333333</text:p>
          </table:table-cell>
          <table:table-cell table:formula="of:=LN([.A17])" office:value-type="float" office:value="4.55387689160054" calcext:value-type="float">
            <text:p>4.55387689160054</text:p>
          </table:table-cell>
          <table:table-cell table:formula="of:=LN([.E17])" office:value-type="float" office:value="2.26522930645028" calcext:value-type="float">
            <text:p>2.26522930645028</text:p>
          </table:table-cell>
          <table:table-cell table:formula="of:=SQRT(((MAX([.B17:.D17])-MIN([.B17:.D17]))/2)^2+0.005^2)" office:value-type="float" office:value="0.0070710678118654" calcext:value-type="float">
            <text:p>0.007071067811865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 table:style-name="ce2" office:value-type="float" office:value="9.6" calcext:value-type="float">
            <text:p>9.6</text:p>
          </table:table-cell>
          <table:table-cell table:formula="of:=AVERAGE([.B18:.D18])" office:value-type="float" office:value="9.6" calcext:value-type="float">
            <text:p>9.6</text:p>
          </table:table-cell>
          <table:table-cell table:formula="of:=LN([.A18])" office:value-type="float" office:value="4.60517018598809" calcext:value-type="float">
            <text:p>4.60517018598809</text:p>
          </table:table-cell>
          <table:table-cell table:formula="of:=LN([.E18])" office:value-type="float" office:value="2.26176309847379" calcext:value-type="float">
            <text:p>2.26176309847379</text:p>
          </table:table-cell>
          <table:table-cell table:formula="of:=SQRT(((MAX([.B18:.D18])-MIN([.B18:.D18]))/2)^2+0.005^2)" office:value-type="float" office:value="0.005" calcext:value-type="float">
            <text:p>0.005</text:p>
          </table:table-cell>
          <table:table-cell table:number-columns-repeated="1016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 office:value-type="float" office:value="9.53" calcext:value-type="float">
            <text:p>9.53</text:p>
          </table:table-cell>
          <table:table-cell table:style-name="ce2" office:value-type="float" office:value="9.54" calcext:value-type="float">
            <text:p>9.54</text:p>
          </table:table-cell>
          <table:table-cell table:style-name="ce2" office:value-type="float" office:value="9.53" calcext:value-type="float">
            <text:p>9.53</text:p>
          </table:table-cell>
          <table:table-cell table:formula="of:=AVERAGE([.B19:.D19])" office:value-type="float" office:value="9.53333333333333" calcext:value-type="float">
            <text:p>9.53333333333333</text:p>
          </table:table-cell>
          <table:table-cell table:formula="of:=LN([.A19])" office:value-type="float" office:value="4.70048036579242" calcext:value-type="float">
            <text:p>4.70048036579242</text:p>
          </table:table-cell>
          <table:table-cell table:formula="of:=LN([.E19])" office:value-type="float" office:value="2.2547944291577" calcext:value-type="float">
            <text:p>2.2547944291577</text:p>
          </table:table-cell>
          <table:table-cell table:formula="of:=SQRT(((MAX([.B19:.D19])-MIN([.B19:.D19]))/2)^2+0.005^2)" office:value-type="float" office:value="0.0070710678118654" calcext:value-type="float">
            <text:p>0.007071067811865</text:p>
          </table:table-cell>
          <table:table-cell table:number-columns-repeated="1016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" office:value-type="float" office:value="9.47" calcext:value-type="float">
            <text:p>9.47</text:p>
          </table:table-cell>
          <table:table-cell table:number-columns-repeated="2" table:style-name="ce2" office:value-type="float" office:value="9.48" calcext:value-type="float">
            <text:p>9.48</text:p>
          </table:table-cell>
          <table:table-cell table:formula="of:=AVERAGE([.B20:.D20])" office:value-type="float" office:value="9.47666666666667" calcext:value-type="float">
            <text:p>9.47666666666667</text:p>
          </table:table-cell>
          <table:table-cell table:formula="of:=LN([.A20])" office:value-type="float" office:value="4.78749174278205" calcext:value-type="float">
            <text:p>4.78749174278205</text:p>
          </table:table-cell>
          <table:table-cell table:formula="of:=LN([.E20])" office:value-type="float" office:value="2.2488326369948" calcext:value-type="float">
            <text:p>2.2488326369948</text:p>
          </table:table-cell>
          <table:table-cell table:formula="of:=SQRT(((MAX([.B20:.D20])-MIN([.B20:.D20]))/2)^2+0.005^2)" office:value-type="float" office:value="0.0070710678118654" calcext:value-type="float">
            <text:p>0.007071067811865</text:p>
          </table:table-cell>
          <table:table-cell table:number-columns-repeated="1016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" office:value-type="float" office:value="9.42" calcext:value-type="float">
            <text:p>9.42</text:p>
          </table:table-cell>
          <table:table-cell table:style-name="ce2" office:value-type="float" office:value="9.43" calcext:value-type="float">
            <text:p>9.43</text:p>
          </table:table-cell>
          <table:table-cell table:style-name="ce2" office:value-type="float" office:value="9.42" calcext:value-type="float">
            <text:p>9.42</text:p>
          </table:table-cell>
          <table:table-cell table:formula="of:=AVERAGE([.B21:.D21])" office:value-type="float" office:value="9.42333333333333" calcext:value-type="float">
            <text:p>9.42333333333333</text:p>
          </table:table-cell>
          <table:table-cell table:formula="of:=LN([.A21])" office:value-type="float" office:value="4.86753445045558" calcext:value-type="float">
            <text:p>4.86753445045558</text:p>
          </table:table-cell>
          <table:table-cell table:formula="of:=LN([.E21])" office:value-type="float" office:value="2.24318888303739" calcext:value-type="float">
            <text:p>2.24318888303739</text:p>
          </table:table-cell>
          <table:table-cell table:formula="of:=SQRT(((MAX([.B21:.D21])-MIN([.B21:.D21]))/2)^2+0.005^2)" office:value-type="float" office:value="0.0070710678118654" calcext:value-type="float">
            <text:p>0.007071067811865</text:p>
          </table:table-cell>
          <table:table-cell table:number-columns-repeated="1016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table:style-name="ce2" office:value-type="float" office:value="9.38" calcext:value-type="float">
            <text:p>9.38</text:p>
          </table:table-cell>
          <table:table-cell table:style-name="ce2" office:value-type="float" office:value="9.37" calcext:value-type="float">
            <text:p>9.37</text:p>
          </table:table-cell>
          <table:table-cell table:formula="of:=AVERAGE([.B22:.D22])" office:value-type="float" office:value="9.37666666666667" calcext:value-type="float">
            <text:p>9.37666666666667</text:p>
          </table:table-cell>
          <table:table-cell table:formula="of:=LN([.A22])" office:value-type="float" office:value="4.9416424226093" calcext:value-type="float">
            <text:p>4.9416424226093</text:p>
          </table:table-cell>
          <table:table-cell table:formula="of:=LN([.E22])" office:value-type="float" office:value="2.23822433383366" calcext:value-type="float">
            <text:p>2.23822433383366</text:p>
          </table:table-cell>
          <table:table-cell table:formula="of:=SQRT(((MAX([.B22:.D22])-MIN([.B22:.D22]))/2)^2+0.005^2)" office:value-type="float" office:value="0.00707106781186603" calcext:value-type="float">
            <text:p>0.007071067811866</text:p>
          </table:table-cell>
          <table:table-cell table:number-columns-repeated="1016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3" table:style-name="ce2" office:value-type="float" office:value="9.34" calcext:value-type="float">
            <text:p>9.34</text:p>
          </table:table-cell>
          <table:table-cell table:formula="of:=AVERAGE([.B23:.D23])" office:value-type="float" office:value="9.34" calcext:value-type="float">
            <text:p>9.34</text:p>
          </table:table-cell>
          <table:table-cell table:formula="of:=LN([.A23])" office:value-type="float" office:value="5.01063529409626" calcext:value-type="float">
            <text:p>5.01063529409626</text:p>
          </table:table-cell>
          <table:table-cell table:formula="of:=LN([.E23])" office:value-type="float" office:value="2.23430625224075" calcext:value-type="float">
            <text:p>2.23430625224075</text:p>
          </table:table-cell>
          <table:table-cell table:formula="of:=SQRT(((MAX([.B23:.D23])-MIN([.B23:.D23]))/2)^2+0.005^2)" office:value-type="float" office:value="0.005" calcext:value-type="float">
            <text:p>0.005</text:p>
          </table:table-cell>
          <table:table-cell table:number-columns-repeated="1016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 table:style-name="ce2" office:value-type="float" office:value="9.31" calcext:value-type="float">
            <text:p>9.31</text:p>
          </table:table-cell>
          <table:table-cell table:formula="of:=AVERAGE([.B24:.D24])" office:value-type="float" office:value="9.31" calcext:value-type="float">
            <text:p>9.31</text:p>
          </table:table-cell>
          <table:table-cell table:formula="of:=LN([.A24])" office:value-type="float" office:value="5.07517381523383" calcext:value-type="float">
            <text:p>5.07517381523383</text:p>
          </table:table-cell>
          <table:table-cell table:formula="of:=LN([.E24])" office:value-type="float" office:value="2.23108909128898" calcext:value-type="float">
            <text:p>2.23108909128898</text:p>
          </table:table-cell>
          <table:table-cell table:formula="of:=SQRT(((MAX([.B24:.D24])-MIN([.B24:.D24]))/2)^2+0.005^2)" office:value-type="float" office:value="0.005" calcext:value-type="float">
            <text:p>0.005</text:p>
          </table:table-cell>
          <table:table-cell table:number-columns-repeated="1016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2" office:value-type="float" office:value="9.28" calcext:value-type="float">
            <text:p>9.28</text:p>
          </table:table-cell>
          <table:table-cell table:number-columns-repeated="2" table:style-name="ce2" office:value-type="float" office:value="9.29" calcext:value-type="float">
            <text:p>9.29</text:p>
          </table:table-cell>
          <table:table-cell table:formula="of:=AVERAGE([.B25:.D25])" office:value-type="float" office:value="9.28666666666667" calcext:value-type="float">
            <text:p>9.28666666666667</text:p>
          </table:table-cell>
          <table:table-cell table:formula="of:=LN([.A25])" office:value-type="float" office:value="5.13579843705026" calcext:value-type="float">
            <text:p>5.13579843705026</text:p>
          </table:table-cell>
          <table:table-cell table:formula="of:=LN([.E25])" office:value-type="float" office:value="2.22857967968355" calcext:value-type="float">
            <text:p>2.22857967968355</text:p>
          </table:table-cell>
          <table:table-cell table:formula="of:=SQRT(((MAX([.B25:.D25])-MIN([.B25:.D25]))/2)^2+0.005^2)" office:value-type="float" office:value="0.0070710678118654" calcext:value-type="float">
            <text:p>0.007071067811865</text:p>
          </table:table-cell>
          <table:table-cell table:number-columns-repeated="1016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" table:style-name="ce2" office:value-type="float" office:value="9.27" calcext:value-type="float">
            <text:p>9.27</text:p>
          </table:table-cell>
          <table:table-cell table:formula="of:=AVERAGE([.B26:.D26])" office:value-type="float" office:value="9.27" calcext:value-type="float">
            <text:p>9.27</text:p>
          </table:table-cell>
          <table:table-cell table:formula="of:=LN([.A26])" office:value-type="float" office:value="5.19295685089021" calcext:value-type="float">
            <text:p>5.19295685089021</text:p>
          </table:table-cell>
          <table:table-cell table:formula="of:=LN([.E26])" office:value-type="float" office:value="2.22678337957776" calcext:value-type="float">
            <text:p>2.22678337957776</text:p>
          </table:table-cell>
          <table:table-cell table:formula="of:=SQRT(((MAX([.B26:.D26])-MIN([.B26:.D26]))/2)^2+0.005^2)" office:value-type="float" office:value="0.005" calcext:value-type="float">
            <text:p>0.00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Root</text:p>
          </table:table-cell>
          <table:table-cell table:number-columns-repeated="1023"/>
        </table:table-row>
        <table:table-row table:style-name="ro2">
          <table:table-cell table:formula="of:=LN([.A4])" office:value-type="float" office:value="0" calcext:value-type="float">
            <text:p>0</text:p>
          </table:table-cell>
          <table:table-cell table:formula="of:=LN([.E4])" office:value-type="float" office:value="3.06292352309431" calcext:value-type="float">
            <text:p>3.06292352309431</text:p>
          </table:table-cell>
          <table:table-cell table:formula="of:=0.05/[.A4]" office:value-type="float" office:value="0.05" calcext:value-type="float">
            <text:p>0.05</text:p>
          </table:table-cell>
          <table:table-cell table:formula="of:=[.H4]/[.E4]" office:value-type="float" office:value="0.000522690036816211" calcext:value-type="float">
            <text:p>0.000522690036816</text:p>
          </table:table-cell>
          <table:table-cell table:number-columns-repeated="1020"/>
        </table:table-row>
        <table:table-row table:style-name="ro2">
          <table:table-cell table:formula="of:=LN([.A5])" office:value-type="float" office:value="1.6094379124341" calcext:value-type="float">
            <text:p>1.6094379124341</text:p>
          </table:table-cell>
          <table:table-cell table:formula="of:=LN([.E5])" office:value-type="float" office:value="2.72019833503786" calcext:value-type="float">
            <text:p>2.72019833503786</text:p>
          </table:table-cell>
          <table:table-cell table:formula="of:=0.05/[.A5]" office:value-type="float" office:value="0.01" calcext:value-type="float">
            <text:p>0.01</text:p>
          </table:table-cell>
          <table:table-cell table:formula="of:=[.H5]/[.E5]" office:value-type="float" office:value="0.000465712479376426" calcext:value-type="float">
            <text:p>0.000465712479376</text:p>
          </table:table-cell>
          <table:table-cell table:number-columns-repeated="1020"/>
        </table:table-row>
        <table:table-row table:style-name="ro2">
          <table:table-cell table:formula="of:=LN([.A6])" office:value-type="float" office:value="2.30258509299405" calcext:value-type="float">
            <text:p>2.30258509299405</text:p>
          </table:table-cell>
          <table:table-cell table:formula="of:=LN([.E6])" office:value-type="float" office:value="2.59749101053515" calcext:value-type="float">
            <text:p>2.59749101053515</text:p>
          </table:table-cell>
          <table:table-cell table:formula="of:=0.05/[.A6]" office:value-type="float" office:value="0.005" calcext:value-type="float">
            <text:p>0.005</text:p>
          </table:table-cell>
          <table:table-cell table:formula="of:=[.H6]/[.E6]" office:value-type="float" office:value="0.000372300819061802" calcext:value-type="float">
            <text:p>0.000372300819062</text:p>
          </table:table-cell>
          <table:table-cell table:number-columns-repeated="1020"/>
        </table:table-row>
        <table:table-row table:style-name="ro2">
          <table:table-cell table:formula="of:=LN([.A7])" office:value-type="float" office:value="2.70805020110221" calcext:value-type="float">
            <text:p>2.70805020110221</text:p>
          </table:table-cell>
          <table:table-cell table:formula="of:=LN([.E7])" office:value-type="float" office:value="2.52305841575238" calcext:value-type="float">
            <text:p>2.52305841575238</text:p>
          </table:table-cell>
          <table:table-cell table:formula="of:=0.05/[.A7]" office:value-type="float" office:value="0.00333333333333333" calcext:value-type="float">
            <text:p>0.003333333333333</text:p>
          </table:table-cell>
          <table:table-cell table:formula="of:=[.H7]/[.E7]" office:value-type="float" office:value="0.000567197952823428" calcext:value-type="float">
            <text:p>0.000567197952823</text:p>
          </table:table-cell>
          <table:table-cell table:number-columns-repeated="1020"/>
        </table:table-row>
        <table:table-row table:style-name="ro2">
          <table:table-cell table:formula="of:=LN([.A8])" office:value-type="float" office:value="2.99573227355399" calcext:value-type="float">
            <text:p>2.99573227355399</text:p>
          </table:table-cell>
          <table:table-cell table:formula="of:=LN([.E8])" office:value-type="float" office:value="2.4683819774557" calcext:value-type="float">
            <text:p>2.4683819774557</text:p>
          </table:table-cell>
          <table:table-cell table:formula="of:=0.05/[.A8]" office:value-type="float" office:value="0.0025" calcext:value-type="float">
            <text:p>0.0025</text:p>
          </table:table-cell>
          <table:table-cell table:formula="of:=[.H8]/[.E8]" office:value-type="float" office:value="0.000599073805015425" calcext:value-type="float">
            <text:p>0.000599073805015</text:p>
          </table:table-cell>
          <table:table-cell table:number-columns-repeated="1020"/>
        </table:table-row>
        <table:table-row table:style-name="ro2">
          <table:table-cell table:formula="of:=LN([.A9])" office:value-type="float" office:value="3.40119738166216" calcext:value-type="float">
            <text:p>3.40119738166216</text:p>
          </table:table-cell>
          <table:table-cell table:formula="of:=LN([.E9])" office:value-type="float" office:value="2.39242579699384" calcext:value-type="float">
            <text:p>2.39242579699384</text:p>
          </table:table-cell>
          <table:table-cell table:formula="of:=0.05/[.A9]" office:value-type="float" office:value="0.00166666666666667" calcext:value-type="float">
            <text:p>0.001666666666667</text:p>
          </table:table-cell>
          <table:table-cell table:formula="of:=[.H9]/[.E9]" office:value-type="float" office:value="0.000457038391224863" calcext:value-type="float">
            <text:p>0.000457038391225</text:p>
          </table:table-cell>
          <table:table-cell table:number-columns-repeated="1020"/>
        </table:table-row>
        <table:table-row table:style-name="ro2">
          <table:table-cell table:formula="of:=LN([.A10])" office:value-type="float" office:value="3.68887945411394" calcext:value-type="float">
            <text:p>3.68887945411394</text:p>
          </table:table-cell>
          <table:table-cell table:formula="of:=LN([.E10])" office:value-type="float" office:value="2.3453252466702" calcext:value-type="float">
            <text:p>2.3453252466702</text:p>
          </table:table-cell>
          <table:table-cell table:formula="of:=0.05/[.A10]" office:value-type="float" office:value="0.00125" calcext:value-type="float">
            <text:p>0.00125</text:p>
          </table:table-cell>
          <table:table-cell table:formula="of:=[.H10]/[.E10]" office:value-type="float" office:value="0.000677521668335874" calcext:value-type="float">
            <text:p>0.000677521668336</text:p>
          </table:table-cell>
          <table:table-cell table:number-columns-repeated="1020"/>
        </table:table-row>
        <table:table-row table:style-name="ro2">
          <table:table-cell table:formula="of:=LN([.A11])" office:value-type="float" office:value="3.91202300542815" calcext:value-type="float">
            <text:p>3.91202300542815</text:p>
          </table:table-cell>
          <table:table-cell table:formula="of:=LN([.E11])" office:value-type="float" office:value="2.31681667524077" calcext:value-type="float">
            <text:p>2.31681667524077</text:p>
          </table:table-cell>
          <table:table-cell table:formula="of:=0.05/[.A11]" office:value-type="float" office:value="0.001" calcext:value-type="float">
            <text:p>0.001</text:p>
          </table:table-cell>
          <table:table-cell table:formula="of:=[.H11]/[.E11]" office:value-type="float" office:value="0.000697114802352816" calcext:value-type="float">
            <text:p>0.000697114802353</text:p>
          </table:table-cell>
          <table:table-cell table:number-columns-repeated="1020"/>
        </table:table-row>
        <table:table-row table:style-name="ro2">
          <table:table-cell table:formula="of:=LN([.A12])" office:value-type="float" office:value="4.0943445622221" calcext:value-type="float">
            <text:p>4.0943445622221</text:p>
          </table:table-cell>
          <table:table-cell table:formula="of:=LN([.E12])" office:value-type="float" office:value="2.29991486443817" calcext:value-type="float">
            <text:p>2.29991486443817</text:p>
          </table:table-cell>
          <table:table-cell table:formula="of:=0.05/[.A12]" office:value-type="float" office:value="0.000833333333333333" calcext:value-type="float">
            <text:p>0.000833333333333</text:p>
          </table:table-cell>
          <table:table-cell table:formula="of:=[.H12]/[.E12]" office:value-type="float" office:value="0.000708997441029285" calcext:value-type="float">
            <text:p>0.000708997441029</text:p>
          </table:table-cell>
          <table:table-cell table:number-columns-repeated="1020"/>
        </table:table-row>
        <table:table-row table:style-name="ro2">
          <table:table-cell table:formula="of:=LN([.A13])" office:value-type="float" office:value="4.24849524204936" calcext:value-type="float">
            <text:p>4.24849524204936</text:p>
          </table:table-cell>
          <table:table-cell table:formula="of:=LN([.E13])" office:value-type="float" office:value="2.28848616861454" calcext:value-type="float">
            <text:p>2.28848616861454</text:p>
          </table:table-cell>
          <table:table-cell table:formula="of:=0.05/[.A13]" office:value-type="float" office:value="0.000714285714285714" calcext:value-type="float">
            <text:p>0.000714285714286</text:p>
          </table:table-cell>
          <table:table-cell table:formula="of:=[.H13]/[.E13]" office:value-type="float" office:value="0.00050709939148073" calcext:value-type="float">
            <text:p>0.000507099391481</text:p>
          </table:table-cell>
          <table:table-cell table:number-columns-repeated="1020"/>
        </table:table-row>
        <table:table-row table:style-name="ro2">
          <table:table-cell table:formula="of:=LN([.A14])" office:value-type="float" office:value="4.38202663467388" calcext:value-type="float">
            <text:p>4.38202663467388</text:p>
          </table:table-cell>
          <table:table-cell table:formula="of:=LN([.E14])" office:value-type="float" office:value="2.27795081203568" calcext:value-type="float">
            <text:p>2.27795081203568</text:p>
          </table:table-cell>
          <table:table-cell table:formula="of:=0.05/[.A14]" office:value-type="float" office:value="0.000625" calcext:value-type="float">
            <text:p>0.000625</text:p>
          </table:table-cell>
          <table:table-cell table:formula="of:=[.H14]/[.E14]" office:value-type="float" office:value="0.000724742174089382" calcext:value-type="float">
            <text:p>0.000724742174089</text:p>
          </table:table-cell>
          <table:table-cell table:number-columns-repeated="1020"/>
        </table:table-row>
        <table:table-row table:style-name="ro2">
          <table:table-cell table:formula="of:=LN([.A15])" office:value-type="float" office:value="4.44265125649032" calcext:value-type="float">
            <text:p>4.44265125649032</text:p>
          </table:table-cell>
          <table:table-cell table:formula="of:=LN([.E15])" office:value-type="float" office:value="2.27384262412839" calcext:value-type="float">
            <text:p>2.27384262412839</text:p>
          </table:table-cell>
          <table:table-cell table:formula="of:=0.05/[.A15]" office:value-type="float" office:value="0.000588235294117647" calcext:value-type="float">
            <text:p>0.000588235294118</text:p>
          </table:table-cell>
          <table:table-cell table:formula="of:=[.H15]/[.E15]" office:value-type="float" office:value="0.000727725675320624" calcext:value-type="float">
            <text:p>0.000727725675321</text:p>
          </table:table-cell>
          <table:table-cell table:number-columns-repeated="1020"/>
        </table:table-row>
        <table:table-row table:style-name="ro2">
          <table:table-cell table:formula="of:=LN([.A16])" office:value-type="float" office:value="4.49980967033027" calcext:value-type="float">
            <text:p>4.49980967033027</text:p>
          </table:table-cell>
          <table:table-cell table:formula="of:=LN([.E16])" office:value-type="float" office:value="2.26971748936843" calcext:value-type="float">
            <text:p>2.26971748936843</text:p>
          </table:table-cell>
          <table:table-cell table:formula="of:=0.05/[.A16]" office:value-type="float" office:value="0.000555555555555556" calcext:value-type="float">
            <text:p>0.000555555555556</text:p>
          </table:table-cell>
          <table:table-cell table:formula="of:=[.H16]/[.E16]" office:value-type="float" office:value="0.000730733842080475" calcext:value-type="float">
            <text:p>0.00073073384208</text:p>
          </table:table-cell>
          <table:table-cell table:number-columns-repeated="1020"/>
        </table:table-row>
        <table:table-row table:style-name="ro2">
          <table:table-cell table:formula="of:=LN([.A17])" office:value-type="float" office:value="4.55387689160054" calcext:value-type="float">
            <text:p>4.55387689160054</text:p>
          </table:table-cell>
          <table:table-cell table:formula="of:=LN([.E17])" office:value-type="float" office:value="2.26522930645028" calcext:value-type="float">
            <text:p>2.26522930645028</text:p>
          </table:table-cell>
          <table:table-cell table:formula="of:=0.05/[.A17]" office:value-type="float" office:value="0.000526315789473684" calcext:value-type="float">
            <text:p>0.000526315789474</text:p>
          </table:table-cell>
          <table:table-cell table:formula="of:=[.H17]/[.E17]" office:value-type="float" office:value="0.000734020880124436" calcext:value-type="float">
            <text:p>0.000734020880124</text:p>
          </table:table-cell>
          <table:table-cell table:number-columns-repeated="1020"/>
        </table:table-row>
        <table:table-row table:style-name="ro2">
          <table:table-cell table:formula="of:=LN([.A18])" office:value-type="float" office:value="4.60517018598809" calcext:value-type="float">
            <text:p>4.60517018598809</text:p>
          </table:table-cell>
          <table:table-cell table:formula="of:=LN([.E18])" office:value-type="float" office:value="2.26176309847379" calcext:value-type="float">
            <text:p>2.26176309847379</text:p>
          </table:table-cell>
          <table:table-cell table:formula="of:=0.05/[.A18]" office:value-type="float" office:value="0.0005" calcext:value-type="float">
            <text:p>0.0005</text:p>
          </table:table-cell>
          <table:table-cell table:formula="of:=[.H18]/[.E18]" office:value-type="float" office:value="0.000520833333333333" calcext:value-type="float">
            <text:p>0.000520833333333</text:p>
          </table:table-cell>
          <table:table-cell table:number-columns-repeated="1020"/>
        </table:table-row>
        <table:table-row table:style-name="ro2">
          <table:table-cell table:formula="of:=LN([.A19])" office:value-type="float" office:value="4.70048036579242" calcext:value-type="float">
            <text:p>4.70048036579242</text:p>
          </table:table-cell>
          <table:table-cell table:formula="of:=LN([.E19])" office:value-type="float" office:value="2.2547944291577" calcext:value-type="float">
            <text:p>2.2547944291577</text:p>
          </table:table-cell>
          <table:table-cell table:formula="of:=0.05/[.A19]" office:value-type="float" office:value="0.000454545454545455" calcext:value-type="float">
            <text:p>0.000454545454545</text:p>
          </table:table-cell>
          <table:table-cell table:formula="of:=[.H19]/[.E19]" office:value-type="float" office:value="0.000741720399846021" calcext:value-type="float">
            <text:p>0.000741720399846</text:p>
          </table:table-cell>
          <table:table-cell table:number-columns-repeated="1020"/>
        </table:table-row>
        <table:table-row table:style-name="ro2">
          <table:table-cell table:formula="of:=LN([.A20])" office:value-type="float" office:value="4.78749174278205" calcext:value-type="float">
            <text:p>4.78749174278205</text:p>
          </table:table-cell>
          <table:table-cell table:formula="of:=LN([.E20])" office:value-type="float" office:value="2.2488326369948" calcext:value-type="float">
            <text:p>2.2488326369948</text:p>
          </table:table-cell>
          <table:table-cell table:formula="of:=0.05/[.A20]" office:value-type="float" office:value="0.000416666666666667" calcext:value-type="float">
            <text:p>0.000416666666667</text:p>
          </table:table-cell>
          <table:table-cell table:formula="of:=[.H20]/[.E20]" office:value-type="float" office:value="0.000746155590418438" calcext:value-type="float">
            <text:p>0.000746155590418</text:p>
          </table:table-cell>
          <table:table-cell table:number-columns-repeated="1020"/>
        </table:table-row>
        <table:table-row table:style-name="ro2">
          <table:table-cell table:formula="of:=LN([.A21])" office:value-type="float" office:value="4.86753445045558" calcext:value-type="float">
            <text:p>4.86753445045558</text:p>
          </table:table-cell>
          <table:table-cell table:formula="of:=LN([.E21])" office:value-type="float" office:value="2.24318888303739" calcext:value-type="float">
            <text:p>2.24318888303739</text:p>
          </table:table-cell>
          <table:table-cell table:formula="of:=0.05/[.A21]" office:value-type="float" office:value="0.000384615384615385" calcext:value-type="float">
            <text:p>0.000384615384615</text:p>
          </table:table-cell>
          <table:table-cell table:formula="of:=[.H21]/[.E21]" office:value-type="float" office:value="0.000750378614630216" calcext:value-type="float">
            <text:p>0.00075037861463</text:p>
          </table:table-cell>
          <table:table-cell table:number-columns-repeated="1020"/>
        </table:table-row>
        <table:table-row table:style-name="ro2">
          <table:table-cell table:formula="of:=LN([.A22])" office:value-type="float" office:value="4.9416424226093" calcext:value-type="float">
            <text:p>4.9416424226093</text:p>
          </table:table-cell>
          <table:table-cell table:formula="of:=LN([.E22])" office:value-type="float" office:value="2.23822433383366" calcext:value-type="float">
            <text:p>2.23822433383366</text:p>
          </table:table-cell>
          <table:table-cell table:formula="of:=0.05/[.A22]" office:value-type="float" office:value="0.000357142857142857" calcext:value-type="float">
            <text:p>0.000357142857143</text:p>
          </table:table-cell>
          <table:table-cell table:formula="of:=[.H22]/[.E22]" office:value-type="float" office:value="0.000754113168702385" calcext:value-type="float">
            <text:p>0.000754113168702</text:p>
          </table:table-cell>
          <table:table-cell table:number-columns-repeated="1020"/>
        </table:table-row>
        <table:table-row table:style-name="ro2">
          <table:table-cell table:formula="of:=LN([.A23])" office:value-type="float" office:value="5.01063529409626" calcext:value-type="float">
            <text:p>5.01063529409626</text:p>
          </table:table-cell>
          <table:table-cell table:formula="of:=LN([.E23])" office:value-type="float" office:value="2.23430625224075" calcext:value-type="float">
            <text:p>2.23430625224075</text:p>
          </table:table-cell>
          <table:table-cell table:formula="of:=0.05/[.A23]" office:value-type="float" office:value="0.000333333333333333" calcext:value-type="float">
            <text:p>0.000333333333333</text:p>
          </table:table-cell>
          <table:table-cell table:formula="of:=[.H23]/[.E23]" office:value-type="float" office:value="0.000535331905781585" calcext:value-type="float">
            <text:p>0.000535331905782</text:p>
          </table:table-cell>
          <table:table-cell table:number-columns-repeated="1020"/>
        </table:table-row>
        <table:table-row table:style-name="ro2">
          <table:table-cell table:formula="of:=LN([.A24])" office:value-type="float" office:value="5.07517381523383" calcext:value-type="float">
            <text:p>5.07517381523383</text:p>
          </table:table-cell>
          <table:table-cell table:formula="of:=LN([.E24])" office:value-type="float" office:value="2.23108909128898" calcext:value-type="float">
            <text:p>2.23108909128898</text:p>
          </table:table-cell>
          <table:table-cell table:formula="of:=0.05/[.A24]" office:value-type="float" office:value="0.0003125" calcext:value-type="float">
            <text:p>0.0003125</text:p>
          </table:table-cell>
          <table:table-cell table:formula="of:=[.H24]/[.E24]" office:value-type="float" office:value="0.000537056928034372" calcext:value-type="float">
            <text:p>0.000537056928034</text:p>
          </table:table-cell>
          <table:table-cell table:number-columns-repeated="1020"/>
        </table:table-row>
        <table:table-row table:style-name="ro2">
          <table:table-cell table:formula="of:=LN([.A25])" office:value-type="float" office:value="5.13579843705026" calcext:value-type="float">
            <text:p>5.13579843705026</text:p>
          </table:table-cell>
          <table:table-cell table:formula="of:=LN([.E25])" office:value-type="float" office:value="2.22857967968355" calcext:value-type="float">
            <text:p>2.22857967968355</text:p>
          </table:table-cell>
          <table:table-cell table:formula="of:=0.05/[.A25]" office:value-type="float" office:value="0.000294117647058824" calcext:value-type="float">
            <text:p>0.000294117647059</text:p>
          </table:table-cell>
          <table:table-cell table:formula="of:=[.H25]/[.E25]" office:value-type="float" office:value="0.000761421515994121" calcext:value-type="float">
            <text:p>0.000761421515994</text:p>
          </table:table-cell>
          <table:table-cell table:number-columns-repeated="1020"/>
        </table:table-row>
        <table:table-row table:style-name="ro2">
          <table:table-cell table:formula="of:=LN([.A26])" office:value-type="float" office:value="5.19295685089021" calcext:value-type="float">
            <text:p>5.19295685089021</text:p>
          </table:table-cell>
          <table:table-cell table:formula="of:=LN([.E26])" office:value-type="float" office:value="2.22678337957776" calcext:value-type="float">
            <text:p>2.22678337957776</text:p>
          </table:table-cell>
          <table:table-cell table:formula="of:=0.05/[.A26]" office:value-type="float" office:value="0.000277777777777778" calcext:value-type="float">
            <text:p>0.000277777777778</text:p>
          </table:table-cell>
          <table:table-cell table:formula="of:=[.H26]/[.E26]" office:value-type="float" office:value="0.000539374325782093" calcext:value-type="float">
            <text:p>0.000539374325782</text:p>
          </table:table-cell>
          <table:table-cell table:number-columns-repeated="1020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3_20_30kHz" style:display-name="PageStyle_D3 30kH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3_20_10kHz" style:display-name="PageStyle_D3 10kH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3_20_60kHz" style:display-name="PageStyle_D3 60kH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3_20_5kHz" style:display-name="PageStyle_D3 5kHz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3_20_100_20_kHz" style:display-name="PageStyle_D3 100 kHz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stas</meta:initial-creator>
    <meta:creation-date>2017-11-09T09:30:34</meta:creation-date>
    <dc:date>2018-02-08T15:39:57.408743792</dc:date>
    <meta:generator>LibreOffice/5.3.6.1$Linux_X86_64 LibreOffice_project/30$Build-1</meta:generator>
    <meta:editing-duration>PT1H16M</meta:editing-duration>
    <meta:editing-cycles>3</meta:editing-cycles>
    <meta:document-statistic meta:table-count="5" meta:cell-count="1478" meta:object-count="5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23.675cm" svg:height="15.558cm" xlink:href=".." xlink:type="simple" chart:class="chart:scatter" chart:style-name="ch1">
        <chart:title svg:x="11.008cm" svg:y="0.447cm" chart:style-name="ch2">
          <text:p>5 kHz</text:p>
        </chart:title>
        <chart:legend chart:legend-position="end" svg:x="22.841cm" svg:y="7.519cm" style:legend-expansion="high" chart:style-name="ch3"/>
        <chart:plot-area chart:style-name="ch4" table:cell-range-address="'D3 5kHz'.F4:'D3 5kHz'.G26 'D3 5kHz'.G1:'D3 5kHz'.G2" chart:data-source-has-labels="row" svg:x="0.473cm" svg:y="1.775cm" svg:width="21.895cm" svg:height="13.472cm">
          <chartooo:coordinate-region svg:x="1.174cm" svg:y="1.935cm" svg:width="21.1cm" svg:height="12.74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3 5kHz'.G4:'D3 5kHz'.G26" chart:label-cell-address="'D3 5kHz'.G1:'D3 5kHz'.G2" chart:class="chart:scatter">
            <chart:domain table:cell-range-address="'D3 5kHz'.F4:'D3 5kHz'.F26"/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D3 5kHz'.G1:'D3 5kHz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3 5kHz'.F4:'D3 5kHz'.F26</svg:desc>
                </draw:g>
              </table:table-cell>
              <table:table-cell office:value-type="float" office:value="4.04497923267677">
                <text:p>4.04497923267677</text:p>
                <draw:g>
                  <svg:desc>'D3 5kHz'.G4:'D3 5kHz'.G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094379124341">
                <text:p>1.6094379124341</text:p>
              </table:table-cell>
              <table:table-cell office:value-type="float" office:value="3.10795916162909">
                <text:p>3.107959161629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0258509299405">
                <text:p>2.30258509299405</text:p>
              </table:table-cell>
              <table:table-cell office:value-type="float" office:value="2.8778867359444">
                <text:p>2.8778867359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0805020110221">
                <text:p>2.70805020110221</text:p>
              </table:table-cell>
              <table:table-cell office:value-type="float" office:value="2.72872390859284">
                <text:p>2.728723908592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9573227355399">
                <text:p>2.99573227355399</text:p>
              </table:table-cell>
              <table:table-cell office:value-type="float" office:value="2.65598467879886">
                <text:p>2.655984678798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40119738166216">
                <text:p>3.40119738166216</text:p>
              </table:table-cell>
              <table:table-cell office:value-type="float" office:value="2.5077275931987">
                <text:p>2.50772759319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8887945411394">
                <text:p>3.68887945411394</text:p>
              </table:table-cell>
              <table:table-cell office:value-type="float" office:value="2.41484177533971">
                <text:p>2.414841775339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91202300542815">
                <text:p>3.91202300542815</text:p>
              </table:table-cell>
              <table:table-cell office:value-type="float" office:value="2.36504332683366">
                <text:p>2.365043326833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943445622221">
                <text:p>4.0943445622221</text:p>
              </table:table-cell>
              <table:table-cell office:value-type="float" office:value="2.34191797934286">
                <text:p>2.341917979342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24849524204936">
                <text:p>4.24849524204936</text:p>
              </table:table-cell>
              <table:table-cell office:value-type="float" office:value="2.33206298581364">
                <text:p>2.332062985813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38202663467388">
                <text:p>4.38202663467388</text:p>
              </table:table-cell>
              <table:table-cell office:value-type="float" office:value="2.32493349665781">
                <text:p>2.324933496657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44265125649032">
                <text:p>4.44265125649032</text:p>
              </table:table-cell>
              <table:table-cell office:value-type="float" office:value="2.31857326495427">
                <text:p>2.318573264954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49980967033027">
                <text:p>4.49980967033027</text:p>
              </table:table-cell>
              <table:table-cell office:value-type="float" office:value="2.31564938232325">
                <text:p>2.315649382323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55387689160054">
                <text:p>4.55387689160054</text:p>
              </table:table-cell>
              <table:table-cell office:value-type="float" office:value="2.31296437473891">
                <text:p>2.312964374738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60517018598809">
                <text:p>4.60517018598809</text:p>
              </table:table-cell>
              <table:table-cell office:value-type="float" office:value="2.31085083741108">
                <text:p>2.310850837411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70048036579242">
                <text:p>4.70048036579242</text:p>
              </table:table-cell>
              <table:table-cell office:value-type="float" office:value="2.3061121987702">
                <text:p>2.30611219877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78749174278205">
                <text:p>4.78749174278205</text:p>
              </table:table-cell>
              <table:table-cell office:value-type="float" office:value="2.30426701110979">
                <text:p>2.304267011109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86753445045558">
                <text:p>4.86753445045558</text:p>
              </table:table-cell>
              <table:table-cell office:value-type="float" office:value="2.30300167287926">
                <text:p>2.303001672879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9416424226093">
                <text:p>4.9416424226093</text:p>
              </table:table-cell>
              <table:table-cell office:value-type="float" office:value="2.30029914888021">
                <text:p>2.300299148880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01063529409626">
                <text:p>5.01063529409626</text:p>
              </table:table-cell>
              <table:table-cell office:value-type="float" office:value="2.29603032402337">
                <text:p>2.296030324023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07517381523383">
                <text:p>5.07517381523383</text:p>
              </table:table-cell>
              <table:table-cell office:value-type="float" office:value="2.2878267220185">
                <text:p>2.28782672201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13579843705026">
                <text:p>5.13579843705026</text:p>
              </table:table-cell>
              <table:table-cell office:value-type="float" office:value="2.27861680135324">
                <text:p>2.278616801353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19295685089021">
                <text:p>5.19295685089021</text:p>
              </table:table-cell>
              <table:table-cell office:value-type="float" office:value="2.26918341636002">
                <text:p>2.26918341636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20.729cm" svg:height="13.824cm" xlink:href=".." xlink:type="simple" chart:class="chart:scatter" chart:style-name="ch1">
        <chart:title svg:x="9.377cm" svg:y="0.412cm" chart:style-name="ch2">
          <text:p>10 kHz</text:p>
        </chart:title>
        <chart:legend chart:legend-position="end" svg:x="19.895cm" svg:y="6.652cm" style:legend-expansion="high" chart:style-name="ch3"/>
        <chart:plot-area chart:style-name="ch4" table:cell-range-address="'D3 10kHz'.F4:'D3 10kHz'.G26 'D3 10kHz'.G1:'D3 10kHz'.G2" chart:data-source-has-labels="row" svg:x="0.414cm" svg:y="1.705cm" svg:width="19.067cm" svg:height="11.843cm">
          <chartooo:coordinate-region svg:x="1.115cm" svg:y="1.865cm" svg:width="18.272cm" svg:height="11.11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3 10kHz'.G4:'D3 10kHz'.G26" chart:label-cell-address="'D3 10kHz'.G1:'D3 10kHz'.G2" chart:class="chart:scatter">
            <chart:domain table:cell-range-address="'D3 10kHz'.F4:'D3 10kHz'.F26"/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D3 10kHz'.G1:'D3 10kHz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3 10kHz'.F4:'D3 10kHz'.F26</svg:desc>
                </draw:g>
              </table:table-cell>
              <table:table-cell office:value-type="float" office:value="3.87830074802311">
                <text:p>3.87830074802311</text:p>
                <draw:g>
                  <svg:desc>'D3 10kHz'.G4:'D3 10kHz'.G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094379124341">
                <text:p>1.6094379124341</text:p>
              </table:table-cell>
              <table:table-cell office:value-type="float" office:value="3.09214790273001">
                <text:p>3.09214790273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0258509299405">
                <text:p>2.30258509299405</text:p>
              </table:table-cell>
              <table:table-cell office:value-type="float" office:value="2.87474097191164">
                <text:p>2.87474097191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0805020110221">
                <text:p>2.70805020110221</text:p>
              </table:table-cell>
              <table:table-cell office:value-type="float" office:value="2.75205645382025">
                <text:p>2.75205645382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9573227355399">
                <text:p>2.99573227355399</text:p>
              </table:table-cell>
              <table:table-cell office:value-type="float" office:value="2.66504990988951">
                <text:p>2.665049909889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40119738166216">
                <text:p>3.40119738166216</text:p>
              </table:table-cell>
              <table:table-cell office:value-type="float" office:value="2.53823675735144">
                <text:p>2.538236757351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8887945411394">
                <text:p>3.68887945411394</text:p>
              </table:table-cell>
              <table:table-cell office:value-type="float" office:value="2.45759254854129">
                <text:p>2.457592548541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91202300542815">
                <text:p>3.91202300542815</text:p>
              </table:table-cell>
              <table:table-cell office:value-type="float" office:value="2.41397738088359">
                <text:p>2.413977380883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943445622221">
                <text:p>4.0943445622221</text:p>
              </table:table-cell>
              <table:table-cell office:value-type="float" office:value="2.39408499258868">
                <text:p>2.394084992588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24849524204936">
                <text:p>4.24849524204936</text:p>
              </table:table-cell>
              <table:table-cell office:value-type="float" office:value="2.38333524267915">
                <text:p>2.383335242679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38202663467388">
                <text:p>4.38202663467388</text:p>
              </table:table-cell>
              <table:table-cell office:value-type="float" office:value="2.3752312829789">
                <text:p>2.37523128297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44265125649032">
                <text:p>4.44265125649032</text:p>
              </table:table-cell>
              <table:table-cell office:value-type="float" office:value="2.37170684506443">
                <text:p>2.371706845064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49980967033027">
                <text:p>4.49980967033027</text:p>
              </table:table-cell>
              <table:table-cell office:value-type="float" office:value="2.36820115837224">
                <text:p>2.368201158372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55387689160054">
                <text:p>4.55387689160054</text:p>
              </table:table-cell>
              <table:table-cell office:value-type="float" office:value="2.36460481963041">
                <text:p>2.364604819630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60517018598809">
                <text:p>4.60517018598809</text:p>
              </table:table-cell>
              <table:table-cell office:value-type="float" office:value="2.36140416421596">
                <text:p>2.361404164215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70048036579242">
                <text:p>4.70048036579242</text:p>
              </table:table-cell>
              <table:table-cell office:value-type="float" office:value="2.35500358743985">
                <text:p>2.355003587439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78749174278205">
                <text:p>4.78749174278205</text:p>
              </table:table-cell>
              <table:table-cell office:value-type="float" office:value="2.3481478324044">
                <text:p>2.34814783240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86753445045558">
                <text:p>4.86753445045558</text:p>
              </table:table-cell>
              <table:table-cell office:value-type="float" office:value="2.33976847578825">
                <text:p>2.339768475788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9416424226093">
                <text:p>4.9416424226093</text:p>
              </table:table-cell>
              <table:table-cell office:value-type="float" office:value="2.32961643204508">
                <text:p>2.329616432045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01063529409626">
                <text:p>5.01063529409626</text:p>
              </table:table-cell>
              <table:table-cell office:value-type="float" office:value="2.31732591131554">
                <text:p>2.317325911315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07517381523383">
                <text:p>5.07517381523383</text:p>
              </table:table-cell>
              <table:table-cell office:value-type="float" office:value="2.30375107963401">
                <text:p>2.303751079634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13579843705026">
                <text:p>5.13579843705026</text:p>
              </table:table-cell>
              <table:table-cell office:value-type="float" office:value="2.29236639279971">
                <text:p>2.292366392799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19295685089021">
                <text:p>5.19295685089021</text:p>
              </table:table-cell>
              <table:table-cell office:value-type="float" office:value="2.28268846127959">
                <text:p>2.282688461279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8.818cm" svg:height="14.142cm" xlink:href=".." xlink:type="simple" chart:class="chart:scatter" chart:style-name="ch1">
        <chart:title svg:x="8.422cm" svg:y="0.418cm" chart:style-name="ch2">
          <text:p>30 kHz</text:p>
        </chart:title>
        <chart:legend chart:legend-position="end" svg:x="17.984cm" svg:y="6.811cm" style:legend-expansion="high" chart:style-name="ch3"/>
        <chart:plot-area chart:style-name="ch4" table:cell-range-address="'D3 30kHz'.F4:'D3 30kHz'.G26 'D3 30kHz'.G1:'D3 30kHz'.G2" chart:data-source-has-labels="row" svg:x="0.376cm" svg:y="1.717cm" svg:width="17.232cm" svg:height="12.143cm">
          <chartooo:coordinate-region svg:x="1.077cm" svg:y="1.877cm" svg:width="16.437cm" svg:height="11.41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3 30kHz'.G4:'D3 30kHz'.G26" chart:label-cell-address="'D3 30kHz'.G1:'D3 30kHz'.G2" chart:class="chart:scatter">
            <chart:domain table:cell-range-address="'D3 30kHz'.F4:'D3 30kHz'.F26"/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D3 30kHz'.G1:'D3 30kHz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3 30kHz'.F4:'D3 30kHz'.F26</svg:desc>
                </draw:g>
              </table:table-cell>
              <table:table-cell office:value-type="float" office:value="3.57477713629713">
                <text:p>3.57477713629713</text:p>
                <draw:g>
                  <svg:desc>'D3 30kHz'.G4:'D3 30kHz'.G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094379124341">
                <text:p>1.6094379124341</text:p>
              </table:table-cell>
              <table:table-cell office:value-type="float" office:value="2.96853235362734">
                <text:p>2.96853235362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0258509299405">
                <text:p>2.30258509299405</text:p>
              </table:table-cell>
              <table:table-cell office:value-type="float" office:value="2.77832225408754">
                <text:p>2.77832225408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0805020110221">
                <text:p>2.70805020110221</text:p>
              </table:table-cell>
              <table:table-cell office:value-type="float" office:value="2.67134011147231">
                <text:p>2.671340111472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9573227355399">
                <text:p>2.99573227355399</text:p>
              </table:table-cell>
              <table:table-cell office:value-type="float" office:value="2.59535420449438">
                <text:p>2.595354204494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40119738166216">
                <text:p>3.40119738166216</text:p>
              </table:table-cell>
              <table:table-cell office:value-type="float" office:value="2.48934124685587">
                <text:p>2.489341246855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8887945411394">
                <text:p>3.68887945411394</text:p>
              </table:table-cell>
              <table:table-cell office:value-type="float" office:value="2.42297214266849">
                <text:p>2.422972142668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91202300542815">
                <text:p>3.91202300542815</text:p>
              </table:table-cell>
              <table:table-cell office:value-type="float" office:value="2.38576134751599">
                <text:p>2.385761347515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943445622221">
                <text:p>4.0943445622221</text:p>
              </table:table-cell>
              <table:table-cell office:value-type="float" office:value="2.36631078387459">
                <text:p>2.366310783874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24849524204936">
                <text:p>4.24849524204936</text:p>
              </table:table-cell>
              <table:table-cell office:value-type="float" office:value="2.35397504937634">
                <text:p>2.353975049376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38202663467388">
                <text:p>4.38202663467388</text:p>
              </table:table-cell>
              <table:table-cell office:value-type="float" office:value="2.34385498719226">
                <text:p>2.343854987192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44265125649032">
                <text:p>4.44265125649032</text:p>
              </table:table-cell>
              <table:table-cell office:value-type="float" office:value="2.33891702224144">
                <text:p>2.338917022241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49980967033027">
                <text:p>4.49980967033027</text:p>
              </table:table-cell>
              <table:table-cell office:value-type="float" office:value="2.33408376005342">
                <text:p>2.334083760053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55387689160054">
                <text:p>4.55387689160054</text:p>
              </table:table-cell>
              <table:table-cell office:value-type="float" office:value="2.32903226300889">
                <text:p>2.32903226300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60517018598809">
                <text:p>4.60517018598809</text:p>
              </table:table-cell>
              <table:table-cell office:value-type="float" office:value="2.32421611312034">
                <text:p>2.324216113120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70048036579242">
                <text:p>4.70048036579242</text:p>
              </table:table-cell>
              <table:table-cell office:value-type="float" office:value="2.31392060265779">
                <text:p>2.313920602657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78749174278205">
                <text:p>4.78749174278205</text:p>
              </table:table-cell>
              <table:table-cell office:value-type="float" office:value="2.30271841743928">
                <text:p>2.302718417439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86753445045558">
                <text:p>4.86753445045558</text:p>
              </table:table-cell>
              <table:table-cell office:value-type="float" office:value="2.29044503309988">
                <text:p>2.290445033099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9416424226093">
                <text:p>4.9416424226093</text:p>
              </table:table-cell>
              <table:table-cell office:value-type="float" office:value="2.27760910692387">
                <text:p>2.277609106923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01063529409626">
                <text:p>5.01063529409626</text:p>
              </table:table-cell>
              <table:table-cell office:value-type="float" office:value="2.26516009990331">
                <text:p>2.265160099903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07517381523383">
                <text:p>5.07517381523383</text:p>
              </table:table-cell>
              <table:table-cell office:value-type="float" office:value="2.2546545592365">
                <text:p>2.25465455923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13579843705026">
                <text:p>5.13579843705026</text:p>
              </table:table-cell>
              <table:table-cell office:value-type="float" office:value="2.24671996015265">
                <text:p>2.246719960152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19295685089021">
                <text:p>5.19295685089021</text:p>
              </table:table-cell>
              <table:table-cell office:value-type="float" office:value="2.24078060874693">
                <text:p>2.240780608746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7.004cm" svg:height="13.295cm" xlink:href=".." xlink:type="simple" chart:class="chart:scatter" chart:style-name="ch1">
        <chart:title svg:x="7.581cm" svg:y="0.401cm" chart:style-name="ch2">
          <text:p>60kHz</text:p>
        </chart:title>
        <chart:legend chart:legend-position="end" svg:x="16.17cm" svg:y="6.387cm" style:legend-expansion="high" chart:style-name="ch3"/>
        <chart:plot-area chart:style-name="ch4" table:cell-range-address="'D3 60kHz'.F4:'D3 60kHz'.G26 'D3 60kHz'.G1:'D3 60kHz'.G2" chart:data-source-has-labels="row" svg:x="0.34cm" svg:y="1.683cm" svg:width="15.49cm" svg:height="11.347cm">
          <chartooo:coordinate-region svg:x="1.041cm" svg:y="1.844cm" svg:width="14.695cm" svg:height="10.61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3 60kHz'.G4:'D3 60kHz'.G26" chart:label-cell-address="'D3 60kHz'.G1:'D3 60kHz'.G2" chart:class="chart:scatter">
            <chart:domain table:cell-range-address="'D3 60kHz'.F4:'D3 60kHz'.F26"/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D3 60kHz'.G1:'D3 60kHz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3 60kHz'.F4:'D3 60kHz'.F26</svg:desc>
                </draw:g>
              </table:table-cell>
              <table:table-cell office:value-type="float" office:value="3.30272665703814">
                <text:p>3.30272665703814</text:p>
                <draw:g>
                  <svg:desc>'D3 60kHz'.G4:'D3 60kHz'.G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094379124341">
                <text:p>1.6094379124341</text:p>
              </table:table-cell>
              <table:table-cell office:value-type="float" office:value="2.84881646989059">
                <text:p>2.848816469890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0258509299405">
                <text:p>2.30258509299405</text:p>
              </table:table-cell>
              <table:table-cell office:value-type="float" office:value="2.69564018102553">
                <text:p>2.695640181025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0805020110221">
                <text:p>2.70805020110221</text:p>
              </table:table-cell>
              <table:table-cell office:value-type="float" office:value="2.60626353853043">
                <text:p>2.606263538530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9573227355399">
                <text:p>2.99573227355399</text:p>
              </table:table-cell>
              <table:table-cell office:value-type="float" office:value="2.54278239887408">
                <text:p>2.542782398874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40119738166216">
                <text:p>3.40119738166216</text:p>
              </table:table-cell>
              <table:table-cell office:value-type="float" office:value="2.45330131037267">
                <text:p>2.453301310372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8887945411394">
                <text:p>3.68887945411394</text:p>
              </table:table-cell>
              <table:table-cell office:value-type="float" office:value="2.39759219657238">
                <text:p>2.397592196572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91202300542815">
                <text:p>3.91202300542815</text:p>
              </table:table-cell>
              <table:table-cell office:value-type="float" office:value="2.36509029834544">
                <text:p>2.365090298345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943445622221">
                <text:p>4.0943445622221</text:p>
              </table:table-cell>
              <table:table-cell office:value-type="float" office:value="2.34628294825976">
                <text:p>2.346282948259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24849524204936">
                <text:p>4.24849524204936</text:p>
              </table:table-cell>
              <table:table-cell office:value-type="float" office:value="2.33311429802887">
                <text:p>2.333114298028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38202663467388">
                <text:p>4.38202663467388</text:p>
              </table:table-cell>
              <table:table-cell office:value-type="float" office:value="2.32173391183281">
                <text:p>2.321733911832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44265125649032">
                <text:p>4.44265125649032</text:p>
              </table:table-cell>
              <table:table-cell office:value-type="float" office:value="2.31648799816304">
                <text:p>2.316487998163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49980967033027">
                <text:p>4.49980967033027</text:p>
              </table:table-cell>
              <table:table-cell office:value-type="float" office:value="2.3112144196921">
                <text:p>2.31121441969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55387689160054">
                <text:p>4.55387689160054</text:p>
              </table:table-cell>
              <table:table-cell office:value-type="float" office:value="2.3060789822483">
                <text:p>2.30607898224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60517018598809">
                <text:p>4.60517018598809</text:p>
              </table:table-cell>
              <table:table-cell office:value-type="float" office:value="2.30098381162707">
                <text:p>2.300983811627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70048036579242">
                <text:p>4.70048036579242</text:p>
              </table:table-cell>
              <table:table-cell office:value-type="float" office:value="2.29118704804168">
                <text:p>2.291187048041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78749174278205">
                <text:p>4.78749174278205</text:p>
              </table:table-cell>
              <table:table-cell office:value-type="float" office:value="2.28163380624111">
                <text:p>2.28163380624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86753445045558">
                <text:p>4.86753445045558</text:p>
              </table:table-cell>
              <table:table-cell office:value-type="float" office:value="2.27205715462509">
                <text:p>2.272057154625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9416424226093">
                <text:p>4.9416424226093</text:p>
              </table:table-cell>
              <table:table-cell office:value-type="float" office:value="2.2632897103864">
                <text:p>2.26328971038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01063529409626">
                <text:p>5.01063529409626</text:p>
              </table:table-cell>
              <table:table-cell office:value-type="float" office:value="2.2561222185837">
                <text:p>2.25612221858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07517381523383">
                <text:p>5.07517381523383</text:p>
              </table:table-cell>
              <table:table-cell office:value-type="float" office:value="2.25016836076892">
                <text:p>2.250168360768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13579843705026">
                <text:p>5.13579843705026</text:p>
              </table:table-cell>
              <table:table-cell office:value-type="float" office:value="2.2458736380766">
                <text:p>2.24587363807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19295685089021">
                <text:p>5.19295685089021</text:p>
              </table:table-cell>
              <table:table-cell office:value-type="float" office:value="2.24233956597876">
                <text:p>2.242339565978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9.075cm" svg:height="13.665cm" xlink:href=".." xlink:type="simple" chart:class="chart:scatter" chart:style-name="ch1">
        <chart:title svg:x="8.391cm" svg:y="0.409cm" chart:style-name="ch2">
          <text:p>100 kHz</text:p>
        </chart:title>
        <chart:legend chart:legend-position="end" svg:x="18.241cm" svg:y="6.572cm" style:legend-expansion="high" chart:style-name="ch3"/>
        <chart:plot-area chart:style-name="ch4" table:cell-range-address="'D3 100 kHz'.F4:'D3 100 kHz'.G26 'D3 100 kHz'.G1:'D3 100 kHz'.G2" chart:data-source-has-labels="row" svg:x="0.381cm" svg:y="1.699cm" svg:width="17.479cm" svg:height="11.693cm">
          <chartooo:coordinate-region svg:x="1.082cm" svg:y="1.859cm" svg:width="16.684cm" svg:height="10.96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3 100 kHz'.G4:'D3 100 kHz'.G26" chart:label-cell-address="'D3 100 kHz'.G1:'D3 100 kHz'.G2" chart:class="chart:scatter">
            <chart:domain table:cell-range-address="'D3 100 kHz'.F4:'D3 100 kHz'.F26"/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D3 100 kHz'.G1:'D3 100 kHz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3 100 kHz'.F4:'D3 100 kHz'.F26</svg:desc>
                </draw:g>
              </table:table-cell>
              <table:table-cell office:value-type="float" office:value="3.06292352309431">
                <text:p>3.06292352309431</text:p>
                <draw:g>
                  <svg:desc>'D3 100 kHz'.G4:'D3 100 kHz'.G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094379124341">
                <text:p>1.6094379124341</text:p>
              </table:table-cell>
              <table:table-cell office:value-type="float" office:value="2.72019833503786">
                <text:p>2.720198335037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0258509299405">
                <text:p>2.30258509299405</text:p>
              </table:table-cell>
              <table:table-cell office:value-type="float" office:value="2.59749101053515">
                <text:p>2.597491010535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0805020110221">
                <text:p>2.70805020110221</text:p>
              </table:table-cell>
              <table:table-cell office:value-type="float" office:value="2.52305841575238">
                <text:p>2.523058415752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9573227355399">
                <text:p>2.99573227355399</text:p>
              </table:table-cell>
              <table:table-cell office:value-type="float" office:value="2.4683819774557">
                <text:p>2.46838197745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40119738166216">
                <text:p>3.40119738166216</text:p>
              </table:table-cell>
              <table:table-cell office:value-type="float" office:value="2.39242579699384">
                <text:p>2.392425796993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8887945411394">
                <text:p>3.68887945411394</text:p>
              </table:table-cell>
              <table:table-cell office:value-type="float" office:value="2.3453252466702">
                <text:p>2.34532524667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91202300542815">
                <text:p>3.91202300542815</text:p>
              </table:table-cell>
              <table:table-cell office:value-type="float" office:value="2.31681667524077">
                <text:p>2.316816675240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943445622221">
                <text:p>4.0943445622221</text:p>
              </table:table-cell>
              <table:table-cell office:value-type="float" office:value="2.29991486443817">
                <text:p>2.299914864438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24849524204936">
                <text:p>4.24849524204936</text:p>
              </table:table-cell>
              <table:table-cell office:value-type="float" office:value="2.28848616861454">
                <text:p>2.288486168614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38202663467388">
                <text:p>4.38202663467388</text:p>
              </table:table-cell>
              <table:table-cell office:value-type="float" office:value="2.27795081203568">
                <text:p>2.277950812035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44265125649032">
                <text:p>4.44265125649032</text:p>
              </table:table-cell>
              <table:table-cell office:value-type="float" office:value="2.27384262412839">
                <text:p>2.273842624128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49980967033027">
                <text:p>4.49980967033027</text:p>
              </table:table-cell>
              <table:table-cell office:value-type="float" office:value="2.26971748936843">
                <text:p>2.269717489368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55387689160054">
                <text:p>4.55387689160054</text:p>
              </table:table-cell>
              <table:table-cell office:value-type="float" office:value="2.26522930645028">
                <text:p>2.265229306450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60517018598809">
                <text:p>4.60517018598809</text:p>
              </table:table-cell>
              <table:table-cell office:value-type="float" office:value="2.26176309847379">
                <text:p>2.261763098473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70048036579242">
                <text:p>4.70048036579242</text:p>
              </table:table-cell>
              <table:table-cell office:value-type="float" office:value="2.2547944291577">
                <text:p>2.25479442915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78749174278205">
                <text:p>4.78749174278205</text:p>
              </table:table-cell>
              <table:table-cell office:value-type="float" office:value="2.2488326369948">
                <text:p>2.24883263699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86753445045558">
                <text:p>4.86753445045558</text:p>
              </table:table-cell>
              <table:table-cell office:value-type="float" office:value="2.24318888303739">
                <text:p>2.243188883037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9416424226093">
                <text:p>4.9416424226093</text:p>
              </table:table-cell>
              <table:table-cell office:value-type="float" office:value="2.23822433383366">
                <text:p>2.238224333833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01063529409626">
                <text:p>5.01063529409626</text:p>
              </table:table-cell>
              <table:table-cell office:value-type="float" office:value="2.23430625224075">
                <text:p>2.234306252240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07517381523383">
                <text:p>5.07517381523383</text:p>
              </table:table-cell>
              <table:table-cell office:value-type="float" office:value="2.23108909128898">
                <text:p>2.231089091288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13579843705026">
                <text:p>5.13579843705026</text:p>
              </table:table-cell>
              <table:table-cell office:value-type="float" office:value="2.22857967968355">
                <text:p>2.228579679683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19295685089021">
                <text:p>5.19295685089021</text:p>
              </table:table-cell>
              <table:table-cell office:value-type="float" office:value="2.22678337957776">
                <text:p>2.226783379577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